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standard">
      <style:graphic-properties draw:fill="solid" draw:fill-color="#ffffff" draw:textarea-horizontal-align="justify" draw:textarea-vertical-align="middle" draw:auto-grow-height="false" fo:min-height="6cm" fo:min-width="10.75cm"/>
      <style:paragraph-properties style:writing-mode="lr-tb"/>
    </style:style>
    <style:style style:name="gr12" style:family="graphic" style:parent-style-name="standard">
      <style:graphic-properties draw:stroke="none" svg:stroke-color="#000000" draw:fill="none" draw:fill-color="#ffffff" fo:min-height="1.25cm"/>
      <style:paragraph-properties style:writing-mode="lr-tb"/>
    </style:style>
    <style:style style:name="gr1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graphic-properties draw:textarea-vertical-align="middle"/>
    </style:style>
    <style:style style:name="gr12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4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4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4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4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4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6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6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6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6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52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5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59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5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7"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loext:color-lum-mod="100%" loext:color-lum-off="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center"/>
    </style:style>
    <style:style style:name="P10" style:family="paragraph">
      <loext:graphic-properties draw:fill="none" draw:fill-color="#ffffff"/>
    </style:style>
    <style:style style:name="P11"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style:paragraph-properties fo:text-align="center"/>
    </style:style>
    <style:style style:name="P25"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xml:id="id11" draw:id="id11">
          <draw:path draw:style-name="gr1" draw:text-style-name="P1" draw:layer="layout" svg:width="1.09cm" svg:height="0.979cm" svg:x="12.659cm" svg:y="10.72cm" svg:viewBox="0 0 1091 980" svg:d="M0 980c475 0 1091-280 1091-560s-18-420-364-420c0 300-727 579-727 980z">
            <text:p/>
          </draw:path>
          <draw:path draw:style-name="gr2" draw:text-style-name="P2" draw:layer="layout" svg:width="2.666cm" svg:height="1.68cm" svg:x="10.72cm" svg:y="10.09cm" svg:viewBox="0 0 2667 1681" svg:d="M2667 0c0 0 0 1121-1 840 2 491-575 841-1331 841s-1334-350-1335-841c1 1 0-350 0-840 0 490 606 840 1334 840s1333-350 1333-840z">
            <text:p/>
          </draw:path>
          <draw:path draw:style-name="gr3" draw:text-style-name="P3" draw:layer="layout" svg:width="2.665cm" svg:height="1.678cm" svg:x="10.719cm" svg:y="9.25cm" svg:viewBox="0 0 2666 1679" svg:d="M1333 0c756 0 1333 363 1333 839s-577 840-1333 840-1333-364-1333-840 577-839 1333-839z">
            <text:p/>
          </draw:path>
          <draw:polygon draw:style-name="gr4" draw:text-style-name="P4" draw:layer="layout" svg:width="0.727cm" svg:height="0.419cm" svg:x="12.174cm" svg:y="10.16cm" svg:viewBox="0 0 728 420" draw:points="364,0 243,70 728,350 606,420 121,140 0,210 0,0">
            <text:p/>
          </draw:polygon>
          <draw:polygon draw:style-name="gr5" draw:text-style-name="P4" draw:layer="layout" svg:width="0.726cm" svg:height="0.419cm" svg:x="11.204cm" svg:y="9.6cm" svg:viewBox="0 0 727 420" draw:points="606,280 727,210 727,420 363,420 484,350 0,70 121,0">
            <text:p/>
          </draw:polygon>
          <draw:polygon draw:style-name="gr6" draw:text-style-name="P4" draw:layer="layout" svg:width="0.727cm" svg:height="0.419cm" svg:x="11.204cm" svg:y="10.16cm" svg:viewBox="0 0 728 420" draw:points="121,280 607,0 728,70 242,350 363,420 0,420 0,210">
            <text:p/>
          </draw:polygon>
          <draw:polygon draw:style-name="gr7" draw:text-style-name="P4" draw:layer="layout" svg:width="0.726cm" svg:height="0.419cm" svg:x="12.174cm" svg:y="9.6cm" svg:viewBox="0 0 727 420" draw:points="484,70 363,0 727,0 727,210 606,140 121,420 0,350">
            <text:p/>
          </draw:polygon>
          <draw:path draw:style-name="gr8" draw:text-style-name="P5" draw:layer="layout" svg:width="2.667cm" svg:height="2.519cm" svg:x="10.719cm" svg:y="9.25cm" svg:viewBox="0 0 2668 2520" svg:d="M1333 0c756 0 1335 364 1335 840l-1 840c0 490-606 840-1333 840s-1334-350-1334-840c0 0 1-840 0-841 0-476 577-839 1333-839z">
            <text:p/>
          </draw:path>
        </draw:g>
        <draw:custom-shape draw:style-name="gr9" draw:text-style-name="P7" draw:layer="layout" svg:width="5.465cm" svg:height="2.369cm" svg:x="2.035cm" svg:y="9.38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6"><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8" draw:layer="layout" svg:x1="10.75cm" svg:y1="10.5cm" svg:x2="7.5cm" svg:y2="10.5cm">
          <text:p/>
        </draw:line>
        <draw:custom-shape draw:style-name="gr11" draw:text-style-name="P9" draw:layer="layout" svg:width="11.25cm" svg:height="6.25cm" svg:x="17cm" svg:y="13.25cm">
          <text:p text:style-name="P24"/>
          <draw:enhanced-geometry svg:viewBox="0 0 21600 21600" draw:type="rectangle" draw:enhanced-path="M 0 0 L 21600 0 21600 21600 0 21600 0 0 Z N"/>
        </draw:custom-shape>
        <draw:frame draw:style-name="gr12" draw:text-style-name="P10" draw:layer="layout" svg:width="3.75cm" svg:height="1.5cm" svg:x="17cm" svg:y="13.25cm">
          <draw:text-box>
            <text:p>VLAN 10</text:p>
          </draw:text-box>
        </draw:frame>
        <draw:g xml:id="id1" draw:id="id1">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3" draw:text-style-name="P1" draw:layer="layout" svg:width="0.613cm" svg:height="0.35cm" svg:x="20.386cm" svg:y="18.148cm" svg:viewBox="0 0 614 351" svg:d="M0 351c154 0 614-116 614-205 0-87-14-146-168-146 0 88-449 88-446 351z">
              <text:p/>
            </draw:path>
            <draw:g>
              <draw:polygon draw:style-name="gr14" draw:text-style-name="P11" draw:layer="layout" svg:width="0.279cm" svg:height="0.292cm" svg:x="20.16cm" svg:y="18.207cm" svg:viewBox="0 0 280 293" draw:points="0,176 56,0 280,117 224,293">
                <text:p/>
              </draw:polygon>
              <draw:polygon draw:style-name="gr15" draw:text-style-name="P12" draw:layer="layout" svg:width="0.615cm" svg:height="0.321cm" svg:x="20.216cm" svg:y="18.002cm" svg:viewBox="0 0 616 322" draw:points="0,205 112,117 280,29 392,0 616,117 505,146 336,235 224,322">
                <text:p/>
              </draw:polygon>
              <draw:path draw:style-name="gr16" draw:text-style-name="P13" draw:layer="layout" svg:width="0.504cm" svg:height="0.38cm" svg:x="20.384cm" svg:y="18.119cm" svg:viewBox="0 0 505 381" svg:d="M505 117c0-176-113-117-225-58-112 58-224 58-280 322 0 0 224-117 505-264z">
                <text:p/>
              </draw:path>
              <draw:path draw:style-name="gr17" draw:text-style-name="P14" draw:layer="layout" svg:width="0.728cm" svg:height="0.497cm" svg:x="20.16cm" svg:y="18.002cm" svg:viewBox="0 0 729 498" svg:d="M448 0c-112 29-112 29-224 88-56 29-168 58-224 293 112 59 112 59 224 117 64-27 392-205 505-263 0-147-113-147-281-235z">
                <text:p/>
              </draw:path>
            </draw:g>
          </draw:g>
          <draw:g>
            <draw:path draw:style-name="gr18" draw:text-style-name="P1" draw:layer="layout" svg:width="1.007cm" svg:height="0.702cm" svg:x="19.879cm" svg:y="16.742cm" svg:viewBox="0 0 1008 703" svg:d="M4 703c153 0 1004-30 1004-293 0-264-292-410-446-410 0 88-615 59-558 703z">
              <text:p/>
            </draw:path>
            <draw:g>
              <draw:polygon draw:style-name="gr19" draw:text-style-name="P11" draw:layer="layout" svg:width="0.559cm" svg:height="0.409cm" svg:x="19.319cm" svg:y="17.035cm" svg:viewBox="0 0 560 410" draw:points="0,117 0,0 560,293 560,410">
                <text:p/>
              </draw:polygon>
              <draw:polygon draw:style-name="gr20" draw:text-style-name="P11" draw:layer="layout" svg:width="0.559cm" svg:height="0.497cm" svg:x="19.767cm" svg:y="16.596cm" svg:viewBox="0 0 560 498" draw:points="0,205 0,0 560,293 560,498">
                <text:p/>
              </draw:polygon>
              <draw:polygon draw:style-name="gr21" draw:text-style-name="P12" draw:layer="layout" svg:width="1.008cm" svg:height="0.526cm" svg:x="19.319cm" svg:y="16.801cm" svg:viewBox="0 0 1009 527" draw:points="0,235 448,0 1009,293 560,527">
                <text:p/>
              </draw:polygon>
              <draw:line draw:style-name="gr22" draw:text-style-name="P15" draw:layer="layout" svg:x1="19.767cm" svg:y1="16.801cm" svg:x2="20.327cm" svg:y2="17.094cm">
                <text:p/>
              </draw:line>
              <draw:polygon draw:style-name="gr23" draw:text-style-name="P13" draw:layer="layout" svg:width="0.559cm" svg:height="0.497cm" svg:x="19.879cm" svg:y="16.947cm" svg:viewBox="0 0 560 498" draw:points="0,498 0,381 448,146 448,0 560,59 560,205">
                <text:p/>
              </draw:polygon>
              <draw:polygon draw:style-name="gr24" draw:text-style-name="P11" draw:layer="layout" svg:width="1.792cm" svg:height="2.226cm" svg:x="18.702cm" svg:y="14.809cm" svg:viewBox="0 0 1793 2227" draw:points="0,1289 0,0 1793,938 1793,2227">
                <text:p/>
              </draw:polygon>
              <draw:polygon draw:style-name="gr25" draw:text-style-name="P16" draw:layer="layout" svg:width="1.68cm" svg:height="2.05cm" svg:x="18.759cm" svg:y="14.896cm" svg:viewBox="0 0 1681 2051" draw:points="0,1172 0,0 1681,879 1681,2051">
                <text:p/>
              </draw:polygon>
              <draw:polygon draw:style-name="gr26" draw:text-style-name="P12" draw:layer="layout" svg:width="1.904cm" svg:height="0.995cm" svg:x="18.702cm" svg:y="14.75cm" svg:viewBox="0 0 1905 996" draw:points="1793,996 0,59 112,0 1905,938">
                <text:p/>
              </draw:polygon>
              <draw:polygon draw:style-name="gr27" draw:text-style-name="P13" draw:layer="layout" svg:width="0.111cm" svg:height="1.347cm" svg:x="20.496cm" svg:y="15.688cm" svg:viewBox="0 0 112 1348" draw:points="0,1348 0,59 112,0 112,1289">
                <text:p/>
              </draw:polygon>
              <draw:polygon draw:style-name="gr28" draw:text-style-name="P14" draw:layer="layout" svg:width="1.904cm" svg:height="2.694cm" svg:x="18.702cm" svg:y="14.75cm" svg:viewBox="0 0 1905 2695" draw:points="112,0 1905,938 1905,2227 1793,2285 1737,2256 1737,2402 1177,2695 616,2402 616,2285 1064,2051 1064,1904 0,1348 0,59">
                <text:p/>
              </draw:polygon>
            </draw:g>
          </draw:g>
          <draw:g>
            <draw:path draw:style-name="gr29" draw:text-style-name="P1" draw:layer="layout" svg:width="0.729cm" svg:height="0.35cm" svg:x="19.654cm" svg:y="17.826cm" svg:viewBox="0 0 730 351" svg:d="M4 351c154 0 726-146 726-234s-14-117-168-117c0 88-617 59-558 351z">
              <text:p/>
            </draw:path>
            <draw:g>
              <draw:polygon draw:style-name="gr30" draw:text-style-name="P12" draw:layer="layout" svg:width="2.408cm" svg:height="1.259cm" svg:x="17.862cm" svg:y="16.83cm" svg:viewBox="0 0 2409 1260" draw:points="1793,1260 0,322 616,0 2409,938">
                <text:p/>
              </draw:polygon>
              <draw:polygon draw:style-name="gr31" draw:text-style-name="P17" draw:layer="layout" svg:width="1.624cm" svg:height="0.848cm" svg:x="18.03cm" svg:y="16.918cm" svg:viewBox="0 0 1625 849" draw:points="0,235 448,0 1625,615 1177,849">
                <text:p/>
              </draw:polygon>
              <draw:polygon draw:style-name="gr32" draw:text-style-name="P17" draw:layer="layout" svg:width="0.784cm" svg:height="0.409cm" svg:x="19.319cm" svg:y="17.591cm" svg:viewBox="0 0 785 410" draw:points="0,235 448,0 785,176 336,410">
                <text:p/>
              </draw:polygon>
              <draw:polygon draw:style-name="gr33" draw:text-style-name="P13" draw:layer="layout" svg:width="0.615cm" svg:height="0.439cm" svg:x="19.655cm" svg:y="17.767cm" svg:viewBox="0 0 616 440" draw:points="0,440 0,322 616,0 616,117">
                <text:p/>
              </draw:polygon>
              <draw:line draw:style-name="gr34" draw:text-style-name="P15" draw:layer="layout" svg:x1="18.142cm" svg:y1="17.093cm" svg:x2="19.319cm" svg:y2="17.708cm">
                <text:p/>
              </draw:line>
              <draw:line draw:style-name="gr35" draw:text-style-name="P15" draw:layer="layout" svg:x1="18.254cm" svg:y1="17.035cm" svg:x2="19.431cm" svg:y2="17.65cm">
                <text:p/>
              </draw:line>
              <draw:line draw:style-name="gr36" draw:text-style-name="P15" draw:layer="layout" svg:x1="18.367cm" svg:y1="16.977cm" svg:x2="19.544cm" svg:y2="17.592cm">
                <text:p/>
              </draw:line>
              <draw:line draw:style-name="gr37" draw:text-style-name="P15" draw:layer="layout" svg:x1="19.431cm" svg:y1="17.533cm" svg:x2="19.543cm" svg:y2="17.474cm">
                <text:p/>
              </draw:line>
              <draw:line draw:style-name="gr38" draw:text-style-name="P15" draw:layer="layout" svg:x1="19.319cm" svg:y1="17.474cm" svg:x2="19.431cm" svg:y2="17.415cm">
                <text:p/>
              </draw:line>
              <draw:line draw:style-name="gr39" draw:text-style-name="P15" draw:layer="layout" svg:x1="19.207cm" svg:y1="17.416cm" svg:x2="19.319cm" svg:y2="17.357cm">
                <text:p/>
              </draw:line>
              <draw:line draw:style-name="gr40" draw:text-style-name="P15" draw:layer="layout" svg:x1="19.263cm" svg:y1="17.563cm" svg:x2="19.375cm" svg:y2="17.504cm">
                <text:p/>
              </draw:line>
              <draw:line draw:style-name="gr41" draw:text-style-name="P15" draw:layer="layout" svg:x1="19.151cm" svg:y1="17.504cm" svg:x2="19.263cm" svg:y2="17.445cm">
                <text:p/>
              </draw:line>
              <draw:line draw:style-name="gr42" draw:text-style-name="P15" draw:layer="layout" svg:x1="19.039cm" svg:y1="17.445cm" svg:x2="19.151cm" svg:y2="17.386cm">
                <text:p/>
              </draw:line>
              <draw:line draw:style-name="gr43" draw:text-style-name="P15" draw:layer="layout" svg:x1="19.095cm" svg:y1="17.358cm" svg:x2="19.207cm" svg:y2="17.299cm">
                <text:p/>
              </draw:line>
              <draw:line draw:style-name="gr44" draw:text-style-name="P15" draw:layer="layout" svg:x1="18.926cm" svg:y1="17.387cm" svg:x2="19.038cm" svg:y2="17.328cm">
                <text:p/>
              </draw:line>
              <draw:line draw:style-name="gr45" draw:text-style-name="P15" draw:layer="layout" svg:x1="18.983cm" svg:y1="17.299cm" svg:x2="19.095cm" svg:y2="17.24cm">
                <text:p/>
              </draw:line>
              <draw:line draw:style-name="gr46" draw:text-style-name="P15" draw:layer="layout" svg:x1="18.871cm" svg:y1="17.24cm" svg:x2="18.983cm" svg:y2="17.181cm">
                <text:p/>
              </draw:line>
              <draw:line draw:style-name="gr47" draw:text-style-name="P15" draw:layer="layout" svg:x1="18.759cm" svg:y1="17.182cm" svg:x2="18.871cm" svg:y2="17.123cm">
                <text:p/>
              </draw:line>
              <draw:line draw:style-name="gr48" draw:text-style-name="P15" draw:layer="layout" svg:x1="18.815cm" svg:y1="17.328cm" svg:x2="18.927cm" svg:y2="17.269cm">
                <text:p/>
              </draw:line>
              <draw:line draw:style-name="gr49" draw:text-style-name="P15" draw:layer="layout" svg:x1="18.702cm" svg:y1="17.27cm" svg:x2="18.814cm" svg:y2="17.211cm">
                <text:p/>
              </draw:line>
              <draw:line draw:style-name="gr50" draw:text-style-name="P15" draw:layer="layout" svg:x1="18.591cm" svg:y1="17.211cm" svg:x2="18.703cm" svg:y2="17.152cm">
                <text:p/>
              </draw:line>
              <draw:line draw:style-name="gr51" draw:text-style-name="P15" draw:layer="layout" svg:x1="18.647cm" svg:y1="17.123cm" svg:x2="18.759cm" svg:y2="17.064cm">
                <text:p/>
              </draw:line>
              <draw:line draw:style-name="gr52" draw:text-style-name="P15" draw:layer="layout" svg:x1="18.478cm" svg:y1="17.152cm" svg:x2="18.59cm" svg:y2="17.093cm">
                <text:p/>
              </draw:line>
              <draw:line draw:style-name="gr53" draw:text-style-name="P15" draw:layer="layout" svg:x1="18.534cm" svg:y1="17.065cm" svg:x2="18.646cm" svg:y2="17.006cm">
                <text:p/>
              </draw:line>
              <draw:line draw:style-name="gr54" draw:text-style-name="P15" draw:layer="layout" svg:x1="18.422cm" svg:y1="17.006cm" svg:x2="18.534cm" svg:y2="16.947cm">
                <text:p/>
              </draw:line>
              <draw:line draw:style-name="gr55" draw:text-style-name="P15" draw:layer="layout" svg:x1="18.367cm" svg:y1="17.094cm" svg:x2="18.479cm" svg:y2="17.035cm">
                <text:p/>
              </draw:line>
              <draw:line draw:style-name="gr56" draw:text-style-name="P15" draw:layer="layout" svg:x1="19.095cm" svg:y1="17.592cm" svg:x2="19.207cm" svg:y2="17.533cm">
                <text:p/>
              </draw:line>
              <draw:line draw:style-name="gr57" draw:text-style-name="P15" draw:layer="layout" svg:x1="18.983cm" svg:y1="17.533cm" svg:x2="19.095cm" svg:y2="17.474cm">
                <text:p/>
              </draw:line>
              <draw:line draw:style-name="gr58" draw:text-style-name="P15" draw:layer="layout" svg:x1="18.871cm" svg:y1="17.474cm" svg:x2="18.983cm" svg:y2="17.415cm">
                <text:p/>
              </draw:line>
              <draw:line draw:style-name="gr59" draw:text-style-name="P15" draw:layer="layout" svg:x1="18.815cm" svg:y1="17.563cm" svg:x2="18.927cm" svg:y2="17.504cm">
                <text:p/>
              </draw:line>
              <draw:line draw:style-name="gr60" draw:text-style-name="P15" draw:layer="layout" svg:x1="18.702cm" svg:y1="17.504cm" svg:x2="18.814cm" svg:y2="17.445cm">
                <text:p/>
              </draw:line>
              <draw:line draw:style-name="gr61" draw:text-style-name="P15" draw:layer="layout" svg:x1="18.759cm" svg:y1="17.416cm" svg:x2="18.871cm" svg:y2="17.357cm">
                <text:p/>
              </draw:line>
              <draw:line draw:style-name="gr62" draw:text-style-name="P15" draw:layer="layout" svg:x1="18.647cm" svg:y1="17.358cm" svg:x2="18.759cm" svg:y2="17.299cm">
                <text:p/>
              </draw:line>
              <draw:line draw:style-name="gr63" draw:text-style-name="P15" draw:layer="layout" svg:x1="18.534cm" svg:y1="17.299cm" svg:x2="18.646cm" svg:y2="17.24cm">
                <text:p/>
              </draw:line>
              <draw:line draw:style-name="gr64" draw:text-style-name="P15" draw:layer="layout" svg:x1="18.422cm" svg:y1="17.24cm" svg:x2="18.534cm" svg:y2="17.181cm">
                <text:p/>
              </draw:line>
              <draw:line draw:style-name="gr65" draw:text-style-name="P15" draw:layer="layout" svg:x1="18.254cm" svg:y1="17.27cm" svg:x2="18.366cm" svg:y2="17.211cm">
                <text:p/>
              </draw:line>
              <draw:line draw:style-name="gr66" draw:text-style-name="P15" draw:layer="layout" svg:x1="18.31cm" svg:y1="17.182cm" svg:x2="18.422cm" svg:y2="17.123cm">
                <text:p/>
              </draw:line>
              <draw:line draw:style-name="gr67" draw:text-style-name="P15" draw:layer="layout" svg:x1="18.142cm" svg:y1="17.211cm" svg:x2="18.254cm" svg:y2="17.152cm">
                <text:p/>
              </draw:line>
              <draw:line draw:style-name="gr68" draw:text-style-name="P15" draw:layer="layout" svg:x1="19.039cm" svg:y1="17.68cm" svg:x2="19.151cm" svg:y2="17.621cm">
                <text:p/>
              </draw:line>
              <draw:line draw:style-name="gr69" draw:text-style-name="P15" draw:layer="layout" svg:x1="18.926cm" svg:y1="17.621cm" svg:x2="19.038cm" svg:y2="17.562cm">
                <text:p/>
              </draw:line>
              <draw:line draw:style-name="gr70" draw:text-style-name="P15" draw:layer="layout" svg:x1="19.431cm" svg:y1="17.885cm" svg:x2="19.879cm" svg:y2="17.65cm">
                <text:p/>
              </draw:line>
              <draw:line draw:style-name="gr71" draw:text-style-name="P15" draw:layer="layout" svg:x1="19.543cm" svg:y1="17.944cm" svg:x2="19.991cm" svg:y2="17.709cm">
                <text:p/>
              </draw:line>
              <draw:line draw:style-name="gr72" draw:text-style-name="P15" draw:layer="layout" svg:x1="19.655cm" svg:y1="17.65cm" svg:x2="19.991cm" svg:y2="17.826cm">
                <text:p/>
              </draw:line>
              <draw:line draw:style-name="gr73" draw:text-style-name="P15" draw:layer="layout" svg:x1="19.543cm" svg:y1="17.709cm" svg:x2="19.879cm" svg:y2="17.885cm">
                <text:p/>
              </draw:line>
              <draw:line draw:style-name="gr74" draw:text-style-name="P15" draw:layer="layout" svg:x1="19.431cm" svg:y1="17.767cm" svg:x2="19.655cm" svg:y2="17.884cm">
                <text:p/>
              </draw:line>
              <draw:polygon draw:style-name="gr75" draw:text-style-name="P11" draw:layer="layout" svg:width="1.792cm" svg:height="1.053cm" svg:x="17.862cm" svg:y="17.152cm" svg:viewBox="0 0 1793 1054" draw:points="0,117 0,0 1793,938 1793,1054">
                <text:p/>
              </draw:polygon>
              <draw:polygon draw:style-name="gr76" draw:text-style-name="P14" draw:layer="layout" svg:width="2.408cm" svg:height="1.376cm" svg:x="17.862cm" svg:y="16.83cm" svg:viewBox="0 0 2409 1377" draw:points="616,0 2409,938 2409,1054 1793,1377 0,440 0,322">
                <text:p/>
              </draw:polygon>
            </draw:g>
          </draw:g>
        </draw:g>
        <draw:g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7" draw:text-style-name="P1" draw:layer="layout" svg:width="2.033cm" svg:height="1.14cm" svg:x="22.68cm" svg:y="17.109cm" svg:viewBox="0 0 2034 1141" svg:d="M0 1141c576 0 1478-360 1867-598 389-237 0-543-196-543z">
            <text:p/>
          </draw:path>
          <draw:g>
            <draw:polygon draw:style-name="gr78" draw:text-style-name="P18" draw:layer="layout" svg:width="1.179cm" svg:height="2.825cm" svg:x="21.5cm" svg:y="15.424cm" svg:viewBox="0 0 1180 2826" draw:points="0,2174 0,0 1180,652 1180,2826">
              <text:p/>
            </draw:polygon>
            <draw:polygon draw:style-name="gr79" draw:text-style-name="P19" draw:layer="layout" svg:width="1.67cm" svg:height="3.097cm" svg:x="22.68cm" svg:y="15.152cm" svg:viewBox="0 0 1671 3098" draw:points="0,3098 0,924 1671,0 1671,2174">
              <text:p/>
            </draw:polygon>
            <draw:polygon draw:style-name="gr80" draw:text-style-name="P20" draw:layer="layout" svg:width="2.85cm" svg:height="1.575cm" svg:x="21.5cm" svg:y="14.5cm" svg:viewBox="0 0 2851 1576" draw:points="1180,1576 0,924 1671,0 2851,652">
              <text:p/>
            </draw:polygon>
            <draw:polygon draw:style-name="gr81" draw:text-style-name="P14" draw:layer="layout" svg:width="2.85cm" svg:height="3.749cm" svg:x="21.5cm" svg:y="14.5cm" svg:viewBox="0 0 2851 3750" draw:points="0,3098 0,924 1671,0 2851,652 2851,2826 1180,3750">
              <text:p/>
            </draw:polygon>
            <draw:line draw:style-name="gr82" draw:text-style-name="P15" draw:layer="layout" svg:x1="22.482cm" svg:y1="17.707cm" svg:x2="21.696cm" svg:y2="17.272cm">
              <text:p/>
            </draw:line>
            <draw:line draw:style-name="gr83" draw:text-style-name="P15" draw:layer="layout" svg:x1="22.482cm" svg:y1="17.924cm" svg:x2="21.696cm" svg:y2="17.489cm">
              <text:p/>
            </draw:line>
            <draw:line draw:style-name="gr84" draw:text-style-name="P15" draw:layer="layout" svg:x1="22.482cm" svg:y1="17.815cm" svg:x2="21.696cm" svg:y2="17.38cm">
              <text:p/>
            </draw:line>
            <draw:polyline draw:style-name="gr85" draw:text-style-name="P15" draw:layer="layout" svg:width="0.982cm" svg:height="0.651cm" svg:x="21.598cm" svg:y="15.75cm" svg:viewBox="0 0 983 652" draw:points="983,652 0,109 0,0">
              <text:p/>
            </draw:polyline>
            <draw:polyline draw:style-name="gr86" draw:text-style-name="P15" draw:layer="layout" svg:width="0.965cm" svg:height="0.654cm" svg:x="21.615cm" svg:y="15.748cm" svg:viewBox="0 0 966 655" draw:points="966,655 966,546 0,0">
              <text:p/>
            </draw:polyline>
            <draw:polygon draw:style-name="gr87" draw:text-style-name="P21" draw:layer="layout" svg:width="0.114cm" svg:height="0.191cm" svg:x="21.962cm" svg:y="16.835cm" svg:viewBox="0 0 115 192" draw:points="0,128 0,0 115,64 115,192">
              <text:p/>
            </draw:polygon>
            <draw:line draw:style-name="gr88" draw:text-style-name="P15" draw:layer="layout" svg:x1="22.482cm" svg:y1="17.598cm" svg:x2="21.696cm" svg:y2="17.163cm">
              <text:p/>
            </draw:line>
          </draw:g>
        </draw:g>
        <draw:g xml:id="id2" draw:id="id2">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89" draw:text-style-name="P1" draw:layer="layout" svg:width="1.064cm" svg:height="0.891cm" svg:x="27.307cm" svg:y="17.07cm" svg:viewBox="0 0 1065 892" svg:d="M0 892c162 0 1065-357 1065-535 0-179-429-357-592-357 0 107-473 749-473 892z">
            <text:p/>
          </draw:path>
          <draw:g>
            <draw:polygon draw:style-name="gr90" draw:text-style-name="P11" draw:layer="layout" svg:width="2.07cm" svg:height="1.605cm" svg:x="25.118cm" svg:y="16.285cm" svg:viewBox="0 0 2071 1606" draw:points="0,357 0,0 2071,1249 2071,1606">
              <text:p/>
            </draw:polygon>
            <draw:polygon draw:style-name="gr91" draw:text-style-name="P22" draw:layer="layout" svg:width="0.886cm" svg:height="0.891cm" svg:x="27.189cm" svg:y="16.999cm" svg:viewBox="0 0 887 892" draw:points="0,892 0,535 887,0 887,357">
              <text:p/>
            </draw:polygon>
            <draw:polygon draw:style-name="gr92" draw:text-style-name="P12" draw:layer="layout" svg:width="2.957cm" svg:height="1.783cm" svg:x="25.118cm" svg:y="15.75cm" svg:viewBox="0 0 2958 1784" draw:points="2071,1784 0,535 887,0 2958,1249">
              <text:p/>
            </draw:polygon>
            <draw:polygon draw:style-name="gr93" draw:text-style-name="P21" draw:layer="layout" svg:width="0.117cm" svg:height="0.213cm" svg:x="26.952cm" svg:y="17.498cm" svg:viewBox="0 0 118 214" draw:points="0,143 0,0 118,72 118,214">
              <text:p/>
            </draw:polygon>
            <draw:polygon draw:style-name="gr94" draw:text-style-name="P11" draw:layer="layout" svg:width="0.117cm" svg:height="0.427cm" svg:x="25cm" svg:y="16.214cm" svg:viewBox="0 0 118 428" draw:points="0,357 0,0 118,72 118,428">
              <text:p/>
            </draw:polygon>
            <draw:polygon draw:style-name="gr95" draw:text-style-name="P11" draw:layer="layout" svg:width="0.117cm" svg:height="0.427cm" svg:x="27.189cm" svg:y="17.534cm" svg:viewBox="0 0 118 428" draw:points="0,357 0,0 118,72 118,428">
              <text:p/>
            </draw:polygon>
            <draw:polygon draw:style-name="gr96" draw:text-style-name="P14" draw:layer="layout" svg:width="3.075cm" svg:height="2.211cm" svg:x="25cm" svg:y="15.75cm" svg:viewBox="0 0 3076 2212" draw:points="0,821 0,464 118,535 1006,0 3076,1249 3076,1606 2307,2069 2307,2212">
              <text:p/>
            </draw:polygon>
            <draw:polygon draw:style-name="gr97" draw:text-style-name="P23" draw:layer="layout" svg:width="0.058cm" svg:height="0.106cm" svg:x="25.177cm" svg:y="16.535cm" svg:viewBox="0 0 59 107" draw:points="0,72 0,0 59,36 59,107">
              <text:p/>
            </draw:polygon>
            <draw:polygon draw:style-name="gr98" draw:text-style-name="P23" draw:layer="layout" svg:width="0.058cm" svg:height="0.106cm" svg:x="25.177cm" svg:y="16.392cm" svg:viewBox="0 0 59 107" draw:points="0,72 0,0 59,36 59,107">
              <text:p/>
            </draw:polygon>
            <draw:polygon draw:style-name="gr99" draw:text-style-name="P23" draw:layer="layout" svg:width="0.058cm" svg:height="0.106cm" svg:x="25.296cm" svg:y="16.606cm" svg:viewBox="0 0 59 107" draw:points="0,72 0,0 59,36 59,107">
              <text:p/>
            </draw:polygon>
            <draw:polygon draw:style-name="gr100" draw:text-style-name="P23" draw:layer="layout" svg:width="0.058cm" svg:height="0.106cm" svg:x="25.296cm" svg:y="16.463cm" svg:viewBox="0 0 59 107" draw:points="0,72 0,0 59,36 59,107">
              <text:p/>
            </draw:polygon>
            <draw:polygon draw:style-name="gr101" draw:text-style-name="P23" draw:layer="layout" svg:width="0.058cm" svg:height="0.106cm" svg:x="25.414cm" svg:y="16.678cm" svg:viewBox="0 0 59 107" draw:points="0,72 0,0 59,36 59,107">
              <text:p/>
            </draw:polygon>
            <draw:polygon draw:style-name="gr102" draw:text-style-name="P23" draw:layer="layout" svg:width="0.058cm" svg:height="0.106cm" svg:x="25.414cm" svg:y="16.535cm" svg:viewBox="0 0 59 107" draw:points="0,72 0,0 59,36 59,107">
              <text:p/>
            </draw:polygon>
            <draw:polygon draw:style-name="gr103" draw:text-style-name="P23" draw:layer="layout" svg:width="0.058cm" svg:height="0.106cm" svg:x="25.532cm" svg:y="16.749cm" svg:viewBox="0 0 59 107" draw:points="0,72 0,0 59,36 59,107">
              <text:p/>
            </draw:polygon>
            <draw:polygon draw:style-name="gr104" draw:text-style-name="P23" draw:layer="layout" svg:width="0.058cm" svg:height="0.106cm" svg:x="25.532cm" svg:y="16.606cm" svg:viewBox="0 0 59 107" draw:points="0,72 0,0 59,36 59,107">
              <text:p/>
            </draw:polygon>
            <draw:polygon draw:style-name="gr105" draw:text-style-name="P23" draw:layer="layout" svg:width="0.058cm" svg:height="0.106cm" svg:x="25.71cm" svg:y="16.856cm" svg:viewBox="0 0 59 107" draw:points="0,72 0,0 59,36 59,107">
              <text:p/>
            </draw:polygon>
            <draw:polygon draw:style-name="gr106" draw:text-style-name="P23" draw:layer="layout" svg:width="0.058cm" svg:height="0.106cm" svg:x="25.71cm" svg:y="16.713cm" svg:viewBox="0 0 59 107" draw:points="0,72 0,0 59,36 59,107">
              <text:p/>
            </draw:polygon>
            <draw:polygon draw:style-name="gr107" draw:text-style-name="P23" draw:layer="layout" svg:width="0.058cm" svg:height="0.106cm" svg:x="25.828cm" svg:y="16.928cm" svg:viewBox="0 0 59 107" draw:points="0,72 0,0 59,36 59,107">
              <text:p/>
            </draw:polygon>
            <draw:polygon draw:style-name="gr108" draw:text-style-name="P23" draw:layer="layout" svg:width="0.058cm" svg:height="0.106cm" svg:x="25.828cm" svg:y="16.784cm" svg:viewBox="0 0 59 107" draw:points="0,72 0,0 59,36 59,107">
              <text:p/>
            </draw:polygon>
            <draw:polygon draw:style-name="gr109" draw:text-style-name="P23" draw:layer="layout" svg:width="0.058cm" svg:height="0.106cm" svg:x="25.947cm" svg:y="16.999cm" svg:viewBox="0 0 59 107" draw:points="0,72 0,0 59,36 59,107">
              <text:p/>
            </draw:polygon>
            <draw:polygon draw:style-name="gr110" draw:text-style-name="P23" draw:layer="layout" svg:width="0.058cm" svg:height="0.106cm" svg:x="25.947cm" svg:y="16.856cm" svg:viewBox="0 0 59 107" draw:points="0,72 0,0 59,36 59,107">
              <text:p/>
            </draw:polygon>
            <draw:polygon draw:style-name="gr111" draw:text-style-name="P23" draw:layer="layout" svg:width="0.058cm" svg:height="0.106cm" svg:x="26.065cm" svg:y="17.07cm" svg:viewBox="0 0 59 107" draw:points="0,72 0,0 59,36 59,107">
              <text:p/>
            </draw:polygon>
            <draw:polygon draw:style-name="gr112" draw:text-style-name="P23" draw:layer="layout" svg:width="0.058cm" svg:height="0.106cm" svg:x="26.065cm" svg:y="16.928cm" svg:viewBox="0 0 59 107" draw:points="0,72 0,0 59,36 59,107">
              <text:p/>
            </draw:polygon>
            <draw:polygon draw:style-name="gr113" draw:text-style-name="P23" draw:layer="layout" svg:width="0.058cm" svg:height="0.106cm" svg:x="26.242cm" svg:y="17.177cm" svg:viewBox="0 0 59 107" draw:points="0,72 0,0 59,36 59,107">
              <text:p/>
            </draw:polygon>
            <draw:polygon draw:style-name="gr114" draw:text-style-name="P23" draw:layer="layout" svg:width="0.058cm" svg:height="0.106cm" svg:x="26.242cm" svg:y="17.034cm" svg:viewBox="0 0 59 107" draw:points="0,72 0,0 59,36 59,107">
              <text:p/>
            </draw:polygon>
            <draw:polygon draw:style-name="gr115" draw:text-style-name="P23" draw:layer="layout" svg:width="0.058cm" svg:height="0.106cm" svg:x="26.361cm" svg:y="17.249cm" svg:viewBox="0 0 59 107" draw:points="0,72 0,0 59,36 59,107">
              <text:p/>
            </draw:polygon>
            <draw:polygon draw:style-name="gr116" draw:text-style-name="P23" draw:layer="layout" svg:width="0.058cm" svg:height="0.106cm" svg:x="26.361cm" svg:y="17.106cm" svg:viewBox="0 0 59 107" draw:points="0,72 0,0 59,36 59,107">
              <text:p/>
            </draw:polygon>
            <draw:polygon draw:style-name="gr117" draw:text-style-name="P23" draw:layer="layout" svg:width="0.058cm" svg:height="0.106cm" svg:x="26.479cm" svg:y="17.32cm" svg:viewBox="0 0 59 107" draw:points="0,72 0,0 59,36 59,107">
              <text:p/>
            </draw:polygon>
            <draw:polygon draw:style-name="gr118" draw:text-style-name="P23" draw:layer="layout" svg:width="0.058cm" svg:height="0.106cm" svg:x="26.479cm" svg:y="17.177cm" svg:viewBox="0 0 59 107" draw:points="0,72 0,0 59,36 59,107">
              <text:p/>
            </draw:polygon>
            <draw:polygon draw:style-name="gr119" draw:text-style-name="P23" draw:layer="layout" svg:width="0.058cm" svg:height="0.106cm" svg:x="26.597cm" svg:y="17.391cm" svg:viewBox="0 0 59 107" draw:points="0,72 0,0 59,36 59,107">
              <text:p/>
            </draw:polygon>
            <draw:polygon draw:style-name="gr120" draw:text-style-name="P23" draw:layer="layout" svg:width="0.058cm" svg:height="0.106cm" svg:x="26.597cm" svg:y="17.249cm" svg:viewBox="0 0 59 107" draw:points="0,72 0,0 59,36 59,107">
              <text:p/>
            </draw:polygon>
          </draw:g>
        </draw:g>
        <draw:connector draw:style-name="gr121" draw:text-style-name="P24" draw:layer="layout" svg:x1="19.832cm" svg:y1="15.33cm" svg:x2="26.493cm" svg:y2="16.787cm" draw:start-shape="id1" draw:start-glue-point="6" draw:end-shape="id2" draw:end-glue-point="50" svg:d="M19832 15330v-1100h6661v2557" svg:viewBox="0 0 6662 2558">
          <text:p/>
        </draw:connector>
        <draw:connector draw:style-name="gr121" draw:text-style-name="P24" draw:layer="layout" svg:x1="23.106cm" svg:y1="14.5cm" svg:x2="26.952cm" svg:y2="16.321cm" draw:start-shape="id3" draw:end-shape="id2" draw:end-glue-point="23" svg:d="M23106 14500v-521h3846v2342" svg:viewBox="0 0 3847 2343">
          <text:p/>
        </draw:connector>
        <draw:custom-shape draw:style-name="gr11" draw:text-style-name="P9" draw:layer="layout" svg:width="11.25cm" svg:height="6.25cm" svg:x="3cm" svg:y="13.25cm">
          <text:p/>
          <draw:enhanced-geometry svg:viewBox="0 0 21600 21600" draw:type="rectangle" draw:enhanced-path="M 0 0 L 21600 0 21600 21600 0 21600 0 0 Z N"/>
        </draw:custom-shape>
        <draw:frame draw:style-name="gr12" draw:text-style-name="P10" draw:layer="layout" svg:width="3.75cm" svg:height="1.5cm" svg:x="3cm" svg:y="13.25cm">
          <draw:text-box>
            <text:p>VLAN 20</text:p>
          </draw:text-box>
        </draw:frame>
        <draw:g xml:id="id4" draw:id="id4">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22" draw:text-style-name="P1" draw:layer="layout" svg:width="0.613cm" svg:height="0.35cm" svg:x="6.386cm" svg:y="18.148cm" svg:viewBox="0 0 614 351" svg:d="M0 351c154 0 614-116 614-205 0-87-14-146-168-146 0 88-449 88-446 351z">
              <text:p/>
            </draw:path>
            <draw:g>
              <draw:polygon draw:style-name="gr123" draw:text-style-name="P11" draw:layer="layout" svg:width="0.279cm" svg:height="0.292cm" svg:x="6.16cm" svg:y="18.207cm" svg:viewBox="0 0 280 293" draw:points="0,176 56,0 280,117 224,293">
                <text:p/>
              </draw:polygon>
              <draw:polygon draw:style-name="gr124" draw:text-style-name="P12" draw:layer="layout" svg:width="0.615cm" svg:height="0.321cm" svg:x="6.216cm" svg:y="18.002cm" svg:viewBox="0 0 616 322" draw:points="0,205 112,117 280,29 392,0 616,117 505,146 336,235 224,322">
                <text:p/>
              </draw:polygon>
              <draw:path draw:style-name="gr125" draw:text-style-name="P13" draw:layer="layout" svg:width="0.504cm" svg:height="0.38cm" svg:x="6.384cm" svg:y="18.119cm" svg:viewBox="0 0 505 381" svg:d="M505 117c0-176-113-117-225-58-112 58-224 58-280 322 0 0 224-117 505-264z">
                <text:p/>
              </draw:path>
              <draw:path draw:style-name="gr126" draw:text-style-name="P14" draw:layer="layout" svg:width="0.728cm" svg:height="0.497cm" svg:x="6.16cm" svg:y="18.002cm" svg:viewBox="0 0 729 498" svg:d="M448 0c-112 29-112 29-224 88-56 29-168 58-224 293 112 59 112 59 224 117 64-27 392-205 505-263 0-147-113-147-281-235z">
                <text:p/>
              </draw:path>
            </draw:g>
          </draw:g>
          <draw:g>
            <draw:path draw:style-name="gr127" draw:text-style-name="P1" draw:layer="layout" svg:width="1.007cm" svg:height="0.702cm" svg:x="5.879cm" svg:y="16.742cm" svg:viewBox="0 0 1008 703" svg:d="M4 703c153 0 1004-30 1004-293 0-264-292-410-446-410 0 88-615 59-558 703z">
              <text:p/>
            </draw:path>
            <draw:g>
              <draw:polygon draw:style-name="gr128" draw:text-style-name="P11" draw:layer="layout" svg:width="0.559cm" svg:height="0.409cm" svg:x="5.319cm" svg:y="17.035cm" svg:viewBox="0 0 560 410" draw:points="0,117 0,0 560,293 560,410">
                <text:p/>
              </draw:polygon>
              <draw:polygon draw:style-name="gr129" draw:text-style-name="P11" draw:layer="layout" svg:width="0.559cm" svg:height="0.497cm" svg:x="5.767cm" svg:y="16.596cm" svg:viewBox="0 0 560 498" draw:points="0,205 0,0 560,293 560,498">
                <text:p/>
              </draw:polygon>
              <draw:polygon draw:style-name="gr130" draw:text-style-name="P12" draw:layer="layout" svg:width="1.008cm" svg:height="0.526cm" svg:x="5.319cm" svg:y="16.801cm" svg:viewBox="0 0 1009 527" draw:points="0,235 448,0 1009,293 560,527">
                <text:p/>
              </draw:polygon>
              <draw:line draw:style-name="gr131" draw:text-style-name="P15" draw:layer="layout" svg:x1="5.767cm" svg:y1="16.801cm" svg:x2="6.327cm" svg:y2="17.094cm">
                <text:p/>
              </draw:line>
              <draw:polygon draw:style-name="gr132" draw:text-style-name="P13" draw:layer="layout" svg:width="0.559cm" svg:height="0.497cm" svg:x="5.879cm" svg:y="16.947cm" svg:viewBox="0 0 560 498" draw:points="0,498 0,381 448,146 448,0 560,59 560,205">
                <text:p/>
              </draw:polygon>
              <draw:polygon draw:style-name="gr133" draw:text-style-name="P11" draw:layer="layout" svg:width="1.792cm" svg:height="2.226cm" svg:x="4.702cm" svg:y="14.809cm" svg:viewBox="0 0 1793 2227" draw:points="0,1289 0,0 1793,938 1793,2227">
                <text:p/>
              </draw:polygon>
              <draw:polygon draw:style-name="gr134" draw:text-style-name="P16" draw:layer="layout" svg:width="1.68cm" svg:height="2.05cm" svg:x="4.759cm" svg:y="14.896cm" svg:viewBox="0 0 1681 2051" draw:points="0,1172 0,0 1681,879 1681,2051">
                <text:p/>
              </draw:polygon>
              <draw:polygon draw:style-name="gr135" draw:text-style-name="P12" draw:layer="layout" svg:width="1.904cm" svg:height="0.995cm" svg:x="4.702cm" svg:y="14.75cm" svg:viewBox="0 0 1905 996" draw:points="1793,996 0,59 112,0 1905,938">
                <text:p/>
              </draw:polygon>
              <draw:polygon draw:style-name="gr136" draw:text-style-name="P13" draw:layer="layout" svg:width="0.111cm" svg:height="1.347cm" svg:x="6.496cm" svg:y="15.688cm" svg:viewBox="0 0 112 1348" draw:points="0,1348 0,59 112,0 112,1289">
                <text:p/>
              </draw:polygon>
              <draw:polygon draw:style-name="gr137" draw:text-style-name="P14" draw:layer="layout" svg:width="1.904cm" svg:height="2.694cm" svg:x="4.702cm" svg:y="14.75cm" svg:viewBox="0 0 1905 2695" draw:points="112,0 1905,938 1905,2227 1793,2285 1737,2256 1737,2402 1177,2695 616,2402 616,2285 1064,2051 1064,1904 0,1348 0,59">
                <text:p/>
              </draw:polygon>
            </draw:g>
          </draw:g>
          <draw:g>
            <draw:path draw:style-name="gr138" draw:text-style-name="P1" draw:layer="layout" svg:width="0.729cm" svg:height="0.35cm" svg:x="5.654cm" svg:y="17.826cm" svg:viewBox="0 0 730 351" svg:d="M4 351c154 0 726-146 726-234s-14-117-168-117c0 88-617 59-558 351z">
              <text:p/>
            </draw:path>
            <draw:g>
              <draw:polygon draw:style-name="gr139" draw:text-style-name="P12" draw:layer="layout" svg:width="2.408cm" svg:height="1.259cm" svg:x="3.862cm" svg:y="16.83cm" svg:viewBox="0 0 2409 1260" draw:points="1793,1260 0,322 616,0 2409,938">
                <text:p/>
              </draw:polygon>
              <draw:polygon draw:style-name="gr140" draw:text-style-name="P17" draw:layer="layout" svg:width="1.624cm" svg:height="0.848cm" svg:x="4.03cm" svg:y="16.918cm" svg:viewBox="0 0 1625 849" draw:points="0,235 448,0 1625,615 1177,849">
                <text:p/>
              </draw:polygon>
              <draw:polygon draw:style-name="gr141" draw:text-style-name="P17" draw:layer="layout" svg:width="0.784cm" svg:height="0.409cm" svg:x="5.319cm" svg:y="17.591cm" svg:viewBox="0 0 785 410" draw:points="0,235 448,0 785,176 336,410">
                <text:p/>
              </draw:polygon>
              <draw:polygon draw:style-name="gr142" draw:text-style-name="P13" draw:layer="layout" svg:width="0.615cm" svg:height="0.439cm" svg:x="5.655cm" svg:y="17.767cm" svg:viewBox="0 0 616 440" draw:points="0,440 0,322 616,0 616,117">
                <text:p/>
              </draw:polygon>
              <draw:line draw:style-name="gr143" draw:text-style-name="P15" draw:layer="layout" svg:x1="4.142cm" svg:y1="17.093cm" svg:x2="5.319cm" svg:y2="17.708cm">
                <text:p/>
              </draw:line>
              <draw:line draw:style-name="gr144" draw:text-style-name="P15" draw:layer="layout" svg:x1="4.254cm" svg:y1="17.035cm" svg:x2="5.431cm" svg:y2="17.65cm">
                <text:p/>
              </draw:line>
              <draw:line draw:style-name="gr145" draw:text-style-name="P15" draw:layer="layout" svg:x1="4.367cm" svg:y1="16.977cm" svg:x2="5.544cm" svg:y2="17.592cm">
                <text:p/>
              </draw:line>
              <draw:line draw:style-name="gr146" draw:text-style-name="P15" draw:layer="layout" svg:x1="5.431cm" svg:y1="17.533cm" svg:x2="5.543cm" svg:y2="17.474cm">
                <text:p/>
              </draw:line>
              <draw:line draw:style-name="gr147" draw:text-style-name="P15" draw:layer="layout" svg:x1="5.319cm" svg:y1="17.474cm" svg:x2="5.431cm" svg:y2="17.415cm">
                <text:p/>
              </draw:line>
              <draw:line draw:style-name="gr148" draw:text-style-name="P15" draw:layer="layout" svg:x1="5.207cm" svg:y1="17.416cm" svg:x2="5.319cm" svg:y2="17.357cm">
                <text:p/>
              </draw:line>
              <draw:line draw:style-name="gr149" draw:text-style-name="P15" draw:layer="layout" svg:x1="5.263cm" svg:y1="17.563cm" svg:x2="5.375cm" svg:y2="17.504cm">
                <text:p/>
              </draw:line>
              <draw:line draw:style-name="gr150" draw:text-style-name="P15" draw:layer="layout" svg:x1="5.151cm" svg:y1="17.504cm" svg:x2="5.263cm" svg:y2="17.445cm">
                <text:p/>
              </draw:line>
              <draw:line draw:style-name="gr151" draw:text-style-name="P15" draw:layer="layout" svg:x1="5.039cm" svg:y1="17.445cm" svg:x2="5.151cm" svg:y2="17.386cm">
                <text:p/>
              </draw:line>
              <draw:line draw:style-name="gr152" draw:text-style-name="P15" draw:layer="layout" svg:x1="5.095cm" svg:y1="17.358cm" svg:x2="5.207cm" svg:y2="17.299cm">
                <text:p/>
              </draw:line>
              <draw:line draw:style-name="gr153" draw:text-style-name="P15" draw:layer="layout" svg:x1="4.926cm" svg:y1="17.387cm" svg:x2="5.038cm" svg:y2="17.328cm">
                <text:p/>
              </draw:line>
              <draw:line draw:style-name="gr154" draw:text-style-name="P15" draw:layer="layout" svg:x1="4.983cm" svg:y1="17.299cm" svg:x2="5.095cm" svg:y2="17.24cm">
                <text:p/>
              </draw:line>
              <draw:line draw:style-name="gr155" draw:text-style-name="P15" draw:layer="layout" svg:x1="4.871cm" svg:y1="17.24cm" svg:x2="4.983cm" svg:y2="17.181cm">
                <text:p/>
              </draw:line>
              <draw:line draw:style-name="gr156" draw:text-style-name="P15" draw:layer="layout" svg:x1="4.759cm" svg:y1="17.182cm" svg:x2="4.871cm" svg:y2="17.123cm">
                <text:p/>
              </draw:line>
              <draw:line draw:style-name="gr157" draw:text-style-name="P15" draw:layer="layout" svg:x1="4.815cm" svg:y1="17.328cm" svg:x2="4.927cm" svg:y2="17.269cm">
                <text:p/>
              </draw:line>
              <draw:line draw:style-name="gr158" draw:text-style-name="P15" draw:layer="layout" svg:x1="4.702cm" svg:y1="17.27cm" svg:x2="4.814cm" svg:y2="17.211cm">
                <text:p/>
              </draw:line>
              <draw:line draw:style-name="gr159" draw:text-style-name="P15" draw:layer="layout" svg:x1="4.591cm" svg:y1="17.211cm" svg:x2="4.703cm" svg:y2="17.152cm">
                <text:p/>
              </draw:line>
              <draw:line draw:style-name="gr160" draw:text-style-name="P15" draw:layer="layout" svg:x1="4.647cm" svg:y1="17.123cm" svg:x2="4.759cm" svg:y2="17.064cm">
                <text:p/>
              </draw:line>
              <draw:line draw:style-name="gr161" draw:text-style-name="P15" draw:layer="layout" svg:x1="4.478cm" svg:y1="17.152cm" svg:x2="4.59cm" svg:y2="17.093cm">
                <text:p/>
              </draw:line>
              <draw:line draw:style-name="gr162" draw:text-style-name="P15" draw:layer="layout" svg:x1="4.534cm" svg:y1="17.065cm" svg:x2="4.646cm" svg:y2="17.006cm">
                <text:p/>
              </draw:line>
              <draw:line draw:style-name="gr163" draw:text-style-name="P15" draw:layer="layout" svg:x1="4.422cm" svg:y1="17.006cm" svg:x2="4.534cm" svg:y2="16.947cm">
                <text:p/>
              </draw:line>
              <draw:line draw:style-name="gr164" draw:text-style-name="P15" draw:layer="layout" svg:x1="4.367cm" svg:y1="17.094cm" svg:x2="4.479cm" svg:y2="17.035cm">
                <text:p/>
              </draw:line>
              <draw:line draw:style-name="gr165" draw:text-style-name="P15" draw:layer="layout" svg:x1="5.095cm" svg:y1="17.592cm" svg:x2="5.207cm" svg:y2="17.533cm">
                <text:p/>
              </draw:line>
              <draw:line draw:style-name="gr166" draw:text-style-name="P15" draw:layer="layout" svg:x1="4.983cm" svg:y1="17.533cm" svg:x2="5.095cm" svg:y2="17.474cm">
                <text:p/>
              </draw:line>
              <draw:line draw:style-name="gr167" draw:text-style-name="P15" draw:layer="layout" svg:x1="4.871cm" svg:y1="17.474cm" svg:x2="4.983cm" svg:y2="17.415cm">
                <text:p/>
              </draw:line>
              <draw:line draw:style-name="gr168" draw:text-style-name="P15" draw:layer="layout" svg:x1="4.815cm" svg:y1="17.563cm" svg:x2="4.927cm" svg:y2="17.504cm">
                <text:p/>
              </draw:line>
              <draw:line draw:style-name="gr169" draw:text-style-name="P15" draw:layer="layout" svg:x1="4.702cm" svg:y1="17.504cm" svg:x2="4.814cm" svg:y2="17.445cm">
                <text:p/>
              </draw:line>
              <draw:line draw:style-name="gr170" draw:text-style-name="P15" draw:layer="layout" svg:x1="4.759cm" svg:y1="17.416cm" svg:x2="4.871cm" svg:y2="17.357cm">
                <text:p/>
              </draw:line>
              <draw:line draw:style-name="gr171" draw:text-style-name="P15" draw:layer="layout" svg:x1="4.647cm" svg:y1="17.358cm" svg:x2="4.759cm" svg:y2="17.299cm">
                <text:p/>
              </draw:line>
              <draw:line draw:style-name="gr172" draw:text-style-name="P15" draw:layer="layout" svg:x1="4.534cm" svg:y1="17.299cm" svg:x2="4.646cm" svg:y2="17.24cm">
                <text:p/>
              </draw:line>
              <draw:line draw:style-name="gr173" draw:text-style-name="P15" draw:layer="layout" svg:x1="4.422cm" svg:y1="17.24cm" svg:x2="4.534cm" svg:y2="17.181cm">
                <text:p/>
              </draw:line>
              <draw:line draw:style-name="gr174" draw:text-style-name="P15" draw:layer="layout" svg:x1="4.254cm" svg:y1="17.27cm" svg:x2="4.366cm" svg:y2="17.211cm">
                <text:p/>
              </draw:line>
              <draw:line draw:style-name="gr175" draw:text-style-name="P15" draw:layer="layout" svg:x1="4.31cm" svg:y1="17.182cm" svg:x2="4.422cm" svg:y2="17.123cm">
                <text:p/>
              </draw:line>
              <draw:line draw:style-name="gr176" draw:text-style-name="P15" draw:layer="layout" svg:x1="4.142cm" svg:y1="17.211cm" svg:x2="4.254cm" svg:y2="17.152cm">
                <text:p/>
              </draw:line>
              <draw:line draw:style-name="gr177" draw:text-style-name="P15" draw:layer="layout" svg:x1="5.039cm" svg:y1="17.68cm" svg:x2="5.151cm" svg:y2="17.621cm">
                <text:p/>
              </draw:line>
              <draw:line draw:style-name="gr178" draw:text-style-name="P15" draw:layer="layout" svg:x1="4.926cm" svg:y1="17.621cm" svg:x2="5.038cm" svg:y2="17.562cm">
                <text:p/>
              </draw:line>
              <draw:line draw:style-name="gr179" draw:text-style-name="P15" draw:layer="layout" svg:x1="5.431cm" svg:y1="17.885cm" svg:x2="5.879cm" svg:y2="17.65cm">
                <text:p/>
              </draw:line>
              <draw:line draw:style-name="gr180" draw:text-style-name="P15" draw:layer="layout" svg:x1="5.543cm" svg:y1="17.944cm" svg:x2="5.991cm" svg:y2="17.709cm">
                <text:p/>
              </draw:line>
              <draw:line draw:style-name="gr181" draw:text-style-name="P15" draw:layer="layout" svg:x1="5.655cm" svg:y1="17.65cm" svg:x2="5.991cm" svg:y2="17.826cm">
                <text:p/>
              </draw:line>
              <draw:line draw:style-name="gr182" draw:text-style-name="P15" draw:layer="layout" svg:x1="5.543cm" svg:y1="17.709cm" svg:x2="5.879cm" svg:y2="17.885cm">
                <text:p/>
              </draw:line>
              <draw:line draw:style-name="gr183" draw:text-style-name="P15" draw:layer="layout" svg:x1="5.431cm" svg:y1="17.767cm" svg:x2="5.655cm" svg:y2="17.884cm">
                <text:p/>
              </draw:line>
              <draw:polygon draw:style-name="gr184" draw:text-style-name="P11" draw:layer="layout" svg:width="1.792cm" svg:height="1.053cm" svg:x="3.862cm" svg:y="17.152cm" svg:viewBox="0 0 1793 1054" draw:points="0,117 0,0 1793,938 1793,1054">
                <text:p/>
              </draw:polygon>
              <draw:polygon draw:style-name="gr185" draw:text-style-name="P14" draw:layer="layout" svg:width="2.408cm" svg:height="1.376cm" svg:x="3.862cm" svg:y="16.83cm" svg:viewBox="0 0 2409 1377" draw:points="616,0 2409,938 2409,1054 1793,1377 0,440 0,322">
                <text:p/>
              </draw:polygon>
            </draw:g>
          </draw:g>
        </draw:g>
        <draw:g xml:id="id6" draw:id="id6">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86" draw:text-style-name="P1" draw:layer="layout" svg:width="2.033cm" svg:height="1.14cm" svg:x="8.68cm" svg:y="17.109cm" svg:viewBox="0 0 2034 1141" svg:d="M0 1141c576 0 1478-360 1867-598 389-237 0-543-196-543z">
            <text:p/>
          </draw:path>
          <draw:g>
            <draw:polygon draw:style-name="gr187" draw:text-style-name="P18" draw:layer="layout" svg:width="1.179cm" svg:height="2.825cm" svg:x="7.5cm" svg:y="15.424cm" svg:viewBox="0 0 1180 2826" draw:points="0,2174 0,0 1180,652 1180,2826">
              <text:p/>
            </draw:polygon>
            <draw:polygon draw:style-name="gr188" draw:text-style-name="P19" draw:layer="layout" svg:width="1.67cm" svg:height="3.097cm" svg:x="8.68cm" svg:y="15.152cm" svg:viewBox="0 0 1671 3098" draw:points="0,3098 0,924 1671,0 1671,2174">
              <text:p/>
            </draw:polygon>
            <draw:polygon draw:style-name="gr189" draw:text-style-name="P20" draw:layer="layout" svg:width="2.85cm" svg:height="1.575cm" svg:x="7.5cm" svg:y="14.5cm" svg:viewBox="0 0 2851 1576" draw:points="1180,1576 0,924 1671,0 2851,652">
              <text:p/>
            </draw:polygon>
            <draw:polygon draw:style-name="gr190" draw:text-style-name="P14" draw:layer="layout" svg:width="2.85cm" svg:height="3.749cm" svg:x="7.5cm" svg:y="14.5cm" svg:viewBox="0 0 2851 3750" draw:points="0,3098 0,924 1671,0 2851,652 2851,2826 1180,3750">
              <text:p/>
            </draw:polygon>
            <draw:line draw:style-name="gr191" draw:text-style-name="P15" draw:layer="layout" svg:x1="8.482cm" svg:y1="17.707cm" svg:x2="7.696cm" svg:y2="17.272cm">
              <text:p/>
            </draw:line>
            <draw:line draw:style-name="gr192" draw:text-style-name="P15" draw:layer="layout" svg:x1="8.482cm" svg:y1="17.924cm" svg:x2="7.696cm" svg:y2="17.489cm">
              <text:p/>
            </draw:line>
            <draw:line draw:style-name="gr193" draw:text-style-name="P15" draw:layer="layout" svg:x1="8.482cm" svg:y1="17.815cm" svg:x2="7.696cm" svg:y2="17.38cm">
              <text:p/>
            </draw:line>
            <draw:polyline draw:style-name="gr194" draw:text-style-name="P15" draw:layer="layout" svg:width="0.982cm" svg:height="0.651cm" svg:x="7.598cm" svg:y="15.75cm" svg:viewBox="0 0 983 652" draw:points="983,652 0,109 0,0">
              <text:p/>
            </draw:polyline>
            <draw:polyline draw:style-name="gr195" draw:text-style-name="P15" draw:layer="layout" svg:width="0.965cm" svg:height="0.654cm" svg:x="7.615cm" svg:y="15.748cm" svg:viewBox="0 0 966 655" draw:points="966,655 966,546 0,0">
              <text:p/>
            </draw:polyline>
            <draw:polygon draw:style-name="gr196" draw:text-style-name="P21" draw:layer="layout" svg:width="0.114cm" svg:height="0.191cm" svg:x="7.962cm" svg:y="16.835cm" svg:viewBox="0 0 115 192" draw:points="0,128 0,0 115,64 115,192">
              <text:p/>
            </draw:polygon>
            <draw:line draw:style-name="gr197" draw:text-style-name="P15" draw:layer="layout" svg:x1="8.482cm" svg:y1="17.598cm" svg:x2="7.696cm" svg:y2="17.163cm">
              <text:p/>
            </draw:line>
          </draw:g>
        </draw:g>
        <draw:g xml:id="id5" draw:id="id5">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198" draw:text-style-name="P1" draw:layer="layout" svg:width="1.064cm" svg:height="0.891cm" svg:x="13.307cm" svg:y="17.07cm" svg:viewBox="0 0 1065 892" svg:d="M0 892c162 0 1065-357 1065-535 0-179-429-357-592-357 0 107-473 749-473 892z">
            <text:p/>
          </draw:path>
          <draw:g>
            <draw:polygon draw:style-name="gr199" draw:text-style-name="P11" draw:layer="layout" svg:width="2.07cm" svg:height="1.605cm" svg:x="11.118cm" svg:y="16.285cm" svg:viewBox="0 0 2071 1606" draw:points="0,357 0,0 2071,1249 2071,1606">
              <text:p/>
            </draw:polygon>
            <draw:polygon draw:style-name="gr200" draw:text-style-name="P22" draw:layer="layout" svg:width="0.886cm" svg:height="0.891cm" svg:x="13.189cm" svg:y="16.999cm" svg:viewBox="0 0 887 892" draw:points="0,892 0,535 887,0 887,357">
              <text:p/>
            </draw:polygon>
            <draw:polygon draw:style-name="gr201" draw:text-style-name="P12" draw:layer="layout" svg:width="2.957cm" svg:height="1.783cm" svg:x="11.118cm" svg:y="15.75cm" svg:viewBox="0 0 2958 1784" draw:points="2071,1784 0,535 887,0 2958,1249">
              <text:p/>
            </draw:polygon>
            <draw:polygon draw:style-name="gr202" draw:text-style-name="P21" draw:layer="layout" svg:width="0.117cm" svg:height="0.213cm" svg:x="12.952cm" svg:y="17.498cm" svg:viewBox="0 0 118 214" draw:points="0,143 0,0 118,72 118,214">
              <text:p/>
            </draw:polygon>
            <draw:polygon draw:style-name="gr203" draw:text-style-name="P11" draw:layer="layout" svg:width="0.117cm" svg:height="0.427cm" svg:x="11cm" svg:y="16.214cm" svg:viewBox="0 0 118 428" draw:points="0,357 0,0 118,72 118,428">
              <text:p/>
            </draw:polygon>
            <draw:polygon draw:style-name="gr204" draw:text-style-name="P11" draw:layer="layout" svg:width="0.117cm" svg:height="0.427cm" svg:x="13.189cm" svg:y="17.534cm" svg:viewBox="0 0 118 428" draw:points="0,357 0,0 118,72 118,428">
              <text:p/>
            </draw:polygon>
            <draw:polygon draw:style-name="gr205" draw:text-style-name="P14" draw:layer="layout" svg:width="3.075cm" svg:height="2.211cm" svg:x="11cm" svg:y="15.75cm" svg:viewBox="0 0 3076 2212" draw:points="0,821 0,464 118,535 1006,0 3076,1249 3076,1606 2307,2069 2307,2212">
              <text:p/>
            </draw:polygon>
            <draw:polygon draw:style-name="gr206" draw:text-style-name="P23" draw:layer="layout" svg:width="0.058cm" svg:height="0.106cm" svg:x="11.177cm" svg:y="16.535cm" svg:viewBox="0 0 59 107" draw:points="0,72 0,0 59,36 59,107">
              <text:p/>
            </draw:polygon>
            <draw:polygon draw:style-name="gr207" draw:text-style-name="P23" draw:layer="layout" svg:width="0.058cm" svg:height="0.106cm" svg:x="11.177cm" svg:y="16.392cm" svg:viewBox="0 0 59 107" draw:points="0,72 0,0 59,36 59,107">
              <text:p/>
            </draw:polygon>
            <draw:polygon draw:style-name="gr208" draw:text-style-name="P23" draw:layer="layout" svg:width="0.058cm" svg:height="0.106cm" svg:x="11.296cm" svg:y="16.606cm" svg:viewBox="0 0 59 107" draw:points="0,72 0,0 59,36 59,107">
              <text:p/>
            </draw:polygon>
            <draw:polygon draw:style-name="gr209" draw:text-style-name="P23" draw:layer="layout" svg:width="0.058cm" svg:height="0.106cm" svg:x="11.296cm" svg:y="16.463cm" svg:viewBox="0 0 59 107" draw:points="0,72 0,0 59,36 59,107">
              <text:p/>
            </draw:polygon>
            <draw:polygon draw:style-name="gr210" draw:text-style-name="P23" draw:layer="layout" svg:width="0.058cm" svg:height="0.106cm" svg:x="11.414cm" svg:y="16.678cm" svg:viewBox="0 0 59 107" draw:points="0,72 0,0 59,36 59,107">
              <text:p/>
            </draw:polygon>
            <draw:polygon draw:style-name="gr211" draw:text-style-name="P23" draw:layer="layout" svg:width="0.058cm" svg:height="0.106cm" svg:x="11.414cm" svg:y="16.535cm" svg:viewBox="0 0 59 107" draw:points="0,72 0,0 59,36 59,107">
              <text:p/>
            </draw:polygon>
            <draw:polygon draw:style-name="gr212" draw:text-style-name="P23" draw:layer="layout" svg:width="0.058cm" svg:height="0.106cm" svg:x="11.532cm" svg:y="16.749cm" svg:viewBox="0 0 59 107" draw:points="0,72 0,0 59,36 59,107">
              <text:p/>
            </draw:polygon>
            <draw:polygon draw:style-name="gr213" draw:text-style-name="P23" draw:layer="layout" svg:width="0.058cm" svg:height="0.106cm" svg:x="11.532cm" svg:y="16.606cm" svg:viewBox="0 0 59 107" draw:points="0,72 0,0 59,36 59,107">
              <text:p/>
            </draw:polygon>
            <draw:polygon draw:style-name="gr214" draw:text-style-name="P23" draw:layer="layout" svg:width="0.058cm" svg:height="0.106cm" svg:x="11.71cm" svg:y="16.856cm" svg:viewBox="0 0 59 107" draw:points="0,72 0,0 59,36 59,107">
              <text:p/>
            </draw:polygon>
            <draw:polygon draw:style-name="gr215" draw:text-style-name="P23" draw:layer="layout" svg:width="0.058cm" svg:height="0.106cm" svg:x="11.71cm" svg:y="16.713cm" svg:viewBox="0 0 59 107" draw:points="0,72 0,0 59,36 59,107">
              <text:p/>
            </draw:polygon>
            <draw:polygon draw:style-name="gr216" draw:text-style-name="P23" draw:layer="layout" svg:width="0.058cm" svg:height="0.106cm" svg:x="11.828cm" svg:y="16.928cm" svg:viewBox="0 0 59 107" draw:points="0,72 0,0 59,36 59,107">
              <text:p/>
            </draw:polygon>
            <draw:polygon draw:style-name="gr217" draw:text-style-name="P23" draw:layer="layout" svg:width="0.058cm" svg:height="0.106cm" svg:x="11.828cm" svg:y="16.784cm" svg:viewBox="0 0 59 107" draw:points="0,72 0,0 59,36 59,107">
              <text:p/>
            </draw:polygon>
            <draw:polygon draw:style-name="gr218" draw:text-style-name="P23" draw:layer="layout" svg:width="0.058cm" svg:height="0.106cm" svg:x="11.947cm" svg:y="16.999cm" svg:viewBox="0 0 59 107" draw:points="0,72 0,0 59,36 59,107">
              <text:p/>
            </draw:polygon>
            <draw:polygon draw:style-name="gr219" draw:text-style-name="P23" draw:layer="layout" svg:width="0.058cm" svg:height="0.106cm" svg:x="11.947cm" svg:y="16.856cm" svg:viewBox="0 0 59 107" draw:points="0,72 0,0 59,36 59,107">
              <text:p/>
            </draw:polygon>
            <draw:polygon draw:style-name="gr220" draw:text-style-name="P23" draw:layer="layout" svg:width="0.058cm" svg:height="0.106cm" svg:x="12.065cm" svg:y="17.07cm" svg:viewBox="0 0 59 107" draw:points="0,72 0,0 59,36 59,107">
              <text:p/>
            </draw:polygon>
            <draw:polygon draw:style-name="gr221" draw:text-style-name="P23" draw:layer="layout" svg:width="0.058cm" svg:height="0.106cm" svg:x="12.065cm" svg:y="16.928cm" svg:viewBox="0 0 59 107" draw:points="0,72 0,0 59,36 59,107">
              <text:p/>
            </draw:polygon>
            <draw:polygon draw:style-name="gr222" draw:text-style-name="P23" draw:layer="layout" svg:width="0.058cm" svg:height="0.106cm" svg:x="12.242cm" svg:y="17.177cm" svg:viewBox="0 0 59 107" draw:points="0,72 0,0 59,36 59,107">
              <text:p/>
            </draw:polygon>
            <draw:polygon draw:style-name="gr223" draw:text-style-name="P23" draw:layer="layout" svg:width="0.058cm" svg:height="0.106cm" svg:x="12.242cm" svg:y="17.034cm" svg:viewBox="0 0 59 107" draw:points="0,72 0,0 59,36 59,107">
              <text:p/>
            </draw:polygon>
            <draw:polygon draw:style-name="gr224" draw:text-style-name="P23" draw:layer="layout" svg:width="0.058cm" svg:height="0.106cm" svg:x="12.361cm" svg:y="17.249cm" svg:viewBox="0 0 59 107" draw:points="0,72 0,0 59,36 59,107">
              <text:p/>
            </draw:polygon>
            <draw:polygon draw:style-name="gr225" draw:text-style-name="P23" draw:layer="layout" svg:width="0.058cm" svg:height="0.106cm" svg:x="12.361cm" svg:y="17.106cm" svg:viewBox="0 0 59 107" draw:points="0,72 0,0 59,36 59,107">
              <text:p/>
            </draw:polygon>
            <draw:polygon draw:style-name="gr226" draw:text-style-name="P23" draw:layer="layout" svg:width="0.058cm" svg:height="0.106cm" svg:x="12.479cm" svg:y="17.32cm" svg:viewBox="0 0 59 107" draw:points="0,72 0,0 59,36 59,107">
              <text:p/>
            </draw:polygon>
            <draw:polygon draw:style-name="gr227" draw:text-style-name="P23" draw:layer="layout" svg:width="0.058cm" svg:height="0.106cm" svg:x="12.479cm" svg:y="17.177cm" svg:viewBox="0 0 59 107" draw:points="0,72 0,0 59,36 59,107">
              <text:p/>
            </draw:polygon>
            <draw:polygon draw:style-name="gr228" draw:text-style-name="P23" draw:layer="layout" svg:width="0.058cm" svg:height="0.106cm" svg:x="12.597cm" svg:y="17.391cm" svg:viewBox="0 0 59 107" draw:points="0,72 0,0 59,36 59,107">
              <text:p/>
            </draw:polygon>
            <draw:polygon draw:style-name="gr229" draw:text-style-name="P23" draw:layer="layout" svg:width="0.058cm" svg:height="0.106cm" svg:x="12.597cm" svg:y="17.249cm" svg:viewBox="0 0 59 107" draw:points="0,72 0,0 59,36 59,107">
              <text:p/>
            </draw:polygon>
          </draw:g>
        </draw:g>
        <draw:connector draw:style-name="gr121" draw:text-style-name="P24" draw:layer="layout" svg:x1="5.832cm" svg:y1="15.33cm" svg:x2="12.493cm" svg:y2="16.787cm" draw:start-shape="id4" draw:start-glue-point="6" draw:end-shape="id5" draw:end-glue-point="50" svg:d="M5832 15330v-1100h6661v2557" svg:viewBox="0 0 6662 2558">
          <text:p/>
        </draw:connector>
        <draw:connector draw:style-name="gr121" draw:text-style-name="P24" draw:layer="layout" svg:x1="9.106cm" svg:y1="14.5cm" svg:x2="12.952cm" svg:y2="16.321cm" draw:start-shape="id6" draw:end-shape="id5" draw:end-glue-point="23" svg:d="M9106 14500v-521h3846v2342" svg:viewBox="0 0 3847 2343">
          <text:p/>
        </draw:connector>
        <draw:custom-shape draw:style-name="gr11" draw:text-style-name="P9" draw:layer="layout" svg:width="11.25cm" svg:height="6.25cm" svg:x="2.25cm" svg:y="2.25cm">
          <text:p/>
          <draw:enhanced-geometry svg:viewBox="0 0 21600 21600" draw:type="rectangle" draw:enhanced-path="M 0 0 L 21600 0 21600 21600 0 21600 0 0 Z N"/>
        </draw:custom-shape>
        <draw:frame draw:style-name="gr12" draw:text-style-name="P10" draw:layer="layout" svg:width="3.75cm" svg:height="1.5cm" svg:x="2.25cm" svg:y="2.25cm">
          <draw:text-box>
            <text:p>VLAN 30</text:p>
          </draw:text-box>
        </draw:frame>
        <draw:g xml:id="id7" draw:id="id7">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30" draw:text-style-name="P1" draw:layer="layout" svg:width="0.613cm" svg:height="0.35cm" svg:x="5.714cm" svg:y="7.148cm" svg:viewBox="0 0 614 351" svg:d="M0 351c154 0 614-116 614-205 0-87-14-146-168-146 0 88-449 88-446 351z">
              <text:p/>
            </draw:path>
            <draw:g>
              <draw:polygon draw:style-name="gr231" draw:text-style-name="P11" draw:layer="layout" svg:width="0.279cm" svg:height="0.292cm" svg:x="5.488cm" svg:y="7.207cm" svg:viewBox="0 0 280 293" draw:points="0,176 56,0 280,117 224,293">
                <text:p/>
              </draw:polygon>
              <draw:polygon draw:style-name="gr232" draw:text-style-name="P12" draw:layer="layout" svg:width="0.615cm" svg:height="0.321cm" svg:x="5.544cm" svg:y="7.002cm" svg:viewBox="0 0 616 322" draw:points="0,205 112,117 280,29 392,0 616,117 505,146 336,235 224,322">
                <text:p/>
              </draw:polygon>
              <draw:path draw:style-name="gr233" draw:text-style-name="P13" draw:layer="layout" svg:width="0.504cm" svg:height="0.38cm" svg:x="5.712cm" svg:y="7.119cm" svg:viewBox="0 0 505 381" svg:d="M505 117c0-176-113-117-225-58-112 58-224 58-280 322 0 0 224-117 505-264z">
                <text:p/>
              </draw:path>
              <draw:path draw:style-name="gr234" draw:text-style-name="P14" draw:layer="layout" svg:width="0.728cm" svg:height="0.497cm" svg:x="5.488cm" svg:y="7.002cm" svg:viewBox="0 0 729 498" svg:d="M448 0c-112 29-112 29-224 88-56 29-168 58-224 293 112 59 112 59 224 117 64-27 392-205 505-263 0-147-113-147-281-235z">
                <text:p/>
              </draw:path>
            </draw:g>
          </draw:g>
          <draw:g>
            <draw:path draw:style-name="gr235" draw:text-style-name="P1" draw:layer="layout" svg:width="1.007cm" svg:height="0.702cm" svg:x="5.207cm" svg:y="5.742cm" svg:viewBox="0 0 1008 703" svg:d="M4 703c153 0 1004-30 1004-293 0-264-292-410-446-410 0 88-615 59-558 703z">
              <text:p/>
            </draw:path>
            <draw:g>
              <draw:polygon draw:style-name="gr236" draw:text-style-name="P11" draw:layer="layout" svg:width="0.559cm" svg:height="0.409cm" svg:x="4.647cm" svg:y="6.035cm" svg:viewBox="0 0 560 410" draw:points="0,117 0,0 560,293 560,410">
                <text:p/>
              </draw:polygon>
              <draw:polygon draw:style-name="gr237" draw:text-style-name="P11" draw:layer="layout" svg:width="0.559cm" svg:height="0.497cm" svg:x="5.095cm" svg:y="5.596cm" svg:viewBox="0 0 560 498" draw:points="0,205 0,0 560,293 560,498">
                <text:p/>
              </draw:polygon>
              <draw:polygon draw:style-name="gr238" draw:text-style-name="P12" draw:layer="layout" svg:width="1.008cm" svg:height="0.526cm" svg:x="4.647cm" svg:y="5.801cm" svg:viewBox="0 0 1009 527" draw:points="0,235 448,0 1009,293 560,527">
                <text:p/>
              </draw:polygon>
              <draw:line draw:style-name="gr239" draw:text-style-name="P15" draw:layer="layout" svg:x1="5.095cm" svg:y1="5.801cm" svg:x2="5.655cm" svg:y2="6.094cm">
                <text:p/>
              </draw:line>
              <draw:polygon draw:style-name="gr240" draw:text-style-name="P13" draw:layer="layout" svg:width="0.559cm" svg:height="0.497cm" svg:x="5.207cm" svg:y="5.947cm" svg:viewBox="0 0 560 498" draw:points="0,498 0,381 448,146 448,0 560,59 560,205">
                <text:p/>
              </draw:polygon>
              <draw:polygon draw:style-name="gr241" draw:text-style-name="P11" draw:layer="layout" svg:width="1.792cm" svg:height="2.226cm" svg:x="4.03cm" svg:y="3.809cm" svg:viewBox="0 0 1793 2227" draw:points="0,1289 0,0 1793,938 1793,2227">
                <text:p/>
              </draw:polygon>
              <draw:polygon draw:style-name="gr242" draw:text-style-name="P16" draw:layer="layout" svg:width="1.68cm" svg:height="2.05cm" svg:x="4.087cm" svg:y="3.896cm" svg:viewBox="0 0 1681 2051" draw:points="0,1172 0,0 1681,879 1681,2051">
                <text:p/>
              </draw:polygon>
              <draw:polygon draw:style-name="gr243" draw:text-style-name="P12" draw:layer="layout" svg:width="1.904cm" svg:height="0.995cm" svg:x="4.03cm" svg:y="3.75cm" svg:viewBox="0 0 1905 996" draw:points="1793,996 0,59 112,0 1905,938">
                <text:p/>
              </draw:polygon>
              <draw:polygon draw:style-name="gr244" draw:text-style-name="P13" draw:layer="layout" svg:width="0.111cm" svg:height="1.347cm" svg:x="5.824cm" svg:y="4.688cm" svg:viewBox="0 0 112 1348" draw:points="0,1348 0,59 112,0 112,1289">
                <text:p/>
              </draw:polygon>
              <draw:polygon draw:style-name="gr245" draw:text-style-name="P14" draw:layer="layout" svg:width="1.904cm" svg:height="2.694cm" svg:x="4.03cm" svg:y="3.75cm" svg:viewBox="0 0 1905 2695" draw:points="112,0 1905,938 1905,2227 1793,2285 1737,2256 1737,2402 1177,2695 616,2402 616,2285 1064,2051 1064,1904 0,1348 0,59">
                <text:p/>
              </draw:polygon>
            </draw:g>
          </draw:g>
          <draw:g>
            <draw:path draw:style-name="gr246" draw:text-style-name="P1" draw:layer="layout" svg:width="0.729cm" svg:height="0.35cm" svg:x="4.982cm" svg:y="6.826cm" svg:viewBox="0 0 730 351" svg:d="M4 351c154 0 726-146 726-234s-14-117-168-117c0 88-617 59-558 351z">
              <text:p/>
            </draw:path>
            <draw:g>
              <draw:polygon draw:style-name="gr247" draw:text-style-name="P12" draw:layer="layout" svg:width="2.408cm" svg:height="1.259cm" svg:x="3.19cm" svg:y="5.83cm" svg:viewBox="0 0 2409 1260" draw:points="1793,1260 0,322 616,0 2409,938">
                <text:p/>
              </draw:polygon>
              <draw:polygon draw:style-name="gr248" draw:text-style-name="P17" draw:layer="layout" svg:width="1.624cm" svg:height="0.848cm" svg:x="3.358cm" svg:y="5.918cm" svg:viewBox="0 0 1625 849" draw:points="0,235 448,0 1625,615 1177,849">
                <text:p/>
              </draw:polygon>
              <draw:polygon draw:style-name="gr249" draw:text-style-name="P17" draw:layer="layout" svg:width="0.784cm" svg:height="0.409cm" svg:x="4.647cm" svg:y="6.591cm" svg:viewBox="0 0 785 410" draw:points="0,235 448,0 785,176 336,410">
                <text:p/>
              </draw:polygon>
              <draw:polygon draw:style-name="gr250" draw:text-style-name="P13" draw:layer="layout" svg:width="0.615cm" svg:height="0.439cm" svg:x="4.983cm" svg:y="6.767cm" svg:viewBox="0 0 616 440" draw:points="0,440 0,322 616,0 616,117">
                <text:p/>
              </draw:polygon>
              <draw:line draw:style-name="gr251" draw:text-style-name="P15" draw:layer="layout" svg:x1="3.47cm" svg:y1="6.093cm" svg:x2="4.647cm" svg:y2="6.708cm">
                <text:p/>
              </draw:line>
              <draw:line draw:style-name="gr252" draw:text-style-name="P15" draw:layer="layout" svg:x1="3.582cm" svg:y1="6.035cm" svg:x2="4.759cm" svg:y2="6.65cm">
                <text:p/>
              </draw:line>
              <draw:line draw:style-name="gr253" draw:text-style-name="P15" draw:layer="layout" svg:x1="3.695cm" svg:y1="5.977cm" svg:x2="4.872cm" svg:y2="6.592cm">
                <text:p/>
              </draw:line>
              <draw:line draw:style-name="gr254" draw:text-style-name="P15" draw:layer="layout" svg:x1="4.759cm" svg:y1="6.533cm" svg:x2="4.871cm" svg:y2="6.474cm">
                <text:p/>
              </draw:line>
              <draw:line draw:style-name="gr255" draw:text-style-name="P15" draw:layer="layout" svg:x1="4.647cm" svg:y1="6.474cm" svg:x2="4.759cm" svg:y2="6.415cm">
                <text:p/>
              </draw:line>
              <draw:line draw:style-name="gr256" draw:text-style-name="P15" draw:layer="layout" svg:x1="4.535cm" svg:y1="6.416cm" svg:x2="4.647cm" svg:y2="6.357cm">
                <text:p/>
              </draw:line>
              <draw:line draw:style-name="gr257" draw:text-style-name="P15" draw:layer="layout" svg:x1="4.591cm" svg:y1="6.563cm" svg:x2="4.703cm" svg:y2="6.504cm">
                <text:p/>
              </draw:line>
              <draw:line draw:style-name="gr258" draw:text-style-name="P15" draw:layer="layout" svg:x1="4.479cm" svg:y1="6.504cm" svg:x2="4.591cm" svg:y2="6.445cm">
                <text:p/>
              </draw:line>
              <draw:line draw:style-name="gr259" draw:text-style-name="P15" draw:layer="layout" svg:x1="4.367cm" svg:y1="6.445cm" svg:x2="4.479cm" svg:y2="6.386cm">
                <text:p/>
              </draw:line>
              <draw:line draw:style-name="gr260" draw:text-style-name="P15" draw:layer="layout" svg:x1="4.423cm" svg:y1="6.358cm" svg:x2="4.535cm" svg:y2="6.299cm">
                <text:p/>
              </draw:line>
              <draw:line draw:style-name="gr261" draw:text-style-name="P15" draw:layer="layout" svg:x1="4.254cm" svg:y1="6.387cm" svg:x2="4.366cm" svg:y2="6.328cm">
                <text:p/>
              </draw:line>
              <draw:line draw:style-name="gr262" draw:text-style-name="P15" draw:layer="layout" svg:x1="4.311cm" svg:y1="6.299cm" svg:x2="4.423cm" svg:y2="6.24cm">
                <text:p/>
              </draw:line>
              <draw:line draw:style-name="gr263" draw:text-style-name="P15" draw:layer="layout" svg:x1="4.199cm" svg:y1="6.24cm" svg:x2="4.311cm" svg:y2="6.181cm">
                <text:p/>
              </draw:line>
              <draw:line draw:style-name="gr264" draw:text-style-name="P15" draw:layer="layout" svg:x1="4.087cm" svg:y1="6.182cm" svg:x2="4.199cm" svg:y2="6.123cm">
                <text:p/>
              </draw:line>
              <draw:line draw:style-name="gr265" draw:text-style-name="P15" draw:layer="layout" svg:x1="4.143cm" svg:y1="6.328cm" svg:x2="4.255cm" svg:y2="6.269cm">
                <text:p/>
              </draw:line>
              <draw:line draw:style-name="gr266" draw:text-style-name="P15" draw:layer="layout" svg:x1="4.03cm" svg:y1="6.27cm" svg:x2="4.142cm" svg:y2="6.211cm">
                <text:p/>
              </draw:line>
              <draw:line draw:style-name="gr267" draw:text-style-name="P15" draw:layer="layout" svg:x1="3.919cm" svg:y1="6.211cm" svg:x2="4.031cm" svg:y2="6.152cm">
                <text:p/>
              </draw:line>
              <draw:line draw:style-name="gr268" draw:text-style-name="P15" draw:layer="layout" svg:x1="3.975cm" svg:y1="6.123cm" svg:x2="4.087cm" svg:y2="6.064cm">
                <text:p/>
              </draw:line>
              <draw:line draw:style-name="gr269" draw:text-style-name="P15" draw:layer="layout" svg:x1="3.806cm" svg:y1="6.152cm" svg:x2="3.918cm" svg:y2="6.093cm">
                <text:p/>
              </draw:line>
              <draw:line draw:style-name="gr270" draw:text-style-name="P15" draw:layer="layout" svg:x1="3.862cm" svg:y1="6.065cm" svg:x2="3.974cm" svg:y2="6.006cm">
                <text:p/>
              </draw:line>
              <draw:line draw:style-name="gr271" draw:text-style-name="P15" draw:layer="layout" svg:x1="3.75cm" svg:y1="6.006cm" svg:x2="3.862cm" svg:y2="5.947cm">
                <text:p/>
              </draw:line>
              <draw:line draw:style-name="gr272" draw:text-style-name="P15" draw:layer="layout" svg:x1="3.695cm" svg:y1="6.094cm" svg:x2="3.807cm" svg:y2="6.035cm">
                <text:p/>
              </draw:line>
              <draw:line draw:style-name="gr273" draw:text-style-name="P15" draw:layer="layout" svg:x1="4.423cm" svg:y1="6.592cm" svg:x2="4.535cm" svg:y2="6.533cm">
                <text:p/>
              </draw:line>
              <draw:line draw:style-name="gr274" draw:text-style-name="P15" draw:layer="layout" svg:x1="4.311cm" svg:y1="6.533cm" svg:x2="4.423cm" svg:y2="6.474cm">
                <text:p/>
              </draw:line>
              <draw:line draw:style-name="gr275" draw:text-style-name="P15" draw:layer="layout" svg:x1="4.199cm" svg:y1="6.474cm" svg:x2="4.311cm" svg:y2="6.415cm">
                <text:p/>
              </draw:line>
              <draw:line draw:style-name="gr276" draw:text-style-name="P15" draw:layer="layout" svg:x1="4.143cm" svg:y1="6.563cm" svg:x2="4.255cm" svg:y2="6.504cm">
                <text:p/>
              </draw:line>
              <draw:line draw:style-name="gr277" draw:text-style-name="P15" draw:layer="layout" svg:x1="4.03cm" svg:y1="6.504cm" svg:x2="4.142cm" svg:y2="6.445cm">
                <text:p/>
              </draw:line>
              <draw:line draw:style-name="gr278" draw:text-style-name="P15" draw:layer="layout" svg:x1="4.087cm" svg:y1="6.416cm" svg:x2="4.199cm" svg:y2="6.357cm">
                <text:p/>
              </draw:line>
              <draw:line draw:style-name="gr279" draw:text-style-name="P15" draw:layer="layout" svg:x1="3.975cm" svg:y1="6.358cm" svg:x2="4.087cm" svg:y2="6.299cm">
                <text:p/>
              </draw:line>
              <draw:line draw:style-name="gr280" draw:text-style-name="P15" draw:layer="layout" svg:x1="3.862cm" svg:y1="6.299cm" svg:x2="3.974cm" svg:y2="6.24cm">
                <text:p/>
              </draw:line>
              <draw:line draw:style-name="gr281" draw:text-style-name="P15" draw:layer="layout" svg:x1="3.75cm" svg:y1="6.24cm" svg:x2="3.862cm" svg:y2="6.181cm">
                <text:p/>
              </draw:line>
              <draw:line draw:style-name="gr282" draw:text-style-name="P15" draw:layer="layout" svg:x1="3.582cm" svg:y1="6.27cm" svg:x2="3.694cm" svg:y2="6.211cm">
                <text:p/>
              </draw:line>
              <draw:line draw:style-name="gr283" draw:text-style-name="P15" draw:layer="layout" svg:x1="3.638cm" svg:y1="6.182cm" svg:x2="3.75cm" svg:y2="6.123cm">
                <text:p/>
              </draw:line>
              <draw:line draw:style-name="gr284" draw:text-style-name="P15" draw:layer="layout" svg:x1="3.47cm" svg:y1="6.211cm" svg:x2="3.582cm" svg:y2="6.152cm">
                <text:p/>
              </draw:line>
              <draw:line draw:style-name="gr285" draw:text-style-name="P15" draw:layer="layout" svg:x1="4.367cm" svg:y1="6.68cm" svg:x2="4.479cm" svg:y2="6.621cm">
                <text:p/>
              </draw:line>
              <draw:line draw:style-name="gr286" draw:text-style-name="P15" draw:layer="layout" svg:x1="4.254cm" svg:y1="6.621cm" svg:x2="4.366cm" svg:y2="6.562cm">
                <text:p/>
              </draw:line>
              <draw:line draw:style-name="gr287" draw:text-style-name="P15" draw:layer="layout" svg:x1="4.759cm" svg:y1="6.885cm" svg:x2="5.207cm" svg:y2="6.65cm">
                <text:p/>
              </draw:line>
              <draw:line draw:style-name="gr288" draw:text-style-name="P15" draw:layer="layout" svg:x1="4.871cm" svg:y1="6.944cm" svg:x2="5.319cm" svg:y2="6.709cm">
                <text:p/>
              </draw:line>
              <draw:line draw:style-name="gr289" draw:text-style-name="P15" draw:layer="layout" svg:x1="4.983cm" svg:y1="6.65cm" svg:x2="5.319cm" svg:y2="6.826cm">
                <text:p/>
              </draw:line>
              <draw:line draw:style-name="gr290" draw:text-style-name="P15" draw:layer="layout" svg:x1="4.871cm" svg:y1="6.709cm" svg:x2="5.207cm" svg:y2="6.885cm">
                <text:p/>
              </draw:line>
              <draw:line draw:style-name="gr291" draw:text-style-name="P15" draw:layer="layout" svg:x1="4.759cm" svg:y1="6.767cm" svg:x2="4.983cm" svg:y2="6.884cm">
                <text:p/>
              </draw:line>
              <draw:polygon draw:style-name="gr292" draw:text-style-name="P11" draw:layer="layout" svg:width="1.792cm" svg:height="1.053cm" svg:x="3.19cm" svg:y="6.152cm" svg:viewBox="0 0 1793 1054" draw:points="0,117 0,0 1793,938 1793,1054">
                <text:p/>
              </draw:polygon>
              <draw:polygon draw:style-name="gr293" draw:text-style-name="P14" draw:layer="layout" svg:width="2.408cm" svg:height="1.376cm" svg:x="3.19cm" svg:y="5.83cm" svg:viewBox="0 0 2409 1377" draw:points="616,0 2409,938 2409,1054 1793,1377 0,440 0,322">
                <text:p/>
              </draw:polygon>
            </draw:g>
          </draw:g>
        </draw:g>
        <draw:g xml:id="id9" draw:id="id9">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94" draw:text-style-name="P1" draw:layer="layout" svg:width="2.033cm" svg:height="1.14cm" svg:x="8.008cm" svg:y="6.109cm" svg:viewBox="0 0 2034 1141" svg:d="M0 1141c576 0 1478-360 1867-598 389-237 0-543-196-543z">
            <text:p/>
          </draw:path>
          <draw:g>
            <draw:polygon draw:style-name="gr295" draw:text-style-name="P18" draw:layer="layout" svg:width="1.179cm" svg:height="2.825cm" svg:x="6.828cm" svg:y="4.424cm" svg:viewBox="0 0 1180 2826" draw:points="0,2174 0,0 1180,652 1180,2826">
              <text:p/>
            </draw:polygon>
            <draw:polygon draw:style-name="gr296" draw:text-style-name="P19" draw:layer="layout" svg:width="1.67cm" svg:height="3.097cm" svg:x="8.008cm" svg:y="4.152cm" svg:viewBox="0 0 1671 3098" draw:points="0,3098 0,924 1671,0 1671,2174">
              <text:p/>
            </draw:polygon>
            <draw:polygon draw:style-name="gr297" draw:text-style-name="P20" draw:layer="layout" svg:width="2.85cm" svg:height="1.575cm" svg:x="6.828cm" svg:y="3.5cm" svg:viewBox="0 0 2851 1576" draw:points="1180,1576 0,924 1671,0 2851,652">
              <text:p/>
            </draw:polygon>
            <draw:polygon draw:style-name="gr298" draw:text-style-name="P14" draw:layer="layout" svg:width="2.85cm" svg:height="3.749cm" svg:x="6.828cm" svg:y="3.5cm" svg:viewBox="0 0 2851 3750" draw:points="0,3098 0,924 1671,0 2851,652 2851,2826 1180,3750">
              <text:p/>
            </draw:polygon>
            <draw:line draw:style-name="gr299" draw:text-style-name="P15" draw:layer="layout" svg:x1="7.81cm" svg:y1="6.707cm" svg:x2="7.024cm" svg:y2="6.272cm">
              <text:p/>
            </draw:line>
            <draw:line draw:style-name="gr300" draw:text-style-name="P15" draw:layer="layout" svg:x1="7.81cm" svg:y1="6.924cm" svg:x2="7.024cm" svg:y2="6.489cm">
              <text:p/>
            </draw:line>
            <draw:line draw:style-name="gr301" draw:text-style-name="P15" draw:layer="layout" svg:x1="7.81cm" svg:y1="6.815cm" svg:x2="7.024cm" svg:y2="6.38cm">
              <text:p/>
            </draw:line>
            <draw:polyline draw:style-name="gr302" draw:text-style-name="P15" draw:layer="layout" svg:width="0.982cm" svg:height="0.651cm" svg:x="6.926cm" svg:y="4.75cm" svg:viewBox="0 0 983 652" draw:points="983,652 0,109 0,0">
              <text:p/>
            </draw:polyline>
            <draw:polyline draw:style-name="gr303" draw:text-style-name="P15" draw:layer="layout" svg:width="0.965cm" svg:height="0.654cm" svg:x="6.943cm" svg:y="4.748cm" svg:viewBox="0 0 966 655" draw:points="966,655 966,546 0,0">
              <text:p/>
            </draw:polyline>
            <draw:polygon draw:style-name="gr304" draw:text-style-name="P21" draw:layer="layout" svg:width="0.114cm" svg:height="0.191cm" svg:x="7.29cm" svg:y="5.835cm" svg:viewBox="0 0 115 192" draw:points="0,128 0,0 115,64 115,192">
              <text:p/>
            </draw:polygon>
            <draw:line draw:style-name="gr305" draw:text-style-name="P15" draw:layer="layout" svg:x1="7.81cm" svg:y1="6.598cm" svg:x2="7.024cm" svg:y2="6.163cm">
              <text:p/>
            </draw:line>
          </draw:g>
        </draw:g>
        <draw:g xml:id="id8" draw:id="id8">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306" draw:text-style-name="P1" draw:layer="layout" svg:width="1.064cm" svg:height="0.891cm" svg:x="12.635cm" svg:y="6.07cm" svg:viewBox="0 0 1065 892" svg:d="M0 892c162 0 1065-357 1065-535 0-179-429-357-592-357 0 107-473 749-473 892z">
            <text:p/>
          </draw:path>
          <draw:g>
            <draw:polygon draw:style-name="gr307" draw:text-style-name="P11" draw:layer="layout" svg:width="2.07cm" svg:height="1.605cm" svg:x="10.446cm" svg:y="5.285cm" svg:viewBox="0 0 2071 1606" draw:points="0,357 0,0 2071,1249 2071,1606">
              <text:p/>
            </draw:polygon>
            <draw:polygon draw:style-name="gr308" draw:text-style-name="P22" draw:layer="layout" svg:width="0.886cm" svg:height="0.891cm" svg:x="12.517cm" svg:y="5.999cm" svg:viewBox="0 0 887 892" draw:points="0,892 0,535 887,0 887,357">
              <text:p/>
            </draw:polygon>
            <draw:polygon draw:style-name="gr309" draw:text-style-name="P12" draw:layer="layout" svg:width="2.957cm" svg:height="1.783cm" svg:x="10.446cm" svg:y="4.75cm" svg:viewBox="0 0 2958 1784" draw:points="2071,1784 0,535 887,0 2958,1249">
              <text:p/>
            </draw:polygon>
            <draw:polygon draw:style-name="gr310" draw:text-style-name="P21" draw:layer="layout" svg:width="0.117cm" svg:height="0.213cm" svg:x="12.28cm" svg:y="6.498cm" svg:viewBox="0 0 118 214" draw:points="0,143 0,0 118,72 118,214">
              <text:p/>
            </draw:polygon>
            <draw:polygon draw:style-name="gr311" draw:text-style-name="P11" draw:layer="layout" svg:width="0.117cm" svg:height="0.427cm" svg:x="10.328cm" svg:y="5.214cm" svg:viewBox="0 0 118 428" draw:points="0,357 0,0 118,72 118,428">
              <text:p/>
            </draw:polygon>
            <draw:polygon draw:style-name="gr312" draw:text-style-name="P11" draw:layer="layout" svg:width="0.117cm" svg:height="0.427cm" svg:x="12.517cm" svg:y="6.534cm" svg:viewBox="0 0 118 428" draw:points="0,357 0,0 118,72 118,428">
              <text:p/>
            </draw:polygon>
            <draw:polygon draw:style-name="gr313" draw:text-style-name="P14" draw:layer="layout" svg:width="3.075cm" svg:height="2.211cm" svg:x="10.328cm" svg:y="4.75cm" svg:viewBox="0 0 3076 2212" draw:points="0,821 0,464 118,535 1006,0 3076,1249 3076,1606 2307,2069 2307,2212">
              <text:p/>
            </draw:polygon>
            <draw:polygon draw:style-name="gr314" draw:text-style-name="P23" draw:layer="layout" svg:width="0.058cm" svg:height="0.106cm" svg:x="10.505cm" svg:y="5.535cm" svg:viewBox="0 0 59 107" draw:points="0,72 0,0 59,36 59,107">
              <text:p/>
            </draw:polygon>
            <draw:polygon draw:style-name="gr315" draw:text-style-name="P23" draw:layer="layout" svg:width="0.058cm" svg:height="0.106cm" svg:x="10.505cm" svg:y="5.392cm" svg:viewBox="0 0 59 107" draw:points="0,72 0,0 59,36 59,107">
              <text:p/>
            </draw:polygon>
            <draw:polygon draw:style-name="gr316" draw:text-style-name="P23" draw:layer="layout" svg:width="0.058cm" svg:height="0.106cm" svg:x="10.624cm" svg:y="5.606cm" svg:viewBox="0 0 59 107" draw:points="0,72 0,0 59,36 59,107">
              <text:p/>
            </draw:polygon>
            <draw:polygon draw:style-name="gr317" draw:text-style-name="P23" draw:layer="layout" svg:width="0.058cm" svg:height="0.106cm" svg:x="10.624cm" svg:y="5.463cm" svg:viewBox="0 0 59 107" draw:points="0,72 0,0 59,36 59,107">
              <text:p/>
            </draw:polygon>
            <draw:polygon draw:style-name="gr318" draw:text-style-name="P23" draw:layer="layout" svg:width="0.058cm" svg:height="0.106cm" svg:x="10.742cm" svg:y="5.678cm" svg:viewBox="0 0 59 107" draw:points="0,72 0,0 59,36 59,107">
              <text:p/>
            </draw:polygon>
            <draw:polygon draw:style-name="gr319" draw:text-style-name="P23" draw:layer="layout" svg:width="0.058cm" svg:height="0.106cm" svg:x="10.742cm" svg:y="5.535cm" svg:viewBox="0 0 59 107" draw:points="0,72 0,0 59,36 59,107">
              <text:p/>
            </draw:polygon>
            <draw:polygon draw:style-name="gr320" draw:text-style-name="P23" draw:layer="layout" svg:width="0.058cm" svg:height="0.106cm" svg:x="10.86cm" svg:y="5.749cm" svg:viewBox="0 0 59 107" draw:points="0,72 0,0 59,36 59,107">
              <text:p/>
            </draw:polygon>
            <draw:polygon draw:style-name="gr321" draw:text-style-name="P23" draw:layer="layout" svg:width="0.058cm" svg:height="0.106cm" svg:x="10.86cm" svg:y="5.606cm" svg:viewBox="0 0 59 107" draw:points="0,72 0,0 59,36 59,107">
              <text:p/>
            </draw:polygon>
            <draw:polygon draw:style-name="gr322" draw:text-style-name="P23" draw:layer="layout" svg:width="0.058cm" svg:height="0.106cm" svg:x="11.038cm" svg:y="5.856cm" svg:viewBox="0 0 59 107" draw:points="0,72 0,0 59,36 59,107">
              <text:p/>
            </draw:polygon>
            <draw:polygon draw:style-name="gr323" draw:text-style-name="P23" draw:layer="layout" svg:width="0.058cm" svg:height="0.106cm" svg:x="11.038cm" svg:y="5.713cm" svg:viewBox="0 0 59 107" draw:points="0,72 0,0 59,36 59,107">
              <text:p/>
            </draw:polygon>
            <draw:polygon draw:style-name="gr324" draw:text-style-name="P23" draw:layer="layout" svg:width="0.058cm" svg:height="0.106cm" svg:x="11.156cm" svg:y="5.928cm" svg:viewBox="0 0 59 107" draw:points="0,72 0,0 59,36 59,107">
              <text:p/>
            </draw:polygon>
            <draw:polygon draw:style-name="gr325" draw:text-style-name="P23" draw:layer="layout" svg:width="0.058cm" svg:height="0.106cm" svg:x="11.156cm" svg:y="5.784cm" svg:viewBox="0 0 59 107" draw:points="0,72 0,0 59,36 59,107">
              <text:p/>
            </draw:polygon>
            <draw:polygon draw:style-name="gr326" draw:text-style-name="P23" draw:layer="layout" svg:width="0.058cm" svg:height="0.106cm" svg:x="11.275cm" svg:y="5.999cm" svg:viewBox="0 0 59 107" draw:points="0,72 0,0 59,36 59,107">
              <text:p/>
            </draw:polygon>
            <draw:polygon draw:style-name="gr327" draw:text-style-name="P23" draw:layer="layout" svg:width="0.058cm" svg:height="0.106cm" svg:x="11.275cm" svg:y="5.856cm" svg:viewBox="0 0 59 107" draw:points="0,72 0,0 59,36 59,107">
              <text:p/>
            </draw:polygon>
            <draw:polygon draw:style-name="gr328" draw:text-style-name="P23" draw:layer="layout" svg:width="0.058cm" svg:height="0.106cm" svg:x="11.393cm" svg:y="6.07cm" svg:viewBox="0 0 59 107" draw:points="0,72 0,0 59,36 59,107">
              <text:p/>
            </draw:polygon>
            <draw:polygon draw:style-name="gr329" draw:text-style-name="P23" draw:layer="layout" svg:width="0.058cm" svg:height="0.106cm" svg:x="11.393cm" svg:y="5.928cm" svg:viewBox="0 0 59 107" draw:points="0,72 0,0 59,36 59,107">
              <text:p/>
            </draw:polygon>
            <draw:polygon draw:style-name="gr330" draw:text-style-name="P23" draw:layer="layout" svg:width="0.058cm" svg:height="0.106cm" svg:x="11.57cm" svg:y="6.177cm" svg:viewBox="0 0 59 107" draw:points="0,72 0,0 59,36 59,107">
              <text:p/>
            </draw:polygon>
            <draw:polygon draw:style-name="gr331" draw:text-style-name="P23" draw:layer="layout" svg:width="0.058cm" svg:height="0.106cm" svg:x="11.57cm" svg:y="6.034cm" svg:viewBox="0 0 59 107" draw:points="0,72 0,0 59,36 59,107">
              <text:p/>
            </draw:polygon>
            <draw:polygon draw:style-name="gr332" draw:text-style-name="P23" draw:layer="layout" svg:width="0.058cm" svg:height="0.106cm" svg:x="11.689cm" svg:y="6.249cm" svg:viewBox="0 0 59 107" draw:points="0,72 0,0 59,36 59,107">
              <text:p/>
            </draw:polygon>
            <draw:polygon draw:style-name="gr333" draw:text-style-name="P23" draw:layer="layout" svg:width="0.058cm" svg:height="0.106cm" svg:x="11.689cm" svg:y="6.106cm" svg:viewBox="0 0 59 107" draw:points="0,72 0,0 59,36 59,107">
              <text:p/>
            </draw:polygon>
            <draw:polygon draw:style-name="gr334" draw:text-style-name="P23" draw:layer="layout" svg:width="0.058cm" svg:height="0.106cm" svg:x="11.807cm" svg:y="6.32cm" svg:viewBox="0 0 59 107" draw:points="0,72 0,0 59,36 59,107">
              <text:p/>
            </draw:polygon>
            <draw:polygon draw:style-name="gr335" draw:text-style-name="P23" draw:layer="layout" svg:width="0.058cm" svg:height="0.106cm" svg:x="11.807cm" svg:y="6.177cm" svg:viewBox="0 0 59 107" draw:points="0,72 0,0 59,36 59,107">
              <text:p/>
            </draw:polygon>
            <draw:polygon draw:style-name="gr336" draw:text-style-name="P23" draw:layer="layout" svg:width="0.058cm" svg:height="0.106cm" svg:x="11.925cm" svg:y="6.391cm" svg:viewBox="0 0 59 107" draw:points="0,72 0,0 59,36 59,107">
              <text:p/>
            </draw:polygon>
            <draw:polygon draw:style-name="gr337" draw:text-style-name="P23" draw:layer="layout" svg:width="0.058cm" svg:height="0.106cm" svg:x="11.925cm" svg:y="6.249cm" svg:viewBox="0 0 59 107" draw:points="0,72 0,0 59,36 59,107">
              <text:p/>
            </draw:polygon>
          </draw:g>
        </draw:g>
        <draw:connector draw:style-name="gr121" draw:text-style-name="P24" draw:layer="layout" svg:x1="5.16cm" svg:y1="4.33cm" svg:x2="11.821cm" svg:y2="5.787cm" draw:start-shape="id7" draw:start-glue-point="6" draw:end-shape="id8" draw:end-glue-point="50" svg:d="M5160 4330v-1100h6661v2557" svg:viewBox="0 0 6662 2558">
          <text:p/>
        </draw:connector>
        <draw:connector draw:style-name="gr121" draw:text-style-name="P24" draw:layer="layout" svg:x1="8.434cm" svg:y1="3.5cm" svg:x2="12.28cm" svg:y2="5.321cm" draw:start-shape="id9" draw:end-shape="id8" draw:end-glue-point="23" svg:d="M8434 3500v-521h3846v2342" svg:viewBox="0 0 3847 2343">
          <text:p/>
        </draw:connector>
        <draw:g xml:id="id10" draw:id="id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38" draw:text-style-name="P1" draw:layer="layout" svg:width="1.851cm" svg:height="1.189cm" svg:x="24.648cm" svg:y="10.04cm" svg:viewBox="0 0 1852 1190" svg:d="M0 1190c475 0 1698-560 1819-770s-121-420-242-420c0 300-1577 690-1577 1190z">
            <text:p/>
          </draw:path>
          <draw:g>
            <draw:polygon draw:style-name="gr339" draw:text-style-name="P25" draw:layer="layout" svg:width="1.697cm" svg:height="1.819cm" svg:x="22.862cm" svg:y="9.48cm" svg:viewBox="0 0 1698 1820" draw:points="0,840 0,0 1698,980 1698,1820">
              <text:p/>
            </draw:polygon>
            <draw:polygon draw:style-name="gr340" draw:text-style-name="P26" draw:layer="layout" svg:width="1.696cm" svg:height="1.819cm" svg:x="24.56cm" svg:y="9.48cm" svg:viewBox="0 0 1697 1820" draw:points="0,1820 0,980 1697,0 1697,840">
              <text:p/>
            </draw:polygon>
            <draw:polygon draw:style-name="gr341" draw:text-style-name="P27" draw:layer="layout" svg:width="3.394cm" svg:height="1.959cm" svg:x="22.862cm" svg:y="8.5cm" svg:viewBox="0 0 3395 1960" draw:points="1698,1960 0,980 1698,0 3395,980">
              <text:p/>
            </draw:polygon>
            <draw:polygon draw:style-name="gr342" draw:text-style-name="P14" draw:layer="layout" svg:width="3.394cm" svg:height="2.799cm" svg:x="22.862cm" svg:y="8.5cm" svg:viewBox="0 0 3395 2800" draw:points="0,1820 0,980 1698,0 3395,980 3395,1820 1698,2800">
              <text:p/>
            </draw:polygon>
            <draw:polygon draw:style-name="gr343" draw:text-style-name="P4" draw:layer="layout" svg:width="0.848cm" svg:height="0.489cm" svg:x="23.347cm" svg:y="9.41cm" svg:viewBox="0 0 849 490" draw:points="121,140 728,490 849,420 242,70 363,0 0,0 0,210">
              <text:p/>
            </draw:polygon>
            <draw:polygon draw:style-name="gr344" draw:text-style-name="P4" draw:layer="layout" svg:width="0.847cm" svg:height="0.489cm" svg:x="24.196cm" svg:y="9.48cm" svg:viewBox="0 0 848 490" draw:points="605,420 484,490 848,490 848,280 727,350 121,0 0,70">
              <text:p/>
            </draw:polygon>
            <draw:polygon draw:style-name="gr345" draw:text-style-name="P4" draw:layer="layout" svg:width="0.847cm" svg:height="0.489cm" svg:x="24.075cm" svg:y="8.99cm" svg:viewBox="0 0 848 490" draw:points="121,140 727,490 848,420 242,70 363,0 0,0 0,210">
              <text:p/>
            </draw:polygon>
            <draw:polygon draw:style-name="gr346" draw:text-style-name="P4" draw:layer="layout" svg:width="0.847cm" svg:height="0.489cm" svg:x="24.924cm" svg:y="9.06cm" svg:viewBox="0 0 848 490" draw:points="605,420 484,490 848,490 848,280 727,350 121,0 0,70">
              <text:p/>
            </draw:polygon>
          </draw:g>
        </draw:g>
        <draw:connector draw:style-name="gr121" draw:text-style-name="P24" draw:layer="layout" svg:x1="22.862cm" svg:y1="9.394cm" svg:x2="11.993cm" svg:y2="6.478cm" draw:start-shape="id10" draw:start-glue-point="12" draw:end-shape="id8" draw:end-glue-point="49" svg:d="M22862 9394h-10869v-2916" svg:viewBox="0 0 10870 2917">
          <text:p/>
        </draw:connector>
        <draw:connector draw:style-name="gr121" draw:text-style-name="P24" draw:layer="layout" svg:x1="26.071cm" svg:y1="9.871cm" svg:x2="28.372cm" svg:y2="16.856cm" draw:start-shape="id10" draw:start-glue-point="7" draw:end-shape="id2" svg:d="M26071 9871h2802v6985h-501" svg:viewBox="0 0 2803 6986">
          <text:p/>
        </draw:connector>
        <draw:connector draw:style-name="gr121" draw:text-style-name="P24" draw:layer="layout" svg:x1="12.952cm" svg:y1="16.321cm" svg:x2="24.468cm" svg:y2="11.3cm" draw:start-shape="id5" draw:start-glue-point="23" draw:end-shape="id10" draw:end-glue-point="9" svg:d="M12952 16321v-2796h11516v-2225" svg:viewBox="0 0 11517 5022">
          <text:p/>
        </draw:connector>
        <draw:connector draw:style-name="gr121" draw:text-style-name="P24" draw:layer="layout" svg:x1="12.234cm" svg:y1="11.771cm" svg:x2="23.612cm" svg:y2="10.704cm" draw:start-shape="id11" draw:end-shape="id10" draw:end-glue-point="10" svg:d="M12234 11771v521h11378v-1588" svg:viewBox="0 0 11379 1589">
          <text:p/>
        </draw:connector>
        <draw:custom-shape draw:style-name="gr11" draw:text-style-name="P9" draw:layer="layout" svg:width="11.25cm" svg:height="6.25cm" svg:x="17.75cm" svg:y="2.5cm">
          <text:p/>
          <draw:enhanced-geometry svg:viewBox="0 0 21600 21600" draw:type="rectangle" draw:enhanced-path="M 0 0 L 21600 0 21600 21600 0 21600 0 0 Z N"/>
        </draw:custom-shape>
        <draw:frame draw:style-name="gr12" draw:text-style-name="P10" draw:layer="layout" svg:width="3.75cm" svg:height="1.673cm" svg:x="17.628cm" svg:y="2.25cm">
          <draw:text-box>
            <text:p>Machine Virtuelle</text:p>
          </draw:text-box>
        </draw:frame>
        <draw:g xml:id="id12" draw:id="id12">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47" draw:text-style-name="P1" draw:layer="layout" svg:width="0.295cm" svg:height="0.163cm" svg:x="19.214cm" svg:y="6.086cm" svg:viewBox="0 0 296 164" svg:d="M0 164c74 0 296-55 296-96s-7-68-81-68c0 41-216 41-215 164z">
              <text:p/>
            </draw:path>
            <draw:g>
              <draw:polygon draw:style-name="gr348" draw:text-style-name="P11" draw:layer="layout" svg:width="0.134cm" svg:height="0.136cm" svg:x="19.106cm" svg:y="6.113cm" svg:viewBox="0 0 135 137" draw:points="0,82 27,0 135,55 108,137">
                <text:p/>
              </draw:polygon>
              <draw:polygon draw:style-name="gr349" draw:text-style-name="P12" draw:layer="layout" svg:width="0.296cm" svg:height="0.149cm" svg:x="19.133cm" svg:y="6.018cm" svg:viewBox="0 0 297 150" draw:points="0,96 54,55 135,14 189,0 297,55 243,68 162,109 108,150">
                <text:p/>
              </draw:polygon>
              <draw:path draw:style-name="gr350" draw:text-style-name="P13" draw:layer="layout" svg:width="0.242cm" svg:height="0.177cm" svg:x="19.213cm" svg:y="6.072cm" svg:viewBox="0 0 243 178" svg:d="M243 55c0-82-54-55-108-28-54 28-108 28-135 151 0 0 108-55 243-123z">
                <text:p/>
              </draw:path>
              <draw:path draw:style-name="gr351" draw:text-style-name="P14" draw:layer="layout" svg:width="0.35cm" svg:height="0.231cm" svg:x="19.106cm" svg:y="6.018cm" svg:viewBox="0 0 351 232" svg:d="M216 0c-54 14-54 14-108 41-27 14-81 27-108 137 54 27 54 27 108 54 31-12 189-95 243-123 0-68-54-68-135-109z">
                <text:p/>
              </draw:path>
            </draw:g>
          </draw:g>
          <draw:g>
            <draw:path draw:style-name="gr352" draw:text-style-name="P1" draw:layer="layout" svg:width="0.484cm" svg:height="0.327cm" svg:x="18.971cm" svg:y="5.43cm" svg:viewBox="0 0 485 328" svg:d="M2 328c74 0 483-14 483-137s-140-191-214-191c0 41-296 27-269 328z">
              <text:p/>
            </draw:path>
            <draw:g>
              <draw:polygon draw:style-name="gr353" draw:text-style-name="P11" draw:layer="layout" svg:width="0.269cm" svg:height="0.19cm" svg:x="18.701cm" svg:y="5.566cm" svg:viewBox="0 0 270 191" draw:points="0,55 0,0 270,137 270,191">
                <text:p/>
              </draw:polygon>
              <draw:polygon draw:style-name="gr354" draw:text-style-name="P11" draw:layer="layout" svg:width="0.269cm" svg:height="0.231cm" svg:x="18.917cm" svg:y="5.361cm" svg:viewBox="0 0 270 232" draw:points="0,96 0,0 270,137 270,232">
                <text:p/>
              </draw:polygon>
              <draw:polygon draw:style-name="gr355" draw:text-style-name="P12" draw:layer="layout" svg:width="0.484cm" svg:height="0.245cm" svg:x="18.701cm" svg:y="5.457cm" svg:viewBox="0 0 485 246" draw:points="0,109 216,0 485,137 270,246">
                <text:p/>
              </draw:polygon>
              <draw:line draw:style-name="gr356" draw:text-style-name="P15" draw:layer="layout" svg:x1="18.917cm" svg:y1="5.457cm" svg:x2="19.187cm" svg:y2="5.594cm">
                <text:p/>
              </draw:line>
              <draw:polygon draw:style-name="gr357" draw:text-style-name="P13" draw:layer="layout" svg:width="0.269cm" svg:height="0.231cm" svg:x="18.971cm" svg:y="5.525cm" svg:viewBox="0 0 270 232" draw:points="0,232 0,178 216,68 216,0 270,27 270,96">
                <text:p/>
              </draw:polygon>
              <draw:polygon draw:style-name="gr358" draw:text-style-name="P11" draw:layer="layout" svg:width="0.862cm" svg:height="1.038cm" svg:x="18.404cm" svg:y="4.527cm" svg:viewBox="0 0 863 1039" draw:points="0,601 0,0 863,438 863,1039">
                <text:p/>
              </draw:polygon>
              <draw:polygon draw:style-name="gr359" draw:text-style-name="P16" draw:layer="layout" svg:width="0.808cm" svg:height="0.956cm" svg:x="18.432cm" svg:y="4.568cm" svg:viewBox="0 0 809 957" draw:points="0,547 0,0 809,410 809,957">
                <text:p/>
              </draw:polygon>
              <draw:polygon draw:style-name="gr360" draw:text-style-name="P12" draw:layer="layout" svg:width="0.916cm" svg:height="0.464cm" svg:x="18.404cm" svg:y="4.5cm" svg:viewBox="0 0 917 465" draw:points="863,465 0,27 54,0 917,438">
                <text:p/>
              </draw:polygon>
              <draw:polygon draw:style-name="gr361" draw:text-style-name="P13" draw:layer="layout" svg:width="0.053cm" svg:height="0.628cm" svg:x="19.267cm" svg:y="4.938cm" svg:viewBox="0 0 54 629" draw:points="0,629 0,27 54,0 54,601">
                <text:p/>
              </draw:polygon>
              <draw:polygon draw:style-name="gr362" draw:text-style-name="P14" draw:layer="layout" svg:width="0.916cm" svg:height="1.257cm" svg:x="18.404cm" svg:y="4.5cm" svg:viewBox="0 0 917 1258" draw:points="54,0 917,438 917,1039 863,1066 836,1053 836,1121 566,1258 297,1121 297,1066 512,957 512,889 0,629 0,27">
                <text:p/>
              </draw:polygon>
            </draw:g>
          </draw:g>
          <draw:g>
            <draw:path draw:style-name="gr363" draw:text-style-name="P1" draw:layer="layout" svg:width="0.35cm" svg:height="0.163cm" svg:x="18.862cm" svg:y="5.935cm" svg:viewBox="0 0 351 164" svg:d="M2 164c74 0 349-68 349-109s-7-55-81-55c0 41-296 27-268 164z">
              <text:p/>
            </draw:path>
            <draw:g>
              <draw:polygon draw:style-name="gr364" draw:text-style-name="P12" draw:layer="layout" svg:width="1.158cm" svg:height="0.587cm" svg:x="18cm" svg:y="5.471cm" svg:viewBox="0 0 1159 588" draw:points="863,588 0,150 297,0 1159,438">
                <text:p/>
              </draw:polygon>
              <draw:polygon draw:style-name="gr365" draw:text-style-name="P17" draw:layer="layout" svg:width="0.781cm" svg:height="0.395cm" svg:x="18.081cm" svg:y="5.512cm" svg:viewBox="0 0 782 396" draw:points="0,109 216,0 782,287 566,396">
                <text:p/>
              </draw:polygon>
              <draw:polygon draw:style-name="gr366" draw:text-style-name="P17" draw:layer="layout" svg:width="0.377cm" svg:height="0.19cm" svg:x="18.701cm" svg:y="5.826cm" svg:viewBox="0 0 378 191" draw:points="0,109 216,0 378,82 162,191">
                <text:p/>
              </draw:polygon>
              <draw:polygon draw:style-name="gr367" draw:text-style-name="P13" draw:layer="layout" svg:width="0.296cm" svg:height="0.204cm" svg:x="18.863cm" svg:y="5.908cm" svg:viewBox="0 0 297 205" draw:points="0,205 0,150 297,0 297,55">
                <text:p/>
              </draw:polygon>
              <draw:line draw:style-name="gr368" draw:text-style-name="P15" draw:layer="layout" svg:x1="18.135cm" svg:y1="5.594cm" svg:x2="18.701cm" svg:y2="5.881cm">
                <text:p/>
              </draw:line>
              <draw:line draw:style-name="gr369" draw:text-style-name="P15" draw:layer="layout" svg:x1="18.189cm" svg:y1="5.566cm" svg:x2="18.755cm" svg:y2="5.853cm">
                <text:p/>
              </draw:line>
              <draw:line draw:style-name="gr370" draw:text-style-name="P15" draw:layer="layout" svg:x1="18.243cm" svg:y1="5.539cm" svg:x2="18.809cm" svg:y2="5.826cm">
                <text:p/>
              </draw:line>
              <draw:line draw:style-name="gr371" draw:text-style-name="P15" draw:layer="layout" svg:x1="18.755cm" svg:y1="5.798cm" svg:x2="18.809cm" svg:y2="5.771cm">
                <text:p/>
              </draw:line>
              <draw:line draw:style-name="gr372" draw:text-style-name="P15" draw:layer="layout" svg:x1="18.701cm" svg:y1="5.771cm" svg:x2="18.755cm" svg:y2="5.744cm">
                <text:p/>
              </draw:line>
              <draw:line draw:style-name="gr373" draw:text-style-name="P15" draw:layer="layout" svg:x1="18.647cm" svg:y1="5.744cm" svg:x2="18.701cm" svg:y2="5.717cm">
                <text:p/>
              </draw:line>
              <draw:line draw:style-name="gr374" draw:text-style-name="P15" draw:layer="layout" svg:x1="18.674cm" svg:y1="5.812cm" svg:x2="18.728cm" svg:y2="5.785cm">
                <text:p/>
              </draw:line>
              <draw:line draw:style-name="gr375" draw:text-style-name="P15" draw:layer="layout" svg:x1="18.62cm" svg:y1="5.785cm" svg:x2="18.674cm" svg:y2="5.758cm">
                <text:p/>
              </draw:line>
              <draw:line draw:style-name="gr376" draw:text-style-name="P15" draw:layer="layout" svg:x1="18.566cm" svg:y1="5.757cm" svg:x2="18.62cm" svg:y2="5.73cm">
                <text:p/>
              </draw:line>
              <draw:line draw:style-name="gr377" draw:text-style-name="P15" draw:layer="layout" svg:x1="18.593cm" svg:y1="5.716cm" svg:x2="18.647cm" svg:y2="5.689cm">
                <text:p/>
              </draw:line>
              <draw:line draw:style-name="gr378" draw:text-style-name="P15" draw:layer="layout" svg:x1="18.512cm" svg:y1="5.73cm" svg:x2="18.566cm" svg:y2="5.703cm">
                <text:p/>
              </draw:line>
              <draw:line draw:style-name="gr379" draw:text-style-name="P15" draw:layer="layout" svg:x1="18.539cm" svg:y1="5.689cm" svg:x2="18.593cm" svg:y2="5.662cm">
                <text:p/>
              </draw:line>
              <draw:line draw:style-name="gr380" draw:text-style-name="P15" draw:layer="layout" svg:x1="18.485cm" svg:y1="5.662cm" svg:x2="18.539cm" svg:y2="5.635cm">
                <text:p/>
              </draw:line>
              <draw:line draw:style-name="gr381" draw:text-style-name="P15" draw:layer="layout" svg:x1="18.432cm" svg:y1="5.634cm" svg:x2="18.486cm" svg:y2="5.607cm">
                <text:p/>
              </draw:line>
              <draw:line draw:style-name="gr382" draw:text-style-name="P15" draw:layer="layout" svg:x1="18.458cm" svg:y1="5.703cm" svg:x2="18.512cm" svg:y2="5.676cm">
                <text:p/>
              </draw:line>
              <draw:line draw:style-name="gr383" draw:text-style-name="P15" draw:layer="layout" svg:x1="18.404cm" svg:y1="5.675cm" svg:x2="18.458cm" svg:y2="5.648cm">
                <text:p/>
              </draw:line>
              <draw:line draw:style-name="gr384" draw:text-style-name="P15" draw:layer="layout" svg:x1="18.351cm" svg:y1="5.648cm" svg:x2="18.405cm" svg:y2="5.621cm">
                <text:p/>
              </draw:line>
              <draw:line draw:style-name="gr385" draw:text-style-name="P15" draw:layer="layout" svg:x1="18.378cm" svg:y1="5.607cm" svg:x2="18.432cm" svg:y2="5.58cm">
                <text:p/>
              </draw:line>
              <draw:line draw:style-name="gr386" draw:text-style-name="P15" draw:layer="layout" svg:x1="18.297cm" svg:y1="5.621cm" svg:x2="18.351cm" svg:y2="5.594cm">
                <text:p/>
              </draw:line>
              <draw:line draw:style-name="gr387" draw:text-style-name="P15" draw:layer="layout" svg:x1="18.323cm" svg:y1="5.58cm" svg:x2="18.377cm" svg:y2="5.553cm">
                <text:p/>
              </draw:line>
              <draw:line draw:style-name="gr388" draw:text-style-name="P15" draw:layer="layout" svg:x1="18.27cm" svg:y1="5.552cm" svg:x2="18.324cm" svg:y2="5.525cm">
                <text:p/>
              </draw:line>
              <draw:line draw:style-name="gr389" draw:text-style-name="P15" draw:layer="layout" svg:x1="18.243cm" svg:y1="5.593cm" svg:x2="18.297cm" svg:y2="5.566cm">
                <text:p/>
              </draw:line>
              <draw:line draw:style-name="gr390" draw:text-style-name="P15" draw:layer="layout" svg:x1="18.593cm" svg:y1="5.826cm" svg:x2="18.647cm" svg:y2="5.799cm">
                <text:p/>
              </draw:line>
              <draw:line draw:style-name="gr391" draw:text-style-name="P15" draw:layer="layout" svg:x1="18.539cm" svg:y1="5.798cm" svg:x2="18.593cm" svg:y2="5.771cm">
                <text:p/>
              </draw:line>
              <draw:line draw:style-name="gr392" draw:text-style-name="P15" draw:layer="layout" svg:x1="18.485cm" svg:y1="5.771cm" svg:x2="18.539cm" svg:y2="5.744cm">
                <text:p/>
              </draw:line>
              <draw:line draw:style-name="gr393" draw:text-style-name="P15" draw:layer="layout" svg:x1="18.458cm" svg:y1="5.812cm" svg:x2="18.512cm" svg:y2="5.785cm">
                <text:p/>
              </draw:line>
              <draw:line draw:style-name="gr394" draw:text-style-name="P15" draw:layer="layout" svg:x1="18.404cm" svg:y1="5.785cm" svg:x2="18.458cm" svg:y2="5.758cm">
                <text:p/>
              </draw:line>
              <draw:line draw:style-name="gr395" draw:text-style-name="P15" draw:layer="layout" svg:x1="18.432cm" svg:y1="5.744cm" svg:x2="18.486cm" svg:y2="5.717cm">
                <text:p/>
              </draw:line>
              <draw:line draw:style-name="gr396" draw:text-style-name="P15" draw:layer="layout" svg:x1="18.378cm" svg:y1="5.716cm" svg:x2="18.432cm" svg:y2="5.689cm">
                <text:p/>
              </draw:line>
              <draw:line draw:style-name="gr397" draw:text-style-name="P15" draw:layer="layout" svg:x1="18.323cm" svg:y1="5.689cm" svg:x2="18.377cm" svg:y2="5.662cm">
                <text:p/>
              </draw:line>
              <draw:line draw:style-name="gr398" draw:text-style-name="P15" draw:layer="layout" svg:x1="18.27cm" svg:y1="5.662cm" svg:x2="18.324cm" svg:y2="5.635cm">
                <text:p/>
              </draw:line>
              <draw:line draw:style-name="gr399" draw:text-style-name="P15" draw:layer="layout" svg:x1="18.189cm" svg:y1="5.675cm" svg:x2="18.243cm" svg:y2="5.648cm">
                <text:p/>
              </draw:line>
              <draw:line draw:style-name="gr400" draw:text-style-name="P15" draw:layer="layout" svg:x1="18.216cm" svg:y1="5.634cm" svg:x2="18.27cm" svg:y2="5.607cm">
                <text:p/>
              </draw:line>
              <draw:line draw:style-name="gr401" draw:text-style-name="P15" draw:layer="layout" svg:x1="18.135cm" svg:y1="5.648cm" svg:x2="18.189cm" svg:y2="5.621cm">
                <text:p/>
              </draw:line>
              <draw:line draw:style-name="gr402" draw:text-style-name="P15" draw:layer="layout" svg:x1="18.566cm" svg:y1="5.867cm" svg:x2="18.62cm" svg:y2="5.84cm">
                <text:p/>
              </draw:line>
              <draw:line draw:style-name="gr403" draw:text-style-name="P15" draw:layer="layout" svg:x1="18.512cm" svg:y1="5.839cm" svg:x2="18.566cm" svg:y2="5.812cm">
                <text:p/>
              </draw:line>
              <draw:line draw:style-name="gr404" draw:text-style-name="P15" draw:layer="layout" svg:x1="18.755cm" svg:y1="5.962cm" svg:x2="18.971cm" svg:y2="5.853cm">
                <text:p/>
              </draw:line>
              <draw:line draw:style-name="gr405" draw:text-style-name="P15" draw:layer="layout" svg:x1="18.809cm" svg:y1="5.99cm" svg:x2="19.025cm" svg:y2="5.881cm">
                <text:p/>
              </draw:line>
              <draw:line draw:style-name="gr406" draw:text-style-name="P15" draw:layer="layout" svg:x1="18.863cm" svg:y1="5.853cm" svg:x2="19.025cm" svg:y2="5.935cm">
                <text:p/>
              </draw:line>
              <draw:line draw:style-name="gr407" draw:text-style-name="P15" draw:layer="layout" svg:x1="18.809cm" svg:y1="5.881cm" svg:x2="18.971cm" svg:y2="5.963cm">
                <text:p/>
              </draw:line>
              <draw:line draw:style-name="gr408" draw:text-style-name="P15" draw:layer="layout" svg:x1="18.755cm" svg:y1="5.908cm" svg:x2="18.863cm" svg:y2="5.963cm">
                <text:p/>
              </draw:line>
              <draw:polygon draw:style-name="gr409" draw:text-style-name="P11" draw:layer="layout" svg:width="0.862cm" svg:height="0.491cm" svg:x="18cm" svg:y="5.621cm" svg:viewBox="0 0 863 492" draw:points="0,55 0,0 863,438 863,492">
                <text:p/>
              </draw:polygon>
              <draw:polygon draw:style-name="gr410" draw:text-style-name="P14" draw:layer="layout" svg:width="1.158cm" svg:height="0.641cm" svg:x="18cm" svg:y="5.471cm" svg:viewBox="0 0 1159 642" draw:points="297,0 1159,438 1159,492 863,642 0,205 0,150">
                <text:p/>
              </draw:polygon>
            </draw:g>
          </draw:g>
        </draw:g>
        <draw:g xml:id="id13" draw:id="id13">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411" draw:text-style-name="P1" draw:layer="layout" svg:width="1.064cm" svg:height="0.891cm" svg:x="27.935cm" svg:y="6.07cm" svg:viewBox="0 0 1065 892" svg:d="M0 892c162 0 1065-357 1065-535 0-179-429-357-592-357 0 107-473 749-473 892z">
            <text:p/>
          </draw:path>
          <draw:g>
            <draw:polygon draw:style-name="gr412" draw:text-style-name="P11" draw:layer="layout" svg:width="2.07cm" svg:height="1.605cm" svg:x="25.746cm" svg:y="5.285cm" svg:viewBox="0 0 2071 1606" draw:points="0,357 0,0 2071,1249 2071,1606">
              <text:p/>
            </draw:polygon>
            <draw:polygon draw:style-name="gr413" draw:text-style-name="P22" draw:layer="layout" svg:width="0.886cm" svg:height="0.891cm" svg:x="27.817cm" svg:y="5.999cm" svg:viewBox="0 0 887 892" draw:points="0,892 0,535 887,0 887,357">
              <text:p/>
            </draw:polygon>
            <draw:polygon draw:style-name="gr414" draw:text-style-name="P12" draw:layer="layout" svg:width="2.957cm" svg:height="1.783cm" svg:x="25.746cm" svg:y="4.75cm" svg:viewBox="0 0 2958 1784" draw:points="2071,1784 0,535 887,0 2958,1249">
              <text:p/>
            </draw:polygon>
            <draw:polygon draw:style-name="gr415" draw:text-style-name="P21" draw:layer="layout" svg:width="0.117cm" svg:height="0.213cm" svg:x="27.58cm" svg:y="6.498cm" svg:viewBox="0 0 118 214" draw:points="0,143 0,0 118,72 118,214">
              <text:p/>
            </draw:polygon>
            <draw:polygon draw:style-name="gr416" draw:text-style-name="P11" draw:layer="layout" svg:width="0.117cm" svg:height="0.427cm" svg:x="25.628cm" svg:y="5.214cm" svg:viewBox="0 0 118 428" draw:points="0,357 0,0 118,72 118,428">
              <text:p/>
            </draw:polygon>
            <draw:polygon draw:style-name="gr417" draw:text-style-name="P11" draw:layer="layout" svg:width="0.117cm" svg:height="0.427cm" svg:x="27.817cm" svg:y="6.534cm" svg:viewBox="0 0 118 428" draw:points="0,357 0,0 118,72 118,428">
              <text:p/>
            </draw:polygon>
            <draw:polygon draw:style-name="gr418" draw:text-style-name="P14" draw:layer="layout" svg:width="3.075cm" svg:height="2.211cm" svg:x="25.628cm" svg:y="4.75cm" svg:viewBox="0 0 3076 2212" draw:points="0,821 0,464 118,535 1006,0 3076,1249 3076,1606 2307,2069 2307,2212">
              <text:p/>
            </draw:polygon>
            <draw:polygon draw:style-name="gr419" draw:text-style-name="P23" draw:layer="layout" svg:width="0.058cm" svg:height="0.106cm" svg:x="25.805cm" svg:y="5.535cm" svg:viewBox="0 0 59 107" draw:points="0,72 0,0 59,36 59,107">
              <text:p/>
            </draw:polygon>
            <draw:polygon draw:style-name="gr420" draw:text-style-name="P23" draw:layer="layout" svg:width="0.058cm" svg:height="0.106cm" svg:x="25.805cm" svg:y="5.392cm" svg:viewBox="0 0 59 107" draw:points="0,72 0,0 59,36 59,107">
              <text:p/>
            </draw:polygon>
            <draw:polygon draw:style-name="gr421" draw:text-style-name="P23" draw:layer="layout" svg:width="0.058cm" svg:height="0.106cm" svg:x="25.924cm" svg:y="5.606cm" svg:viewBox="0 0 59 107" draw:points="0,72 0,0 59,36 59,107">
              <text:p/>
            </draw:polygon>
            <draw:polygon draw:style-name="gr422" draw:text-style-name="P23" draw:layer="layout" svg:width="0.058cm" svg:height="0.106cm" svg:x="25.924cm" svg:y="5.463cm" svg:viewBox="0 0 59 107" draw:points="0,72 0,0 59,36 59,107">
              <text:p/>
            </draw:polygon>
            <draw:polygon draw:style-name="gr423" draw:text-style-name="P23" draw:layer="layout" svg:width="0.058cm" svg:height="0.106cm" svg:x="26.042cm" svg:y="5.678cm" svg:viewBox="0 0 59 107" draw:points="0,72 0,0 59,36 59,107">
              <text:p/>
            </draw:polygon>
            <draw:polygon draw:style-name="gr424" draw:text-style-name="P23" draw:layer="layout" svg:width="0.058cm" svg:height="0.106cm" svg:x="26.042cm" svg:y="5.535cm" svg:viewBox="0 0 59 107" draw:points="0,72 0,0 59,36 59,107">
              <text:p/>
            </draw:polygon>
            <draw:polygon draw:style-name="gr425" draw:text-style-name="P23" draw:layer="layout" svg:width="0.058cm" svg:height="0.106cm" svg:x="26.16cm" svg:y="5.749cm" svg:viewBox="0 0 59 107" draw:points="0,72 0,0 59,36 59,107">
              <text:p/>
            </draw:polygon>
            <draw:polygon draw:style-name="gr426" draw:text-style-name="P23" draw:layer="layout" svg:width="0.058cm" svg:height="0.106cm" svg:x="26.16cm" svg:y="5.606cm" svg:viewBox="0 0 59 107" draw:points="0,72 0,0 59,36 59,107">
              <text:p/>
            </draw:polygon>
            <draw:polygon draw:style-name="gr427" draw:text-style-name="P23" draw:layer="layout" svg:width="0.058cm" svg:height="0.106cm" svg:x="26.338cm" svg:y="5.856cm" svg:viewBox="0 0 59 107" draw:points="0,72 0,0 59,36 59,107">
              <text:p/>
            </draw:polygon>
            <draw:polygon draw:style-name="gr428" draw:text-style-name="P23" draw:layer="layout" svg:width="0.058cm" svg:height="0.106cm" svg:x="26.338cm" svg:y="5.713cm" svg:viewBox="0 0 59 107" draw:points="0,72 0,0 59,36 59,107">
              <text:p/>
            </draw:polygon>
            <draw:polygon draw:style-name="gr429" draw:text-style-name="P23" draw:layer="layout" svg:width="0.058cm" svg:height="0.106cm" svg:x="26.456cm" svg:y="5.928cm" svg:viewBox="0 0 59 107" draw:points="0,72 0,0 59,36 59,107">
              <text:p/>
            </draw:polygon>
            <draw:polygon draw:style-name="gr430" draw:text-style-name="P23" draw:layer="layout" svg:width="0.058cm" svg:height="0.106cm" svg:x="26.456cm" svg:y="5.784cm" svg:viewBox="0 0 59 107" draw:points="0,72 0,0 59,36 59,107">
              <text:p/>
            </draw:polygon>
            <draw:polygon draw:style-name="gr431" draw:text-style-name="P23" draw:layer="layout" svg:width="0.058cm" svg:height="0.106cm" svg:x="26.575cm" svg:y="5.999cm" svg:viewBox="0 0 59 107" draw:points="0,72 0,0 59,36 59,107">
              <text:p/>
            </draw:polygon>
            <draw:polygon draw:style-name="gr432" draw:text-style-name="P23" draw:layer="layout" svg:width="0.058cm" svg:height="0.106cm" svg:x="26.575cm" svg:y="5.856cm" svg:viewBox="0 0 59 107" draw:points="0,72 0,0 59,36 59,107">
              <text:p/>
            </draw:polygon>
            <draw:polygon draw:style-name="gr433" draw:text-style-name="P23" draw:layer="layout" svg:width="0.058cm" svg:height="0.106cm" svg:x="26.693cm" svg:y="6.07cm" svg:viewBox="0 0 59 107" draw:points="0,72 0,0 59,36 59,107">
              <text:p/>
            </draw:polygon>
            <draw:polygon draw:style-name="gr434" draw:text-style-name="P23" draw:layer="layout" svg:width="0.058cm" svg:height="0.106cm" svg:x="26.693cm" svg:y="5.928cm" svg:viewBox="0 0 59 107" draw:points="0,72 0,0 59,36 59,107">
              <text:p/>
            </draw:polygon>
            <draw:polygon draw:style-name="gr435" draw:text-style-name="P23" draw:layer="layout" svg:width="0.058cm" svg:height="0.106cm" svg:x="26.87cm" svg:y="6.177cm" svg:viewBox="0 0 59 107" draw:points="0,72 0,0 59,36 59,107">
              <text:p/>
            </draw:polygon>
            <draw:polygon draw:style-name="gr436" draw:text-style-name="P23" draw:layer="layout" svg:width="0.058cm" svg:height="0.106cm" svg:x="26.87cm" svg:y="6.034cm" svg:viewBox="0 0 59 107" draw:points="0,72 0,0 59,36 59,107">
              <text:p/>
            </draw:polygon>
            <draw:polygon draw:style-name="gr437" draw:text-style-name="P23" draw:layer="layout" svg:width="0.058cm" svg:height="0.106cm" svg:x="26.989cm" svg:y="6.249cm" svg:viewBox="0 0 59 107" draw:points="0,72 0,0 59,36 59,107">
              <text:p/>
            </draw:polygon>
            <draw:polygon draw:style-name="gr438" draw:text-style-name="P23" draw:layer="layout" svg:width="0.058cm" svg:height="0.106cm" svg:x="26.989cm" svg:y="6.106cm" svg:viewBox="0 0 59 107" draw:points="0,72 0,0 59,36 59,107">
              <text:p/>
            </draw:polygon>
            <draw:polygon draw:style-name="gr439" draw:text-style-name="P23" draw:layer="layout" svg:width="0.058cm" svg:height="0.106cm" svg:x="27.107cm" svg:y="6.32cm" svg:viewBox="0 0 59 107" draw:points="0,72 0,0 59,36 59,107">
              <text:p/>
            </draw:polygon>
            <draw:polygon draw:style-name="gr440" draw:text-style-name="P23" draw:layer="layout" svg:width="0.058cm" svg:height="0.106cm" svg:x="27.107cm" svg:y="6.177cm" svg:viewBox="0 0 59 107" draw:points="0,72 0,0 59,36 59,107">
              <text:p/>
            </draw:polygon>
            <draw:polygon draw:style-name="gr441" draw:text-style-name="P23" draw:layer="layout" svg:width="0.058cm" svg:height="0.106cm" svg:x="27.225cm" svg:y="6.391cm" svg:viewBox="0 0 59 107" draw:points="0,72 0,0 59,36 59,107">
              <text:p/>
            </draw:polygon>
            <draw:polygon draw:style-name="gr442" draw:text-style-name="P23" draw:layer="layout" svg:width="0.058cm" svg:height="0.106cm" svg:x="27.225cm" svg:y="6.249cm" svg:viewBox="0 0 59 107" draw:points="0,72 0,0 59,36 59,107">
              <text:p/>
            </draw:polygon>
          </draw:g>
        </draw:g>
        <draw:connector draw:style-name="gr121" draw:text-style-name="P24" draw:layer="layout" svg:x1="18.947cm" svg:y1="4.771cm" svg:x2="27.121cm" svg:y2="5.787cm" draw:start-shape="id12" draw:start-glue-point="6" draw:end-shape="id13" draw:end-glue-point="50" svg:d="M18947 4771v-791h8174v1807" svg:viewBox="0 0 8175 1808">
          <text:p/>
        </draw:connector>
        <draw:g xml:id="id14" draw:id="id14">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43" draw:text-style-name="P1" draw:layer="layout" svg:width="0.295cm" svg:height="0.163cm" svg:x="20.954cm" svg:y="6.086cm" svg:viewBox="0 0 296 164" svg:d="M0 164c74 0 296-55 296-96s-7-68-81-68c0 41-216 41-215 164z">
              <text:p/>
            </draw:path>
            <draw:g>
              <draw:polygon draw:style-name="gr444" draw:text-style-name="P11" draw:layer="layout" svg:width="0.134cm" svg:height="0.136cm" svg:x="20.846cm" svg:y="6.113cm" svg:viewBox="0 0 135 137" draw:points="0,82 27,0 135,55 108,137">
                <text:p/>
              </draw:polygon>
              <draw:polygon draw:style-name="gr445" draw:text-style-name="P12" draw:layer="layout" svg:width="0.296cm" svg:height="0.149cm" svg:x="20.873cm" svg:y="6.018cm" svg:viewBox="0 0 297 150" draw:points="0,96 54,55 135,14 189,0 297,55 243,68 162,109 108,150">
                <text:p/>
              </draw:polygon>
              <draw:path draw:style-name="gr446" draw:text-style-name="P13" draw:layer="layout" svg:width="0.242cm" svg:height="0.177cm" svg:x="20.953cm" svg:y="6.072cm" svg:viewBox="0 0 243 178" svg:d="M243 55c0-82-54-55-108-28-54 28-108 28-135 151 0 0 108-55 243-123z">
                <text:p/>
              </draw:path>
              <draw:path draw:style-name="gr447" draw:text-style-name="P14" draw:layer="layout" svg:width="0.35cm" svg:height="0.231cm" svg:x="20.846cm" svg:y="6.018cm" svg:viewBox="0 0 351 232" svg:d="M216 0c-54 14-54 14-108 41-27 14-81 27-108 137 54 27 54 27 108 54 31-12 189-95 243-123 0-68-54-68-135-109z">
                <text:p/>
              </draw:path>
            </draw:g>
          </draw:g>
          <draw:g>
            <draw:path draw:style-name="gr448" draw:text-style-name="P1" draw:layer="layout" svg:width="0.484cm" svg:height="0.327cm" svg:x="20.711cm" svg:y="5.43cm" svg:viewBox="0 0 485 328" svg:d="M2 328c74 0 483-14 483-137s-140-191-214-191c0 41-296 27-269 328z">
              <text:p/>
            </draw:path>
            <draw:g>
              <draw:polygon draw:style-name="gr449" draw:text-style-name="P11" draw:layer="layout" svg:width="0.269cm" svg:height="0.19cm" svg:x="20.441cm" svg:y="5.566cm" svg:viewBox="0 0 270 191" draw:points="0,55 0,0 270,137 270,191">
                <text:p/>
              </draw:polygon>
              <draw:polygon draw:style-name="gr450" draw:text-style-name="P11" draw:layer="layout" svg:width="0.269cm" svg:height="0.231cm" svg:x="20.657cm" svg:y="5.361cm" svg:viewBox="0 0 270 232" draw:points="0,96 0,0 270,137 270,232">
                <text:p/>
              </draw:polygon>
              <draw:polygon draw:style-name="gr451" draw:text-style-name="P12" draw:layer="layout" svg:width="0.484cm" svg:height="0.245cm" svg:x="20.441cm" svg:y="5.457cm" svg:viewBox="0 0 485 246" draw:points="0,109 216,0 485,137 270,246">
                <text:p/>
              </draw:polygon>
              <draw:line draw:style-name="gr452" draw:text-style-name="P15" draw:layer="layout" svg:x1="20.657cm" svg:y1="5.457cm" svg:x2="20.927cm" svg:y2="5.594cm">
                <text:p/>
              </draw:line>
              <draw:polygon draw:style-name="gr453" draw:text-style-name="P13" draw:layer="layout" svg:width="0.269cm" svg:height="0.231cm" svg:x="20.711cm" svg:y="5.525cm" svg:viewBox="0 0 270 232" draw:points="0,232 0,178 216,68 216,0 270,27 270,96">
                <text:p/>
              </draw:polygon>
              <draw:polygon draw:style-name="gr454" draw:text-style-name="P11" draw:layer="layout" svg:width="0.862cm" svg:height="1.038cm" svg:x="20.144cm" svg:y="4.527cm" svg:viewBox="0 0 863 1039" draw:points="0,601 0,0 863,438 863,1039">
                <text:p/>
              </draw:polygon>
              <draw:polygon draw:style-name="gr455" draw:text-style-name="P16" draw:layer="layout" svg:width="0.808cm" svg:height="0.956cm" svg:x="20.172cm" svg:y="4.568cm" svg:viewBox="0 0 809 957" draw:points="0,547 0,0 809,410 809,957">
                <text:p/>
              </draw:polygon>
              <draw:polygon draw:style-name="gr456" draw:text-style-name="P12" draw:layer="layout" svg:width="0.916cm" svg:height="0.464cm" svg:x="20.144cm" svg:y="4.5cm" svg:viewBox="0 0 917 465" draw:points="863,465 0,27 54,0 917,438">
                <text:p/>
              </draw:polygon>
              <draw:polygon draw:style-name="gr457" draw:text-style-name="P13" draw:layer="layout" svg:width="0.053cm" svg:height="0.628cm" svg:x="21.007cm" svg:y="4.938cm" svg:viewBox="0 0 54 629" draw:points="0,629 0,27 54,0 54,601">
                <text:p/>
              </draw:polygon>
              <draw:polygon draw:style-name="gr458" draw:text-style-name="P14" draw:layer="layout" svg:width="0.916cm" svg:height="1.257cm" svg:x="20.144cm" svg:y="4.5cm" svg:viewBox="0 0 917 1258" draw:points="54,0 917,438 917,1039 863,1066 836,1053 836,1121 566,1258 297,1121 297,1066 512,957 512,889 0,629 0,27">
                <text:p/>
              </draw:polygon>
            </draw:g>
          </draw:g>
          <draw:g>
            <draw:path draw:style-name="gr459" draw:text-style-name="P1" draw:layer="layout" svg:width="0.35cm" svg:height="0.163cm" svg:x="20.602cm" svg:y="5.935cm" svg:viewBox="0 0 351 164" svg:d="M2 164c74 0 349-68 349-109s-7-55-81-55c0 41-296 27-268 164z">
              <text:p/>
            </draw:path>
            <draw:g>
              <draw:polygon draw:style-name="gr460" draw:text-style-name="P12" draw:layer="layout" svg:width="1.158cm" svg:height="0.587cm" svg:x="19.74cm" svg:y="5.471cm" svg:viewBox="0 0 1159 588" draw:points="863,588 0,150 297,0 1159,438">
                <text:p/>
              </draw:polygon>
              <draw:polygon draw:style-name="gr461" draw:text-style-name="P17" draw:layer="layout" svg:width="0.781cm" svg:height="0.395cm" svg:x="19.821cm" svg:y="5.512cm" svg:viewBox="0 0 782 396" draw:points="0,109 216,0 782,287 566,396">
                <text:p/>
              </draw:polygon>
              <draw:polygon draw:style-name="gr462" draw:text-style-name="P17" draw:layer="layout" svg:width="0.377cm" svg:height="0.19cm" svg:x="20.441cm" svg:y="5.826cm" svg:viewBox="0 0 378 191" draw:points="0,109 216,0 378,82 162,191">
                <text:p/>
              </draw:polygon>
              <draw:polygon draw:style-name="gr463" draw:text-style-name="P13" draw:layer="layout" svg:width="0.296cm" svg:height="0.204cm" svg:x="20.603cm" svg:y="5.908cm" svg:viewBox="0 0 297 205" draw:points="0,205 0,150 297,0 297,55">
                <text:p/>
              </draw:polygon>
              <draw:line draw:style-name="gr464" draw:text-style-name="P15" draw:layer="layout" svg:x1="19.875cm" svg:y1="5.594cm" svg:x2="20.441cm" svg:y2="5.881cm">
                <text:p/>
              </draw:line>
              <draw:line draw:style-name="gr465" draw:text-style-name="P15" draw:layer="layout" svg:x1="19.929cm" svg:y1="5.566cm" svg:x2="20.495cm" svg:y2="5.853cm">
                <text:p/>
              </draw:line>
              <draw:line draw:style-name="gr466" draw:text-style-name="P15" draw:layer="layout" svg:x1="19.983cm" svg:y1="5.539cm" svg:x2="20.549cm" svg:y2="5.826cm">
                <text:p/>
              </draw:line>
              <draw:line draw:style-name="gr467" draw:text-style-name="P15" draw:layer="layout" svg:x1="20.495cm" svg:y1="5.798cm" svg:x2="20.549cm" svg:y2="5.771cm">
                <text:p/>
              </draw:line>
              <draw:line draw:style-name="gr468" draw:text-style-name="P15" draw:layer="layout" svg:x1="20.441cm" svg:y1="5.771cm" svg:x2="20.495cm" svg:y2="5.744cm">
                <text:p/>
              </draw:line>
              <draw:line draw:style-name="gr469" draw:text-style-name="P15" draw:layer="layout" svg:x1="20.387cm" svg:y1="5.744cm" svg:x2="20.441cm" svg:y2="5.717cm">
                <text:p/>
              </draw:line>
              <draw:line draw:style-name="gr470" draw:text-style-name="P15" draw:layer="layout" svg:x1="20.414cm" svg:y1="5.812cm" svg:x2="20.468cm" svg:y2="5.785cm">
                <text:p/>
              </draw:line>
              <draw:line draw:style-name="gr471" draw:text-style-name="P15" draw:layer="layout" svg:x1="20.36cm" svg:y1="5.785cm" svg:x2="20.414cm" svg:y2="5.758cm">
                <text:p/>
              </draw:line>
              <draw:line draw:style-name="gr472" draw:text-style-name="P15" draw:layer="layout" svg:x1="20.306cm" svg:y1="5.757cm" svg:x2="20.36cm" svg:y2="5.73cm">
                <text:p/>
              </draw:line>
              <draw:line draw:style-name="gr473" draw:text-style-name="P15" draw:layer="layout" svg:x1="20.333cm" svg:y1="5.716cm" svg:x2="20.387cm" svg:y2="5.689cm">
                <text:p/>
              </draw:line>
              <draw:line draw:style-name="gr474" draw:text-style-name="P15" draw:layer="layout" svg:x1="20.252cm" svg:y1="5.73cm" svg:x2="20.306cm" svg:y2="5.703cm">
                <text:p/>
              </draw:line>
              <draw:line draw:style-name="gr475" draw:text-style-name="P15" draw:layer="layout" svg:x1="20.279cm" svg:y1="5.689cm" svg:x2="20.333cm" svg:y2="5.662cm">
                <text:p/>
              </draw:line>
              <draw:line draw:style-name="gr476" draw:text-style-name="P15" draw:layer="layout" svg:x1="20.225cm" svg:y1="5.662cm" svg:x2="20.279cm" svg:y2="5.635cm">
                <text:p/>
              </draw:line>
              <draw:line draw:style-name="gr477" draw:text-style-name="P15" draw:layer="layout" svg:x1="20.172cm" svg:y1="5.634cm" svg:x2="20.226cm" svg:y2="5.607cm">
                <text:p/>
              </draw:line>
              <draw:line draw:style-name="gr478" draw:text-style-name="P15" draw:layer="layout" svg:x1="20.198cm" svg:y1="5.703cm" svg:x2="20.252cm" svg:y2="5.676cm">
                <text:p/>
              </draw:line>
              <draw:line draw:style-name="gr479" draw:text-style-name="P15" draw:layer="layout" svg:x1="20.144cm" svg:y1="5.675cm" svg:x2="20.198cm" svg:y2="5.648cm">
                <text:p/>
              </draw:line>
              <draw:line draw:style-name="gr480" draw:text-style-name="P15" draw:layer="layout" svg:x1="20.091cm" svg:y1="5.648cm" svg:x2="20.145cm" svg:y2="5.621cm">
                <text:p/>
              </draw:line>
              <draw:line draw:style-name="gr481" draw:text-style-name="P15" draw:layer="layout" svg:x1="20.118cm" svg:y1="5.607cm" svg:x2="20.172cm" svg:y2="5.58cm">
                <text:p/>
              </draw:line>
              <draw:line draw:style-name="gr482" draw:text-style-name="P15" draw:layer="layout" svg:x1="20.037cm" svg:y1="5.621cm" svg:x2="20.091cm" svg:y2="5.594cm">
                <text:p/>
              </draw:line>
              <draw:line draw:style-name="gr483" draw:text-style-name="P15" draw:layer="layout" svg:x1="20.063cm" svg:y1="5.58cm" svg:x2="20.117cm" svg:y2="5.553cm">
                <text:p/>
              </draw:line>
              <draw:line draw:style-name="gr484" draw:text-style-name="P15" draw:layer="layout" svg:x1="20.01cm" svg:y1="5.552cm" svg:x2="20.064cm" svg:y2="5.525cm">
                <text:p/>
              </draw:line>
              <draw:line draw:style-name="gr485" draw:text-style-name="P15" draw:layer="layout" svg:x1="19.983cm" svg:y1="5.593cm" svg:x2="20.037cm" svg:y2="5.566cm">
                <text:p/>
              </draw:line>
              <draw:line draw:style-name="gr486" draw:text-style-name="P15" draw:layer="layout" svg:x1="20.333cm" svg:y1="5.826cm" svg:x2="20.387cm" svg:y2="5.799cm">
                <text:p/>
              </draw:line>
              <draw:line draw:style-name="gr487" draw:text-style-name="P15" draw:layer="layout" svg:x1="20.279cm" svg:y1="5.798cm" svg:x2="20.333cm" svg:y2="5.771cm">
                <text:p/>
              </draw:line>
              <draw:line draw:style-name="gr488" draw:text-style-name="P15" draw:layer="layout" svg:x1="20.225cm" svg:y1="5.771cm" svg:x2="20.279cm" svg:y2="5.744cm">
                <text:p/>
              </draw:line>
              <draw:line draw:style-name="gr489" draw:text-style-name="P15" draw:layer="layout" svg:x1="20.198cm" svg:y1="5.812cm" svg:x2="20.252cm" svg:y2="5.785cm">
                <text:p/>
              </draw:line>
              <draw:line draw:style-name="gr490" draw:text-style-name="P15" draw:layer="layout" svg:x1="20.144cm" svg:y1="5.785cm" svg:x2="20.198cm" svg:y2="5.758cm">
                <text:p/>
              </draw:line>
              <draw:line draw:style-name="gr491" draw:text-style-name="P15" draw:layer="layout" svg:x1="20.172cm" svg:y1="5.744cm" svg:x2="20.226cm" svg:y2="5.717cm">
                <text:p/>
              </draw:line>
              <draw:line draw:style-name="gr492" draw:text-style-name="P15" draw:layer="layout" svg:x1="20.118cm" svg:y1="5.716cm" svg:x2="20.172cm" svg:y2="5.689cm">
                <text:p/>
              </draw:line>
              <draw:line draw:style-name="gr493" draw:text-style-name="P15" draw:layer="layout" svg:x1="20.063cm" svg:y1="5.689cm" svg:x2="20.117cm" svg:y2="5.662cm">
                <text:p/>
              </draw:line>
              <draw:line draw:style-name="gr494" draw:text-style-name="P15" draw:layer="layout" svg:x1="20.01cm" svg:y1="5.662cm" svg:x2="20.064cm" svg:y2="5.635cm">
                <text:p/>
              </draw:line>
              <draw:line draw:style-name="gr495" draw:text-style-name="P15" draw:layer="layout" svg:x1="19.929cm" svg:y1="5.675cm" svg:x2="19.983cm" svg:y2="5.648cm">
                <text:p/>
              </draw:line>
              <draw:line draw:style-name="gr496" draw:text-style-name="P15" draw:layer="layout" svg:x1="19.956cm" svg:y1="5.634cm" svg:x2="20.01cm" svg:y2="5.607cm">
                <text:p/>
              </draw:line>
              <draw:line draw:style-name="gr497" draw:text-style-name="P15" draw:layer="layout" svg:x1="19.875cm" svg:y1="5.648cm" svg:x2="19.929cm" svg:y2="5.621cm">
                <text:p/>
              </draw:line>
              <draw:line draw:style-name="gr498" draw:text-style-name="P15" draw:layer="layout" svg:x1="20.306cm" svg:y1="5.867cm" svg:x2="20.36cm" svg:y2="5.84cm">
                <text:p/>
              </draw:line>
              <draw:line draw:style-name="gr499" draw:text-style-name="P15" draw:layer="layout" svg:x1="20.252cm" svg:y1="5.839cm" svg:x2="20.306cm" svg:y2="5.812cm">
                <text:p/>
              </draw:line>
              <draw:line draw:style-name="gr500" draw:text-style-name="P15" draw:layer="layout" svg:x1="20.495cm" svg:y1="5.962cm" svg:x2="20.711cm" svg:y2="5.853cm">
                <text:p/>
              </draw:line>
              <draw:line draw:style-name="gr501" draw:text-style-name="P15" draw:layer="layout" svg:x1="20.549cm" svg:y1="5.99cm" svg:x2="20.765cm" svg:y2="5.881cm">
                <text:p/>
              </draw:line>
              <draw:line draw:style-name="gr502" draw:text-style-name="P15" draw:layer="layout" svg:x1="20.603cm" svg:y1="5.853cm" svg:x2="20.765cm" svg:y2="5.935cm">
                <text:p/>
              </draw:line>
              <draw:line draw:style-name="gr503" draw:text-style-name="P15" draw:layer="layout" svg:x1="20.549cm" svg:y1="5.881cm" svg:x2="20.711cm" svg:y2="5.963cm">
                <text:p/>
              </draw:line>
              <draw:line draw:style-name="gr504" draw:text-style-name="P15" draw:layer="layout" svg:x1="20.495cm" svg:y1="5.908cm" svg:x2="20.603cm" svg:y2="5.963cm">
                <text:p/>
              </draw:line>
              <draw:polygon draw:style-name="gr505" draw:text-style-name="P11" draw:layer="layout" svg:width="0.862cm" svg:height="0.491cm" svg:x="19.74cm" svg:y="5.621cm" svg:viewBox="0 0 863 492" draw:points="0,55 0,0 863,438 863,492">
                <text:p/>
              </draw:polygon>
              <draw:polygon draw:style-name="gr506" draw:text-style-name="P14" draw:layer="layout" svg:width="1.158cm" svg:height="0.641cm" svg:x="19.74cm" svg:y="5.471cm" svg:viewBox="0 0 1159 642" draw:points="297,0 1159,438 1159,492 863,642 0,205 0,150">
                <text:p/>
              </draw:polygon>
            </draw:g>
          </draw:g>
        </draw:g>
        <draw:g xml:id="id15" draw:id="id15">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07" draw:text-style-name="P1" draw:layer="layout" svg:width="0.295cm" svg:height="0.163cm" svg:x="22.704cm" svg:y="6.336cm" svg:viewBox="0 0 296 164" svg:d="M0 164c74 0 296-55 296-96s-7-68-81-68c0 41-216 41-215 164z">
              <text:p/>
            </draw:path>
            <draw:g>
              <draw:polygon draw:style-name="gr508" draw:text-style-name="P11" draw:layer="layout" svg:width="0.134cm" svg:height="0.136cm" svg:x="22.596cm" svg:y="6.363cm" svg:viewBox="0 0 135 137" draw:points="0,82 27,0 135,55 108,137">
                <text:p/>
              </draw:polygon>
              <draw:polygon draw:style-name="gr509" draw:text-style-name="P12" draw:layer="layout" svg:width="0.296cm" svg:height="0.149cm" svg:x="22.623cm" svg:y="6.268cm" svg:viewBox="0 0 297 150" draw:points="0,96 54,55 135,14 189,0 297,55 243,68 162,109 108,150">
                <text:p/>
              </draw:polygon>
              <draw:path draw:style-name="gr510" draw:text-style-name="P13" draw:layer="layout" svg:width="0.242cm" svg:height="0.177cm" svg:x="22.703cm" svg:y="6.322cm" svg:viewBox="0 0 243 178" svg:d="M243 55c0-82-54-55-108-28-54 28-108 28-135 151 0 0 108-55 243-123z">
                <text:p/>
              </draw:path>
              <draw:path draw:style-name="gr511" draw:text-style-name="P14" draw:layer="layout" svg:width="0.35cm" svg:height="0.231cm" svg:x="22.596cm" svg:y="6.268cm" svg:viewBox="0 0 351 232" svg:d="M216 0c-54 14-54 14-108 41-27 14-81 27-108 137 54 27 54 27 108 54 31-12 189-95 243-123 0-68-54-68-135-109z">
                <text:p/>
              </draw:path>
            </draw:g>
          </draw:g>
          <draw:g>
            <draw:path draw:style-name="gr512" draw:text-style-name="P1" draw:layer="layout" svg:width="0.484cm" svg:height="0.327cm" svg:x="22.461cm" svg:y="5.68cm" svg:viewBox="0 0 485 328" svg:d="M2 328c74 0 483-14 483-137s-140-191-214-191c0 41-296 27-269 328z">
              <text:p/>
            </draw:path>
            <draw:g>
              <draw:polygon draw:style-name="gr513" draw:text-style-name="P11" draw:layer="layout" svg:width="0.269cm" svg:height="0.19cm" svg:x="22.191cm" svg:y="5.816cm" svg:viewBox="0 0 270 191" draw:points="0,55 0,0 270,137 270,191">
                <text:p/>
              </draw:polygon>
              <draw:polygon draw:style-name="gr514" draw:text-style-name="P11" draw:layer="layout" svg:width="0.269cm" svg:height="0.231cm" svg:x="22.407cm" svg:y="5.611cm" svg:viewBox="0 0 270 232" draw:points="0,96 0,0 270,137 270,232">
                <text:p/>
              </draw:polygon>
              <draw:polygon draw:style-name="gr515" draw:text-style-name="P12" draw:layer="layout" svg:width="0.484cm" svg:height="0.245cm" svg:x="22.191cm" svg:y="5.707cm" svg:viewBox="0 0 485 246" draw:points="0,109 216,0 485,137 270,246">
                <text:p/>
              </draw:polygon>
              <draw:line draw:style-name="gr516" draw:text-style-name="P15" draw:layer="layout" svg:x1="22.407cm" svg:y1="5.707cm" svg:x2="22.677cm" svg:y2="5.844cm">
                <text:p/>
              </draw:line>
              <draw:polygon draw:style-name="gr517" draw:text-style-name="P13" draw:layer="layout" svg:width="0.269cm" svg:height="0.231cm" svg:x="22.461cm" svg:y="5.775cm" svg:viewBox="0 0 270 232" draw:points="0,232 0,178 216,68 216,0 270,27 270,96">
                <text:p/>
              </draw:polygon>
              <draw:polygon draw:style-name="gr518" draw:text-style-name="P11" draw:layer="layout" svg:width="0.862cm" svg:height="1.038cm" svg:x="21.894cm" svg:y="4.777cm" svg:viewBox="0 0 863 1039" draw:points="0,601 0,0 863,438 863,1039">
                <text:p/>
              </draw:polygon>
              <draw:polygon draw:style-name="gr519" draw:text-style-name="P16" draw:layer="layout" svg:width="0.808cm" svg:height="0.956cm" svg:x="21.922cm" svg:y="4.818cm" svg:viewBox="0 0 809 957" draw:points="0,547 0,0 809,410 809,957">
                <text:p/>
              </draw:polygon>
              <draw:polygon draw:style-name="gr520" draw:text-style-name="P12" draw:layer="layout" svg:width="0.916cm" svg:height="0.464cm" svg:x="21.894cm" svg:y="4.75cm" svg:viewBox="0 0 917 465" draw:points="863,465 0,27 54,0 917,438">
                <text:p/>
              </draw:polygon>
              <draw:polygon draw:style-name="gr521" draw:text-style-name="P13" draw:layer="layout" svg:width="0.053cm" svg:height="0.628cm" svg:x="22.757cm" svg:y="5.188cm" svg:viewBox="0 0 54 629" draw:points="0,629 0,27 54,0 54,601">
                <text:p/>
              </draw:polygon>
              <draw:polygon draw:style-name="gr522" draw:text-style-name="P14" draw:layer="layout" svg:width="0.916cm" svg:height="1.257cm" svg:x="21.894cm" svg:y="4.75cm" svg:viewBox="0 0 917 1258" draw:points="54,0 917,438 917,1039 863,1066 836,1053 836,1121 566,1258 297,1121 297,1066 512,957 512,889 0,629 0,27">
                <text:p/>
              </draw:polygon>
            </draw:g>
          </draw:g>
          <draw:g>
            <draw:path draw:style-name="gr523" draw:text-style-name="P1" draw:layer="layout" svg:width="0.35cm" svg:height="0.163cm" svg:x="22.352cm" svg:y="6.185cm" svg:viewBox="0 0 351 164" svg:d="M2 164c74 0 349-68 349-109s-7-55-81-55c0 41-296 27-268 164z">
              <text:p/>
            </draw:path>
            <draw:g>
              <draw:polygon draw:style-name="gr524" draw:text-style-name="P12" draw:layer="layout" svg:width="1.158cm" svg:height="0.587cm" svg:x="21.49cm" svg:y="5.721cm" svg:viewBox="0 0 1159 588" draw:points="863,588 0,150 297,0 1159,438">
                <text:p/>
              </draw:polygon>
              <draw:polygon draw:style-name="gr525" draw:text-style-name="P17" draw:layer="layout" svg:width="0.781cm" svg:height="0.395cm" svg:x="21.571cm" svg:y="5.762cm" svg:viewBox="0 0 782 396" draw:points="0,109 216,0 782,287 566,396">
                <text:p/>
              </draw:polygon>
              <draw:polygon draw:style-name="gr526" draw:text-style-name="P17" draw:layer="layout" svg:width="0.377cm" svg:height="0.19cm" svg:x="22.191cm" svg:y="6.076cm" svg:viewBox="0 0 378 191" draw:points="0,109 216,0 378,82 162,191">
                <text:p/>
              </draw:polygon>
              <draw:polygon draw:style-name="gr527" draw:text-style-name="P13" draw:layer="layout" svg:width="0.296cm" svg:height="0.204cm" svg:x="22.353cm" svg:y="6.158cm" svg:viewBox="0 0 297 205" draw:points="0,205 0,150 297,0 297,55">
                <text:p/>
              </draw:polygon>
              <draw:line draw:style-name="gr528" draw:text-style-name="P15" draw:layer="layout" svg:x1="21.625cm" svg:y1="5.844cm" svg:x2="22.191cm" svg:y2="6.131cm">
                <text:p/>
              </draw:line>
              <draw:line draw:style-name="gr529" draw:text-style-name="P15" draw:layer="layout" svg:x1="21.679cm" svg:y1="5.816cm" svg:x2="22.245cm" svg:y2="6.103cm">
                <text:p/>
              </draw:line>
              <draw:line draw:style-name="gr530" draw:text-style-name="P15" draw:layer="layout" svg:x1="21.733cm" svg:y1="5.789cm" svg:x2="22.299cm" svg:y2="6.076cm">
                <text:p/>
              </draw:line>
              <draw:line draw:style-name="gr531" draw:text-style-name="P15" draw:layer="layout" svg:x1="22.245cm" svg:y1="6.048cm" svg:x2="22.299cm" svg:y2="6.021cm">
                <text:p/>
              </draw:line>
              <draw:line draw:style-name="gr532" draw:text-style-name="P15" draw:layer="layout" svg:x1="22.191cm" svg:y1="6.021cm" svg:x2="22.245cm" svg:y2="5.994cm">
                <text:p/>
              </draw:line>
              <draw:line draw:style-name="gr533" draw:text-style-name="P15" draw:layer="layout" svg:x1="22.137cm" svg:y1="5.994cm" svg:x2="22.191cm" svg:y2="5.967cm">
                <text:p/>
              </draw:line>
              <draw:line draw:style-name="gr534" draw:text-style-name="P15" draw:layer="layout" svg:x1="22.164cm" svg:y1="6.062cm" svg:x2="22.218cm" svg:y2="6.035cm">
                <text:p/>
              </draw:line>
              <draw:line draw:style-name="gr535" draw:text-style-name="P15" draw:layer="layout" svg:x1="22.11cm" svg:y1="6.035cm" svg:x2="22.164cm" svg:y2="6.008cm">
                <text:p/>
              </draw:line>
              <draw:line draw:style-name="gr536" draw:text-style-name="P15" draw:layer="layout" svg:x1="22.056cm" svg:y1="6.007cm" svg:x2="22.11cm" svg:y2="5.98cm">
                <text:p/>
              </draw:line>
              <draw:line draw:style-name="gr537" draw:text-style-name="P15" draw:layer="layout" svg:x1="22.083cm" svg:y1="5.966cm" svg:x2="22.137cm" svg:y2="5.939cm">
                <text:p/>
              </draw:line>
              <draw:line draw:style-name="gr538" draw:text-style-name="P15" draw:layer="layout" svg:x1="22.002cm" svg:y1="5.98cm" svg:x2="22.056cm" svg:y2="5.953cm">
                <text:p/>
              </draw:line>
              <draw:line draw:style-name="gr539" draw:text-style-name="P15" draw:layer="layout" svg:x1="22.029cm" svg:y1="5.939cm" svg:x2="22.083cm" svg:y2="5.912cm">
                <text:p/>
              </draw:line>
              <draw:line draw:style-name="gr540" draw:text-style-name="P15" draw:layer="layout" svg:x1="21.975cm" svg:y1="5.912cm" svg:x2="22.029cm" svg:y2="5.885cm">
                <text:p/>
              </draw:line>
              <draw:line draw:style-name="gr541" draw:text-style-name="P15" draw:layer="layout" svg:x1="21.922cm" svg:y1="5.884cm" svg:x2="21.976cm" svg:y2="5.857cm">
                <text:p/>
              </draw:line>
              <draw:line draw:style-name="gr542" draw:text-style-name="P15" draw:layer="layout" svg:x1="21.948cm" svg:y1="5.953cm" svg:x2="22.002cm" svg:y2="5.926cm">
                <text:p/>
              </draw:line>
              <draw:line draw:style-name="gr543" draw:text-style-name="P15" draw:layer="layout" svg:x1="21.894cm" svg:y1="5.925cm" svg:x2="21.948cm" svg:y2="5.898cm">
                <text:p/>
              </draw:line>
              <draw:line draw:style-name="gr544" draw:text-style-name="P15" draw:layer="layout" svg:x1="21.841cm" svg:y1="5.898cm" svg:x2="21.895cm" svg:y2="5.871cm">
                <text:p/>
              </draw:line>
              <draw:line draw:style-name="gr545" draw:text-style-name="P15" draw:layer="layout" svg:x1="21.868cm" svg:y1="5.857cm" svg:x2="21.922cm" svg:y2="5.83cm">
                <text:p/>
              </draw:line>
              <draw:line draw:style-name="gr546" draw:text-style-name="P15" draw:layer="layout" svg:x1="21.787cm" svg:y1="5.871cm" svg:x2="21.841cm" svg:y2="5.844cm">
                <text:p/>
              </draw:line>
              <draw:line draw:style-name="gr547" draw:text-style-name="P15" draw:layer="layout" svg:x1="21.813cm" svg:y1="5.83cm" svg:x2="21.867cm" svg:y2="5.803cm">
                <text:p/>
              </draw:line>
              <draw:line draw:style-name="gr548" draw:text-style-name="P15" draw:layer="layout" svg:x1="21.76cm" svg:y1="5.802cm" svg:x2="21.814cm" svg:y2="5.775cm">
                <text:p/>
              </draw:line>
              <draw:line draw:style-name="gr549" draw:text-style-name="P15" draw:layer="layout" svg:x1="21.733cm" svg:y1="5.843cm" svg:x2="21.787cm" svg:y2="5.816cm">
                <text:p/>
              </draw:line>
              <draw:line draw:style-name="gr550" draw:text-style-name="P15" draw:layer="layout" svg:x1="22.083cm" svg:y1="6.076cm" svg:x2="22.137cm" svg:y2="6.049cm">
                <text:p/>
              </draw:line>
              <draw:line draw:style-name="gr551" draw:text-style-name="P15" draw:layer="layout" svg:x1="22.029cm" svg:y1="6.048cm" svg:x2="22.083cm" svg:y2="6.021cm">
                <text:p/>
              </draw:line>
              <draw:line draw:style-name="gr552" draw:text-style-name="P15" draw:layer="layout" svg:x1="21.975cm" svg:y1="6.021cm" svg:x2="22.029cm" svg:y2="5.994cm">
                <text:p/>
              </draw:line>
              <draw:line draw:style-name="gr553" draw:text-style-name="P15" draw:layer="layout" svg:x1="21.948cm" svg:y1="6.062cm" svg:x2="22.002cm" svg:y2="6.035cm">
                <text:p/>
              </draw:line>
              <draw:line draw:style-name="gr554" draw:text-style-name="P15" draw:layer="layout" svg:x1="21.894cm" svg:y1="6.035cm" svg:x2="21.948cm" svg:y2="6.008cm">
                <text:p/>
              </draw:line>
              <draw:line draw:style-name="gr555" draw:text-style-name="P15" draw:layer="layout" svg:x1="21.922cm" svg:y1="5.994cm" svg:x2="21.976cm" svg:y2="5.967cm">
                <text:p/>
              </draw:line>
              <draw:line draw:style-name="gr556" draw:text-style-name="P15" draw:layer="layout" svg:x1="21.868cm" svg:y1="5.966cm" svg:x2="21.922cm" svg:y2="5.939cm">
                <text:p/>
              </draw:line>
              <draw:line draw:style-name="gr557" draw:text-style-name="P15" draw:layer="layout" svg:x1="21.813cm" svg:y1="5.939cm" svg:x2="21.867cm" svg:y2="5.912cm">
                <text:p/>
              </draw:line>
              <draw:line draw:style-name="gr558" draw:text-style-name="P15" draw:layer="layout" svg:x1="21.76cm" svg:y1="5.912cm" svg:x2="21.814cm" svg:y2="5.885cm">
                <text:p/>
              </draw:line>
              <draw:line draw:style-name="gr559" draw:text-style-name="P15" draw:layer="layout" svg:x1="21.679cm" svg:y1="5.925cm" svg:x2="21.733cm" svg:y2="5.898cm">
                <text:p/>
              </draw:line>
              <draw:line draw:style-name="gr560" draw:text-style-name="P15" draw:layer="layout" svg:x1="21.706cm" svg:y1="5.884cm" svg:x2="21.76cm" svg:y2="5.857cm">
                <text:p/>
              </draw:line>
              <draw:line draw:style-name="gr561" draw:text-style-name="P15" draw:layer="layout" svg:x1="21.625cm" svg:y1="5.898cm" svg:x2="21.679cm" svg:y2="5.871cm">
                <text:p/>
              </draw:line>
              <draw:line draw:style-name="gr562" draw:text-style-name="P15" draw:layer="layout" svg:x1="22.056cm" svg:y1="6.117cm" svg:x2="22.11cm" svg:y2="6.09cm">
                <text:p/>
              </draw:line>
              <draw:line draw:style-name="gr563" draw:text-style-name="P15" draw:layer="layout" svg:x1="22.002cm" svg:y1="6.089cm" svg:x2="22.056cm" svg:y2="6.062cm">
                <text:p/>
              </draw:line>
              <draw:line draw:style-name="gr564" draw:text-style-name="P15" draw:layer="layout" svg:x1="22.245cm" svg:y1="6.212cm" svg:x2="22.461cm" svg:y2="6.103cm">
                <text:p/>
              </draw:line>
              <draw:line draw:style-name="gr565" draw:text-style-name="P15" draw:layer="layout" svg:x1="22.299cm" svg:y1="6.24cm" svg:x2="22.515cm" svg:y2="6.131cm">
                <text:p/>
              </draw:line>
              <draw:line draw:style-name="gr566" draw:text-style-name="P15" draw:layer="layout" svg:x1="22.353cm" svg:y1="6.103cm" svg:x2="22.515cm" svg:y2="6.185cm">
                <text:p/>
              </draw:line>
              <draw:line draw:style-name="gr567" draw:text-style-name="P15" draw:layer="layout" svg:x1="22.299cm" svg:y1="6.131cm" svg:x2="22.461cm" svg:y2="6.213cm">
                <text:p/>
              </draw:line>
              <draw:line draw:style-name="gr568" draw:text-style-name="P15" draw:layer="layout" svg:x1="22.245cm" svg:y1="6.158cm" svg:x2="22.353cm" svg:y2="6.213cm">
                <text:p/>
              </draw:line>
              <draw:polygon draw:style-name="gr569" draw:text-style-name="P11" draw:layer="layout" svg:width="0.862cm" svg:height="0.491cm" svg:x="21.49cm" svg:y="5.871cm" svg:viewBox="0 0 863 492" draw:points="0,55 0,0 863,438 863,492">
                <text:p/>
              </draw:polygon>
              <draw:polygon draw:style-name="gr570" draw:text-style-name="P14" draw:layer="layout" svg:width="1.158cm" svg:height="0.641cm" svg:x="21.49cm" svg:y="5.721cm" svg:viewBox="0 0 1159 642" draw:points="297,0 1159,438 1159,492 863,642 0,205 0,150">
                <text:p/>
              </draw:polygon>
            </draw:g>
          </draw:g>
        </draw:g>
        <draw:g xml:id="id16" draw:id="id16">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71" draw:text-style-name="P1" draw:layer="layout" svg:width="0.295cm" svg:height="0.163cm" svg:x="19.204cm" svg:y="8.336cm" svg:viewBox="0 0 296 164" svg:d="M0 164c74 0 296-55 296-96s-7-68-81-68c0 41-216 41-215 164z">
              <text:p/>
            </draw:path>
            <draw:g>
              <draw:polygon draw:style-name="gr572" draw:text-style-name="P11" draw:layer="layout" svg:width="0.134cm" svg:height="0.136cm" svg:x="19.096cm" svg:y="8.363cm" svg:viewBox="0 0 135 137" draw:points="0,82 27,0 135,55 108,137">
                <text:p/>
              </draw:polygon>
              <draw:polygon draw:style-name="gr573" draw:text-style-name="P12" draw:layer="layout" svg:width="0.296cm" svg:height="0.149cm" svg:x="19.123cm" svg:y="8.268cm" svg:viewBox="0 0 297 150" draw:points="0,96 54,55 135,14 189,0 297,55 243,68 162,109 108,150">
                <text:p/>
              </draw:polygon>
              <draw:path draw:style-name="gr574" draw:text-style-name="P13" draw:layer="layout" svg:width="0.242cm" svg:height="0.177cm" svg:x="19.203cm" svg:y="8.322cm" svg:viewBox="0 0 243 178" svg:d="M243 55c0-82-54-55-108-28-54 28-108 28-135 151 0 0 108-55 243-123z">
                <text:p/>
              </draw:path>
              <draw:path draw:style-name="gr575" draw:text-style-name="P14" draw:layer="layout" svg:width="0.35cm" svg:height="0.231cm" svg:x="19.096cm" svg:y="8.268cm" svg:viewBox="0 0 351 232" svg:d="M216 0c-54 14-54 14-108 41-27 14-81 27-108 137 54 27 54 27 108 54 31-12 189-95 243-123 0-68-54-68-135-109z">
                <text:p/>
              </draw:path>
            </draw:g>
          </draw:g>
          <draw:g>
            <draw:path draw:style-name="gr576" draw:text-style-name="P1" draw:layer="layout" svg:width="0.484cm" svg:height="0.327cm" svg:x="18.961cm" svg:y="7.68cm" svg:viewBox="0 0 485 328" svg:d="M2 328c74 0 483-14 483-137s-140-191-214-191c0 41-296 27-269 328z">
              <text:p/>
            </draw:path>
            <draw:g>
              <draw:polygon draw:style-name="gr577" draw:text-style-name="P11" draw:layer="layout" svg:width="0.269cm" svg:height="0.19cm" svg:x="18.691cm" svg:y="7.816cm" svg:viewBox="0 0 270 191" draw:points="0,55 0,0 270,137 270,191">
                <text:p/>
              </draw:polygon>
              <draw:polygon draw:style-name="gr578" draw:text-style-name="P11" draw:layer="layout" svg:width="0.269cm" svg:height="0.231cm" svg:x="18.907cm" svg:y="7.611cm" svg:viewBox="0 0 270 232" draw:points="0,96 0,0 270,137 270,232">
                <text:p/>
              </draw:polygon>
              <draw:polygon draw:style-name="gr579" draw:text-style-name="P12" draw:layer="layout" svg:width="0.484cm" svg:height="0.245cm" svg:x="18.691cm" svg:y="7.707cm" svg:viewBox="0 0 485 246" draw:points="0,109 216,0 485,137 270,246">
                <text:p/>
              </draw:polygon>
              <draw:line draw:style-name="gr580" draw:text-style-name="P15" draw:layer="layout" svg:x1="18.907cm" svg:y1="7.707cm" svg:x2="19.177cm" svg:y2="7.844cm">
                <text:p/>
              </draw:line>
              <draw:polygon draw:style-name="gr581" draw:text-style-name="P13" draw:layer="layout" svg:width="0.269cm" svg:height="0.231cm" svg:x="18.961cm" svg:y="7.775cm" svg:viewBox="0 0 270 232" draw:points="0,232 0,178 216,68 216,0 270,27 270,96">
                <text:p/>
              </draw:polygon>
              <draw:polygon draw:style-name="gr582" draw:text-style-name="P11" draw:layer="layout" svg:width="0.862cm" svg:height="1.038cm" svg:x="18.394cm" svg:y="6.777cm" svg:viewBox="0 0 863 1039" draw:points="0,601 0,0 863,438 863,1039">
                <text:p/>
              </draw:polygon>
              <draw:polygon draw:style-name="gr583" draw:text-style-name="P16" draw:layer="layout" svg:width="0.808cm" svg:height="0.956cm" svg:x="18.422cm" svg:y="6.818cm" svg:viewBox="0 0 809 957" draw:points="0,547 0,0 809,410 809,957">
                <text:p/>
              </draw:polygon>
              <draw:polygon draw:style-name="gr584" draw:text-style-name="P12" draw:layer="layout" svg:width="0.916cm" svg:height="0.464cm" svg:x="18.394cm" svg:y="6.75cm" svg:viewBox="0 0 917 465" draw:points="863,465 0,27 54,0 917,438">
                <text:p/>
              </draw:polygon>
              <draw:polygon draw:style-name="gr585" draw:text-style-name="P13" draw:layer="layout" svg:width="0.053cm" svg:height="0.628cm" svg:x="19.257cm" svg:y="7.188cm" svg:viewBox="0 0 54 629" draw:points="0,629 0,27 54,0 54,601">
                <text:p/>
              </draw:polygon>
              <draw:polygon draw:style-name="gr586" draw:text-style-name="P14" draw:layer="layout" svg:width="0.916cm" svg:height="1.257cm" svg:x="18.394cm" svg:y="6.75cm" svg:viewBox="0 0 917 1258" draw:points="54,0 917,438 917,1039 863,1066 836,1053 836,1121 566,1258 297,1121 297,1066 512,957 512,889 0,629 0,27">
                <text:p/>
              </draw:polygon>
            </draw:g>
          </draw:g>
          <draw:g>
            <draw:path draw:style-name="gr587" draw:text-style-name="P1" draw:layer="layout" svg:width="0.35cm" svg:height="0.163cm" svg:x="18.852cm" svg:y="8.185cm" svg:viewBox="0 0 351 164" svg:d="M2 164c74 0 349-68 349-109s-7-55-81-55c0 41-296 27-268 164z">
              <text:p/>
            </draw:path>
            <draw:g>
              <draw:polygon draw:style-name="gr588" draw:text-style-name="P12" draw:layer="layout" svg:width="1.158cm" svg:height="0.587cm" svg:x="17.99cm" svg:y="7.721cm" svg:viewBox="0 0 1159 588" draw:points="863,588 0,150 297,0 1159,438">
                <text:p/>
              </draw:polygon>
              <draw:polygon draw:style-name="gr589" draw:text-style-name="P17" draw:layer="layout" svg:width="0.781cm" svg:height="0.395cm" svg:x="18.071cm" svg:y="7.762cm" svg:viewBox="0 0 782 396" draw:points="0,109 216,0 782,287 566,396">
                <text:p/>
              </draw:polygon>
              <draw:polygon draw:style-name="gr590" draw:text-style-name="P17" draw:layer="layout" svg:width="0.377cm" svg:height="0.19cm" svg:x="18.691cm" svg:y="8.076cm" svg:viewBox="0 0 378 191" draw:points="0,109 216,0 378,82 162,191">
                <text:p/>
              </draw:polygon>
              <draw:polygon draw:style-name="gr591" draw:text-style-name="P13" draw:layer="layout" svg:width="0.296cm" svg:height="0.204cm" svg:x="18.853cm" svg:y="8.158cm" svg:viewBox="0 0 297 205" draw:points="0,205 0,150 297,0 297,55">
                <text:p/>
              </draw:polygon>
              <draw:line draw:style-name="gr592" draw:text-style-name="P15" draw:layer="layout" svg:x1="18.125cm" svg:y1="7.844cm" svg:x2="18.691cm" svg:y2="8.131cm">
                <text:p/>
              </draw:line>
              <draw:line draw:style-name="gr593" draw:text-style-name="P15" draw:layer="layout" svg:x1="18.179cm" svg:y1="7.816cm" svg:x2="18.745cm" svg:y2="8.103cm">
                <text:p/>
              </draw:line>
              <draw:line draw:style-name="gr594" draw:text-style-name="P15" draw:layer="layout" svg:x1="18.233cm" svg:y1="7.789cm" svg:x2="18.799cm" svg:y2="8.076cm">
                <text:p/>
              </draw:line>
              <draw:line draw:style-name="gr595" draw:text-style-name="P15" draw:layer="layout" svg:x1="18.745cm" svg:y1="8.048cm" svg:x2="18.799cm" svg:y2="8.021cm">
                <text:p/>
              </draw:line>
              <draw:line draw:style-name="gr596" draw:text-style-name="P15" draw:layer="layout" svg:x1="18.691cm" svg:y1="8.021cm" svg:x2="18.745cm" svg:y2="7.994cm">
                <text:p/>
              </draw:line>
              <draw:line draw:style-name="gr597" draw:text-style-name="P15" draw:layer="layout" svg:x1="18.637cm" svg:y1="7.994cm" svg:x2="18.691cm" svg:y2="7.967cm">
                <text:p/>
              </draw:line>
              <draw:line draw:style-name="gr598" draw:text-style-name="P15" draw:layer="layout" svg:x1="18.664cm" svg:y1="8.062cm" svg:x2="18.718cm" svg:y2="8.035cm">
                <text:p/>
              </draw:line>
              <draw:line draw:style-name="gr599" draw:text-style-name="P15" draw:layer="layout" svg:x1="18.61cm" svg:y1="8.035cm" svg:x2="18.664cm" svg:y2="8.008cm">
                <text:p/>
              </draw:line>
              <draw:line draw:style-name="gr600" draw:text-style-name="P15" draw:layer="layout" svg:x1="18.556cm" svg:y1="8.007cm" svg:x2="18.61cm" svg:y2="7.98cm">
                <text:p/>
              </draw:line>
              <draw:line draw:style-name="gr601" draw:text-style-name="P15" draw:layer="layout" svg:x1="18.583cm" svg:y1="7.966cm" svg:x2="18.637cm" svg:y2="7.939cm">
                <text:p/>
              </draw:line>
              <draw:line draw:style-name="gr602" draw:text-style-name="P15" draw:layer="layout" svg:x1="18.502cm" svg:y1="7.98cm" svg:x2="18.556cm" svg:y2="7.953cm">
                <text:p/>
              </draw:line>
              <draw:line draw:style-name="gr603" draw:text-style-name="P15" draw:layer="layout" svg:x1="18.529cm" svg:y1="7.939cm" svg:x2="18.583cm" svg:y2="7.912cm">
                <text:p/>
              </draw:line>
              <draw:line draw:style-name="gr604" draw:text-style-name="P15" draw:layer="layout" svg:x1="18.475cm" svg:y1="7.912cm" svg:x2="18.529cm" svg:y2="7.885cm">
                <text:p/>
              </draw:line>
              <draw:line draw:style-name="gr605" draw:text-style-name="P15" draw:layer="layout" svg:x1="18.422cm" svg:y1="7.884cm" svg:x2="18.476cm" svg:y2="7.857cm">
                <text:p/>
              </draw:line>
              <draw:line draw:style-name="gr606" draw:text-style-name="P15" draw:layer="layout" svg:x1="18.448cm" svg:y1="7.953cm" svg:x2="18.502cm" svg:y2="7.926cm">
                <text:p/>
              </draw:line>
              <draw:line draw:style-name="gr607" draw:text-style-name="P15" draw:layer="layout" svg:x1="18.394cm" svg:y1="7.925cm" svg:x2="18.448cm" svg:y2="7.898cm">
                <text:p/>
              </draw:line>
              <draw:line draw:style-name="gr608" draw:text-style-name="P15" draw:layer="layout" svg:x1="18.341cm" svg:y1="7.898cm" svg:x2="18.395cm" svg:y2="7.871cm">
                <text:p/>
              </draw:line>
              <draw:line draw:style-name="gr609" draw:text-style-name="P15" draw:layer="layout" svg:x1="18.368cm" svg:y1="7.857cm" svg:x2="18.422cm" svg:y2="7.83cm">
                <text:p/>
              </draw:line>
              <draw:line draw:style-name="gr610" draw:text-style-name="P15" draw:layer="layout" svg:x1="18.287cm" svg:y1="7.871cm" svg:x2="18.341cm" svg:y2="7.844cm">
                <text:p/>
              </draw:line>
              <draw:line draw:style-name="gr611" draw:text-style-name="P15" draw:layer="layout" svg:x1="18.313cm" svg:y1="7.83cm" svg:x2="18.367cm" svg:y2="7.803cm">
                <text:p/>
              </draw:line>
              <draw:line draw:style-name="gr612" draw:text-style-name="P15" draw:layer="layout" svg:x1="18.26cm" svg:y1="7.802cm" svg:x2="18.314cm" svg:y2="7.775cm">
                <text:p/>
              </draw:line>
              <draw:line draw:style-name="gr613" draw:text-style-name="P15" draw:layer="layout" svg:x1="18.233cm" svg:y1="7.843cm" svg:x2="18.287cm" svg:y2="7.816cm">
                <text:p/>
              </draw:line>
              <draw:line draw:style-name="gr614" draw:text-style-name="P15" draw:layer="layout" svg:x1="18.583cm" svg:y1="8.076cm" svg:x2="18.637cm" svg:y2="8.049cm">
                <text:p/>
              </draw:line>
              <draw:line draw:style-name="gr615" draw:text-style-name="P15" draw:layer="layout" svg:x1="18.529cm" svg:y1="8.048cm" svg:x2="18.583cm" svg:y2="8.021cm">
                <text:p/>
              </draw:line>
              <draw:line draw:style-name="gr616" draw:text-style-name="P15" draw:layer="layout" svg:x1="18.475cm" svg:y1="8.021cm" svg:x2="18.529cm" svg:y2="7.994cm">
                <text:p/>
              </draw:line>
              <draw:line draw:style-name="gr617" draw:text-style-name="P15" draw:layer="layout" svg:x1="18.448cm" svg:y1="8.062cm" svg:x2="18.502cm" svg:y2="8.035cm">
                <text:p/>
              </draw:line>
              <draw:line draw:style-name="gr618" draw:text-style-name="P15" draw:layer="layout" svg:x1="18.394cm" svg:y1="8.035cm" svg:x2="18.448cm" svg:y2="8.008cm">
                <text:p/>
              </draw:line>
              <draw:line draw:style-name="gr619" draw:text-style-name="P15" draw:layer="layout" svg:x1="18.422cm" svg:y1="7.994cm" svg:x2="18.476cm" svg:y2="7.967cm">
                <text:p/>
              </draw:line>
              <draw:line draw:style-name="gr620" draw:text-style-name="P15" draw:layer="layout" svg:x1="18.368cm" svg:y1="7.966cm" svg:x2="18.422cm" svg:y2="7.939cm">
                <text:p/>
              </draw:line>
              <draw:line draw:style-name="gr621" draw:text-style-name="P15" draw:layer="layout" svg:x1="18.313cm" svg:y1="7.939cm" svg:x2="18.367cm" svg:y2="7.912cm">
                <text:p/>
              </draw:line>
              <draw:line draw:style-name="gr622" draw:text-style-name="P15" draw:layer="layout" svg:x1="18.26cm" svg:y1="7.912cm" svg:x2="18.314cm" svg:y2="7.885cm">
                <text:p/>
              </draw:line>
              <draw:line draw:style-name="gr623" draw:text-style-name="P15" draw:layer="layout" svg:x1="18.179cm" svg:y1="7.925cm" svg:x2="18.233cm" svg:y2="7.898cm">
                <text:p/>
              </draw:line>
              <draw:line draw:style-name="gr624" draw:text-style-name="P15" draw:layer="layout" svg:x1="18.206cm" svg:y1="7.884cm" svg:x2="18.26cm" svg:y2="7.857cm">
                <text:p/>
              </draw:line>
              <draw:line draw:style-name="gr625" draw:text-style-name="P15" draw:layer="layout" svg:x1="18.125cm" svg:y1="7.898cm" svg:x2="18.179cm" svg:y2="7.871cm">
                <text:p/>
              </draw:line>
              <draw:line draw:style-name="gr626" draw:text-style-name="P15" draw:layer="layout" svg:x1="18.556cm" svg:y1="8.117cm" svg:x2="18.61cm" svg:y2="8.09cm">
                <text:p/>
              </draw:line>
              <draw:line draw:style-name="gr627" draw:text-style-name="P15" draw:layer="layout" svg:x1="18.502cm" svg:y1="8.089cm" svg:x2="18.556cm" svg:y2="8.062cm">
                <text:p/>
              </draw:line>
              <draw:line draw:style-name="gr628" draw:text-style-name="P15" draw:layer="layout" svg:x1="18.745cm" svg:y1="8.212cm" svg:x2="18.961cm" svg:y2="8.103cm">
                <text:p/>
              </draw:line>
              <draw:line draw:style-name="gr629" draw:text-style-name="P15" draw:layer="layout" svg:x1="18.799cm" svg:y1="8.24cm" svg:x2="19.015cm" svg:y2="8.131cm">
                <text:p/>
              </draw:line>
              <draw:line draw:style-name="gr630" draw:text-style-name="P15" draw:layer="layout" svg:x1="18.853cm" svg:y1="8.103cm" svg:x2="19.015cm" svg:y2="8.185cm">
                <text:p/>
              </draw:line>
              <draw:line draw:style-name="gr631" draw:text-style-name="P15" draw:layer="layout" svg:x1="18.799cm" svg:y1="8.131cm" svg:x2="18.961cm" svg:y2="8.213cm">
                <text:p/>
              </draw:line>
              <draw:line draw:style-name="gr632" draw:text-style-name="P15" draw:layer="layout" svg:x1="18.745cm" svg:y1="8.158cm" svg:x2="18.853cm" svg:y2="8.213cm">
                <text:p/>
              </draw:line>
              <draw:polygon draw:style-name="gr633" draw:text-style-name="P11" draw:layer="layout" svg:width="0.862cm" svg:height="0.491cm" svg:x="17.99cm" svg:y="7.871cm" svg:viewBox="0 0 863 492" draw:points="0,55 0,0 863,438 863,492">
                <text:p/>
              </draw:polygon>
              <draw:polygon draw:style-name="gr634" draw:text-style-name="P14" draw:layer="layout" svg:width="1.158cm" svg:height="0.641cm" svg:x="17.99cm" svg:y="7.721cm" svg:viewBox="0 0 1159 642" draw:points="297,0 1159,438 1159,492 863,642 0,205 0,150">
                <text:p/>
              </draw:polygon>
            </draw:g>
          </draw:g>
        </draw:g>
        <draw:connector draw:style-name="gr121" draw:text-style-name="P24" draw:layer="layout" svg:x1="20.575cm" svg:y1="6.117cm" svg:x2="27.108cm" svg:y2="6.391cm" draw:start-shape="id14" draw:start-glue-point="10" draw:end-shape="id13" draw:end-glue-point="17" svg:d="M20575 6117v1365h6533v-1091" svg:viewBox="0 0 6534 1366">
          <text:p/>
        </draw:connector>
        <draw:connector draw:style-name="gr121" draw:text-style-name="P24" draw:layer="layout" svg:x1="22.437cm" svg:y1="5.021cm" svg:x2="25.925cm" svg:y2="5.678cm" draw:start-shape="id15" draw:start-glue-point="6" draw:end-shape="id13" draw:end-glue-point="7" svg:d="M22437 5021v-791h1877v1448h1611" svg:viewBox="0 0 3489 1449">
          <text:p/>
        </draw:connector>
        <draw:connector draw:style-name="gr121" draw:text-style-name="P24" draw:layer="layout" svg:x1="18.937cm" svg:y1="7.021cm" svg:x2="28.704cm" svg:y2="5.998cm" draw:start-shape="id16" draw:start-glue-point="6" draw:end-shape="id13" draw:end-glue-point="26" svg:d="M18937 7021v-2792h10564v1769h-797" svg:viewBox="0 0 10565 2793">
          <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Formes" draw:style="rectangular" draw:cx="50%" draw:cy="50%" draw:start-color="#cccccc"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VRT_20_Light_20_Axial_20_H" draw:display-name="VRT Light Axial H" draw:style="axial" draw:start-color="#7fb9dd" draw:end-color="#0073bc" draw:start-intensity="100%" draw:end-intensity="100%" draw:angle="180deg" draw:border="0%"/>
    <draw:gradient draw:name="VRT_20_Light_20_Linear_20_L" draw:display-name="VRT Light Linear L" draw:style="linear" draw:start-color="#0073bc" draw:end-color="#7fb9dd" draw:start-intensity="100%" draw:end-intensity="100%" draw:angle="180deg" draw:border="1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2-11T15:40:20.481000000</meta:creation-date>
    <dc:date>2025-03-18T15:32:00.364000000</dc:date>
    <meta:editing-duration>PT1H20M41S</meta:editing-duration>
    <meta:editing-cycles>4</meta:editing-cycles>
    <meta:generator>LibreOffice/7.4.0.3$Windows_X86_64 LibreOffice_project/f85e47c08ddd19c015c0114a68350214f7066f5a</meta:generator>
    <meta:document-statistic meta:object-count="719"/>
  </office:meta>
</office:document-meta>
</file>